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ex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Peak</text:p>
          </table:table-cell>
          <table:table-cell office:value-type="string">
            <text:p>Ret.Time</text:p>
          </table:table-cell>
          <table:table-cell office:value-type="string">
            <text:p>1st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2n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3r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table:number-columns-repeated="8"/>
        </table:table-row>
        <table:table-row table:style-name="ro1">
          <table:table-cell office:value-type="string">
            <text:p>No.</text:p>
          </table:table-cell>
          <table:table-cell office:value-type="string">
            <text:p>min</text:p>
          </table:table-cell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"/>
        </table:table-row>
        <table:table-row table:style-name="ro1">
          <table:table-cell table:number-columns-repeated="11" office:value-type="string">
            <text:p>TIC</text:p>
          </table:table-cell>
          <table:table-cell office:value-type="string">
            <text:p>Ret. Time</text:p>
          </table:table-cell>
          <table:table-cell office:value-type="string">
            <text:p>Name</text:p>
          </table:table-cell>
          <table:table-cell office:value-type="string">
            <text:p>Est. Amt.</text:p>
          </table:table-cell>
          <table:table-cell office:value-type="string">
            <text:p>SI</text:p>
          </table:table-cell>
          <table:table-cell office:value-type="string">
            <text:p>RSI</text:p>
          </table:table-cell>
          <table:table-cell office:value-type="string">
            <text:p>Prob.(%)</text:p>
          </table:table-cell>
          <table:table-cell office:value-type="string">
            <text:p>Library</text:p>
          </table:table-cell>
          <table:table-cell office:value-type="string">
            <text:p>IST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43">
            <text:p>3.43</text:p>
          </table:table-cell>
          <table:table-cell office:value-type="float" office:value="789">
            <text:p>789</text:p>
          </table:table-cell>
          <table:table-cell office:value-type="string">
            <text:p>2-Ethyl-oxetane</text:p>
          </table:table-cell>
          <table:table-cell office:value-type="string">
            <text:p>mainlib</text:p>
          </table:table-cell>
          <table:table-cell office:value-type="float" office:value="733">
            <text:p>733</text:p>
          </table:table-cell>
          <table:table-cell office:value-type="string">
            <text:p>n-Hexane</text:p>
          </table:table-cell>
          <table:table-cell office:value-type="string">
            <text:p>mainlib</text:p>
          </table:table-cell>
          <table:table-cell office:value-type="float" office:value="719">
            <text:p>719</text:p>
          </table:table-cell>
          <table:table-cell office:value-type="string">
            <text:p>Pentane, 3-methyl-</text:p>
          </table:table-cell>
          <table:table-cell office:value-type="string">
            <text:p>mainlib</text:p>
          </table:table-cell>
          <table:table-cell office:value-type="float" office:value="3.431">
            <text:p>3.431</text:p>
          </table:table-cell>
          <table:table-cell office:value-type="string">
            <text:p>2-Ethyl-oxetane</text:p>
          </table:table-cell>
          <table:table-cell office:value-type="string">
            <text:p>n.a.</text:p>
          </table:table-cell>
          <table:table-cell office:value-type="float" office:value="789">
            <text:p>789</text:p>
          </table:table-cell>
          <table:table-cell office:value-type="float" office:value="846">
            <text:p>846</text:p>
          </table:table-cell>
          <table:table-cell office:value-type="float" office:value="34.03">
            <text:p>34.0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45">
            <text:p>3.45</text:p>
          </table:table-cell>
          <table:table-cell office:value-type="float" office:value="771">
            <text:p>771</text:p>
          </table:table-cell>
          <table:table-cell office:value-type="string">
            <text:p>2-Ethyl-oxetane</text:p>
          </table:table-cell>
          <table:table-cell office:value-type="string">
            <text:p>mainlib</text:p>
          </table:table-cell>
          <table:table-cell office:value-type="float" office:value="732">
            <text:p>732</text:p>
          </table:table-cell>
          <table:table-cell office:value-type="string">
            <text:p>n-Hexane</text:p>
          </table:table-cell>
          <table:table-cell office:value-type="string">
            <text:p>mainlib</text:p>
          </table:table-cell>
          <table:table-cell office:value-type="float" office:value="715">
            <text:p>715</text:p>
          </table:table-cell>
          <table:table-cell office:value-type="string">
            <text:p>Butyl isocyanatoacetate</text:p>
          </table:table-cell>
          <table:table-cell office:value-type="string">
            <text:p>mainlib</text:p>
          </table:table-cell>
          <table:table-cell office:value-type="float" office:value="3.448">
            <text:p>3.448</text:p>
          </table:table-cell>
          <table:table-cell office:value-type="string">
            <text:p>2-Ethyl-oxetane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826">
            <text:p>826</text:p>
          </table:table-cell>
          <table:table-cell office:value-type="float" office:value="29.9">
            <text:p>29.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53">
            <text:p>3.53</text:p>
          </table:table-cell>
          <table:table-cell office:value-type="float" office:value="784">
            <text:p>784</text:p>
          </table:table-cell>
          <table:table-cell office:value-type="string">
            <text:p>2-Ethyl-oxetane</text:p>
          </table:table-cell>
          <table:table-cell office:value-type="string">
            <text:p>mainlib</text:p>
          </table:table-cell>
          <table:table-cell office:value-type="float" office:value="719">
            <text:p>719</text:p>
          </table:table-cell>
          <table:table-cell office:value-type="string">
            <text:p>n-Hexane</text:p>
          </table:table-cell>
          <table:table-cell office:value-type="string">
            <text:p>mainlib</text:p>
          </table:table-cell>
          <table:table-cell office:value-type="float" office:value="717">
            <text:p>717</text:p>
          </table:table-cell>
          <table:table-cell office:value-type="string">
            <text:p>Pentane, 3-methyl-</text:p>
          </table:table-cell>
          <table:table-cell office:value-type="string">
            <text:p>mainlib</text:p>
          </table:table-cell>
          <table:table-cell office:value-type="float" office:value="3.526">
            <text:p>3.526</text:p>
          </table:table-cell>
          <table:table-cell office:value-type="string">
            <text:p>2-Ethyl-oxetane</text:p>
          </table:table-cell>
          <table:table-cell office:value-type="string">
            <text:p>n.a.</text:p>
          </table:table-cell>
          <table:table-cell office:value-type="float" office:value="784">
            <text:p>784</text:p>
          </table:table-cell>
          <table:table-cell office:value-type="float" office:value="843">
            <text:p>843</text:p>
          </table:table-cell>
          <table:table-cell office:value-type="float" office:value="30.85">
            <text:p>30.8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57">
            <text:p>3.57</text:p>
          </table:table-cell>
          <table:table-cell office:value-type="float" office:value="770">
            <text:p>770</text:p>
          </table:table-cell>
          <table:table-cell office:value-type="string">
            <text:p>2-Ethyl-oxetane</text:p>
          </table:table-cell>
          <table:table-cell office:value-type="string">
            <text:p>mainlib</text:p>
          </table:table-cell>
          <table:table-cell office:value-type="float" office:value="716">
            <text:p>716</text:p>
          </table:table-cell>
          <table:table-cell office:value-type="string">
            <text:p>n-Hexan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Pentane, 3-methyl-</text:p>
          </table:table-cell>
          <table:table-cell office:value-type="string">
            <text:p>mainlib</text:p>
          </table:table-cell>
          <table:table-cell office:value-type="float" office:value="3.567">
            <text:p>3.567</text:p>
          </table:table-cell>
          <table:table-cell office:value-type="string">
            <text:p>2-Ethyl-oxetane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829">
            <text:p>829</text:p>
          </table:table-cell>
          <table:table-cell office:value-type="float" office:value="26.67">
            <text:p>26.6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4">
            <text:p>3.64</text:p>
          </table:table-cell>
          <table:table-cell office:value-type="float" office:value="759">
            <text:p>759</text:p>
          </table:table-cell>
          <table:table-cell office:value-type="string">
            <text:p>2-Ethyl-oxetane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n-Hexane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Pentane, 3-methyl-</text:p>
          </table:table-cell>
          <table:table-cell office:value-type="string">
            <text:p>mainlib</text:p>
          </table:table-cell>
          <table:table-cell office:value-type="float" office:value="3.635">
            <text:p>3.635</text:p>
          </table:table-cell>
          <table:table-cell office:value-type="string">
            <text:p>2-Ethyl-oxetan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822">
            <text:p>822</text:p>
          </table:table-cell>
          <table:table-cell office:value-type="float" office:value="19.34">
            <text:p>19.3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6">
            <text:p>3.76</text:p>
          </table:table-cell>
          <table:table-cell office:value-type="float" office:value="735">
            <text:p>735</text:p>
          </table:table-cell>
          <table:table-cell office:value-type="string">
            <text:p>2-Ethyl-oxetane</text:p>
          </table:table-cell>
          <table:table-cell office:value-type="string">
            <text:p>mainlib</text:p>
          </table:table-cell>
          <table:table-cell office:value-type="float" office:value="727">
            <text:p>727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710">
            <text:p>710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3.758">
            <text:p>3.758</text:p>
          </table:table-cell>
          <table:table-cell office:value-type="string">
            <text:p>2-Ethyl-oxetan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796">
            <text:p>796</text:p>
          </table:table-cell>
          <table:table-cell office:value-type="float" office:value="14.66">
            <text:p>14.6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9">
            <text:p>3.9</text:p>
          </table:table-cell>
          <table:table-cell office:value-type="float" office:value="723">
            <text:p>723</text:p>
          </table:table-cell>
          <table:table-cell office:value-type="string">
            <text:p>2-Ethyl-oxetane</text:p>
          </table:table-cell>
          <table:table-cell office:value-type="string">
            <text:p>mainlib</text:p>
          </table:table-cell>
          <table:table-cell office:value-type="float" office:value="712">
            <text:p>712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711">
            <text:p>711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3.9">
            <text:p>3.9</text:p>
          </table:table-cell>
          <table:table-cell office:value-type="string">
            <text:p>2-Ethyl-oxetan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784">
            <text:p>784</text:p>
          </table:table-cell>
          <table:table-cell office:value-type="float" office:value="10.4">
            <text:p>10.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97">
            <text:p>3.97</text:p>
          </table:table-cell>
          <table:table-cell office:value-type="float" office:value="753">
            <text:p>753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723">
            <text:p>723</text:p>
          </table:table-cell>
          <table:table-cell office:value-type="string">
            <text:p>Oxirane, (3-methylbutyl)-</text:p>
          </table:table-cell>
          <table:table-cell office:value-type="string">
            <text:p>mainlib</text:p>
          </table:table-cell>
          <table:table-cell office:value-type="float" office:value="720">
            <text:p>720</text:p>
          </table:table-cell>
          <table:table-cell office:value-type="string">
            <text:p>Heptane, 1-(2-propenyloxy)-</text:p>
          </table:table-cell>
          <table:table-cell office:value-type="string">
            <text:p>mainlib</text:p>
          </table:table-cell>
          <table:table-cell office:value-type="float" office:value="3.968">
            <text:p>3.968</text:p>
          </table:table-cell>
          <table:table-cell office:value-type="string">
            <text:p>Hydroxylamine, O-(2-methylpropyl)-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818">
            <text:p>818</text:p>
          </table:table-cell>
          <table:table-cell office:value-type="float" office:value="26.41">
            <text:p>26.4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.07">
            <text:p>4.07</text:p>
          </table:table-cell>
          <table:table-cell office:value-type="float" office:value="743">
            <text:p>743</text:p>
          </table:table-cell>
          <table:table-cell office:value-type="string">
            <text:p>Oxirane, (3-methylbutyl)-</text:p>
          </table:table-cell>
          <table:table-cell office:value-type="string">
            <text:p>mainlib</text:p>
          </table:table-cell>
          <table:table-cell office:value-type="float" office:value="723">
            <text:p>723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716">
            <text:p>716</text:p>
          </table:table-cell>
          <table:table-cell office:value-type="string">
            <text:p>Oxirane, 2-methyl-3-propyl-, trans-</text:p>
          </table:table-cell>
          <table:table-cell office:value-type="string">
            <text:p>mainlib</text:p>
          </table:table-cell>
          <table:table-cell office:value-type="float" office:value="4.067">
            <text:p>4.067</text:p>
          </table:table-cell>
          <table:table-cell office:value-type="string">
            <text:p>Oxirane, (3-methylbutyl)-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786">
            <text:p>786</text:p>
          </table:table-cell>
          <table:table-cell office:value-type="float" office:value="20.43">
            <text:p>20.4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1">
            <text:p>4.1</text:p>
          </table:table-cell>
          <table:table-cell office:value-type="float" office:value="730">
            <text:p>730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724">
            <text:p>724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710">
            <text:p>710</text:p>
          </table:table-cell>
          <table:table-cell office:value-type="string">
            <text:p>Oxirane, (2-methylbutyl)-</text:p>
          </table:table-cell>
          <table:table-cell office:value-type="string">
            <text:p>mainlib</text:p>
          </table:table-cell>
          <table:table-cell office:value-type="float" office:value="4.098">
            <text:p>4.098</text:p>
          </table:table-cell>
          <table:table-cell office:value-type="string">
            <text:p>Hydroxylamine, O-(2-methylpropyl)-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788">
            <text:p>788</text:p>
          </table:table-cell>
          <table:table-cell office:value-type="float" office:value="15.27">
            <text:p>15.2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.15">
            <text:p>4.15</text:p>
          </table:table-cell>
          <table:table-cell office:value-type="float" office:value="722">
            <text:p>722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3-Cyclopropyl-4-hydroxy-4,5,5-trimethyl-oxazolidin-2-one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4.152">
            <text:p>4.152</text:p>
          </table:table-cell>
          <table:table-cell office:value-type="string">
            <text:p>Oxirane, 2,3-bis(1-methylethyl)-, trans-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772">
            <text:p>772</text:p>
          </table:table-cell>
          <table:table-cell office:value-type="float" office:value="19.15">
            <text:p>19.1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.19">
            <text:p>4.19</text:p>
          </table:table-cell>
          <table:table-cell office:value-type="float" office:value="727">
            <text:p>727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713">
            <text:p>713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706">
            <text:p>706</text:p>
          </table:table-cell>
          <table:table-cell office:value-type="string">
            <text:p>Ethanedioic acid, bis(1-methylpropyl) ester</text:p>
          </table:table-cell>
          <table:table-cell office:value-type="string">
            <text:p>mainlib</text:p>
          </table:table-cell>
          <table:table-cell office:value-type="float" office:value="4.193">
            <text:p>4.193</text:p>
          </table:table-cell>
          <table:table-cell office:value-type="string">
            <text:p>Oxirane, 2,3-bis(1-methylethyl)-, trans-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774">
            <text:p>774</text:p>
          </table:table-cell>
          <table:table-cell office:value-type="float" office:value="14.41">
            <text:p>14.4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.28">
            <text:p>4.28</text:p>
          </table:table-cell>
          <table:table-cell office:value-type="float" office:value="713">
            <text:p>713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693">
            <text:p>693</text:p>
          </table:table-cell>
          <table:table-cell office:value-type="string">
            <text:p>Oxirane, (2,2-dimethylpropyl)-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3-Cyclopropyl-4-hydroxy-4,5,5-trimethyl-oxazolidin-2-one</text:p>
          </table:table-cell>
          <table:table-cell office:value-type="string">
            <text:p>mainlib</text:p>
          </table:table-cell>
          <table:table-cell office:value-type="float" office:value="4.281">
            <text:p>4.281</text:p>
          </table:table-cell>
          <table:table-cell office:value-type="string">
            <text:p>Hydroxylamine, O-(2-methylpropyl)-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769">
            <text:p>769</text:p>
          </table:table-cell>
          <table:table-cell office:value-type="float" office:value="16.52">
            <text:p>16.5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.35">
            <text:p>4.35</text:p>
          </table:table-cell>
          <table:table-cell office:value-type="float" office:value="695">
            <text:p>695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Butane, 2-azido-2,3,3-trimethyl-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Oxirane, (2,2-dimethylpropyl)-</text:p>
          </table:table-cell>
          <table:table-cell office:value-type="string">
            <text:p>mainlib</text:p>
          </table:table-cell>
          <table:table-cell office:value-type="float" office:value="4.353">
            <text:p>4.353</text:p>
          </table:table-cell>
          <table:table-cell office:value-type="string">
            <text:p>Hydroxylamine, O-(2-methylpropyl)-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742">
            <text:p>742</text:p>
          </table:table-cell>
          <table:table-cell office:value-type="float" office:value="9.47">
            <text:p>9.4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.45">
            <text:p>4.45</text:p>
          </table:table-cell>
          <table:table-cell office:value-type="float" office:value="707">
            <text:p>707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4.448">
            <text:p>4.448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776">
            <text:p>776</text:p>
          </table:table-cell>
          <table:table-cell office:value-type="float" office:value="15.02">
            <text:p>15.0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.48">
            <text:p>4.48</text:p>
          </table:table-cell>
          <table:table-cell office:value-type="float" office:value="719">
            <text:p>719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4.479">
            <text:p>4.479</text:p>
          </table:table-cell>
          <table:table-cell office:value-type="string">
            <text:p>Oxirane, 2,3-bis(1-methylethyl)-, trans-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762">
            <text:p>762</text:p>
          </table:table-cell>
          <table:table-cell office:value-type="float" office:value="28.38">
            <text:p>28.3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.52">
            <text:p>4.52</text:p>
          </table:table-cell>
          <table:table-cell office:value-type="float" office:value="692">
            <text:p>692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4.516">
            <text:p>4.516</text:p>
          </table:table-cell>
          <table:table-cell office:value-type="string">
            <text:p>Oxirane, 2,3-bis(1-methylethyl)-, trans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43">
            <text:p>743</text:p>
          </table:table-cell>
          <table:table-cell office:value-type="float" office:value="7.95">
            <text:p>7.9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.56">
            <text:p>4.56</text:p>
          </table:table-cell>
          <table:table-cell office:value-type="float" office:value="680">
            <text:p>680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4.557">
            <text:p>4.557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774">
            <text:p>774</text:p>
          </table:table-cell>
          <table:table-cell office:value-type="float" office:value="11.89">
            <text:p>11.8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.6">
            <text:p>4.6</text:p>
          </table:table-cell>
          <table:table-cell office:value-type="float" office:value="646">
            <text:p>646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45">
            <text:p>645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642">
            <text:p>642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4.605">
            <text:p>4.60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646">
            <text:p>646</text:p>
          </table:table-cell>
          <table:table-cell office:value-type="float" office:value="717">
            <text:p>717</text:p>
          </table:table-cell>
          <table:table-cell office:value-type="float" office:value="7.46">
            <text:p>7.4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.65">
            <text:p>4.65</text:p>
          </table:table-cell>
          <table:table-cell office:value-type="float" office:value="655">
            <text:p>655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620">
            <text:p>620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15">
            <text:p>615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4.645">
            <text:p>4.645</text:p>
          </table:table-cell>
          <table:table-cell office:value-type="string">
            <text:p>Decane, 2,5,6-trimethyl-</text:p>
          </table:table-cell>
          <table:table-cell office:value-type="string">
            <text:p>n.a.</text:p>
          </table:table-cell>
          <table:table-cell office:value-type="float" office:value="655">
            <text:p>655</text:p>
          </table:table-cell>
          <table:table-cell office:value-type="float" office:value="722">
            <text:p>722</text:p>
          </table:table-cell>
          <table:table-cell office:value-type="float" office:value="20.95">
            <text:p>20.9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.74">
            <text:p>4.74</text:p>
          </table:table-cell>
          <table:table-cell office:value-type="float" office:value="664">
            <text:p>664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646">
            <text:p>646</text:p>
          </table:table-cell>
          <table:table-cell office:value-type="string">
            <text:p>Hexane, 2,2,3,3-tetramethyl-</text:p>
          </table:table-cell>
          <table:table-cell office:value-type="string">
            <text:p>mainlib</text:p>
          </table:table-cell>
          <table:table-cell office:value-type="float" office:value="645">
            <text:p>645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4.741">
            <text:p>4.741</text:p>
          </table:table-cell>
          <table:table-cell office:value-type="string">
            <text:p>Decane, 2,5,6-trimethyl-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725">
            <text:p>725</text:p>
          </table:table-cell>
          <table:table-cell office:value-type="float" office:value="13.73">
            <text:p>13.7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.78">
            <text:p>4.78</text:p>
          </table:table-cell>
          <table:table-cell office:value-type="float" office:value="681">
            <text:p>681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673">
            <text:p>673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669">
            <text:p>669</text:p>
          </table:table-cell>
          <table:table-cell office:value-type="string">
            <text:p>Hexane, 2,2,3,3-tetramethyl-</text:p>
          </table:table-cell>
          <table:table-cell office:value-type="string">
            <text:p>mainlib</text:p>
          </table:table-cell>
          <table:table-cell office:value-type="float" office:value="4.785">
            <text:p>4.785</text:p>
          </table:table-cell>
          <table:table-cell office:value-type="string">
            <text:p>Decane, 2,5,6-trimethyl-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734">
            <text:p>734</text:p>
          </table:table-cell>
          <table:table-cell office:value-type="float" office:value="12.59">
            <text:p>12.5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.83">
            <text:p>4.83</text:p>
          </table:table-cell>
          <table:table-cell office:value-type="float" office:value="674">
            <text:p>674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657">
            <text:p>657</text:p>
          </table:table-cell>
          <table:table-cell office:value-type="string">
            <text:p>Oxirane, (1-methylbutyl)-</text:p>
          </table:table-cell>
          <table:table-cell office:value-type="string">
            <text:p>mainlib</text:p>
          </table:table-cell>
          <table:table-cell office:value-type="float" office:value="4.829">
            <text:p>4.829</text:p>
          </table:table-cell>
          <table:table-cell office:value-type="string">
            <text:p>1,4-Dioxaspiro[2.4]heptan-5-one, 7,7-dimethyl-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731">
            <text:p>731</text:p>
          </table:table-cell>
          <table:table-cell office:value-type="float" office:value="16.12">
            <text:p>16.1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.9">
            <text:p>4.9</text:p>
          </table:table-cell>
          <table:table-cell office:value-type="float" office:value="685">
            <text:p>685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664">
            <text:p>664</text:p>
          </table:table-cell>
          <table:table-cell office:value-type="string">
            <text:p>Oxirane, (1-methylbutyl)-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N'-Oxo-N'-tert-butylimino-carbamoyl cyanide</text:p>
          </table:table-cell>
          <table:table-cell office:value-type="string">
            <text:p>mainlib</text:p>
          </table:table-cell>
          <table:table-cell office:value-type="float" office:value="4.9">
            <text:p>4.9</text:p>
          </table:table-cell>
          <table:table-cell office:value-type="string">
            <text:p>1,4-Dioxaspiro[2.4]heptan-5-one, 7,7-dimethyl-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727">
            <text:p>727</text:p>
          </table:table-cell>
          <table:table-cell office:value-type="float" office:value="17.53">
            <text:p>17.5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.93">
            <text:p>4.93</text:p>
          </table:table-cell>
          <table:table-cell office:value-type="float" office:value="695">
            <text:p>695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671">
            <text:p>671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4.931">
            <text:p>4.931</text:p>
          </table:table-cell>
          <table:table-cell office:value-type="string">
            <text:p>1,4-Dioxaspiro[2.4]heptan-5-one, 7,7-dimethyl-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708">
            <text:p>708</text:p>
          </table:table-cell>
          <table:table-cell office:value-type="float" office:value="16.25">
            <text:p>16.2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.99">
            <text:p>4.99</text:p>
          </table:table-cell>
          <table:table-cell office:value-type="float" office:value="696">
            <text:p>696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4.985">
            <text:p>4.985</text:p>
          </table:table-cell>
          <table:table-cell office:value-type="string">
            <text:p>Oxirane, (3,3-dimethylbutyl)-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722">
            <text:p>722</text:p>
          </table:table-cell>
          <table:table-cell office:value-type="float" office:value="10.13">
            <text:p>10.1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.01">
            <text:p>5.01</text:p>
          </table:table-cell>
          <table:table-cell office:value-type="float" office:value="711">
            <text:p>711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707">
            <text:p>707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5.006">
            <text:p>5.006</text:p>
          </table:table-cell>
          <table:table-cell office:value-type="string">
            <text:p>1,4-Dioxaspiro[2.4]heptan-5-one, 7,7-dimethyl-</text:p>
          </table:table-cell>
          <table:table-cell office:value-type="string">
            <text:p>n.a.</text:p>
          </table:table-cell>
          <table:table-cell table:number-columns-repeated="2" office:value-type="float" office:value="711">
            <text:p>711</text:p>
          </table:table-cell>
          <table:table-cell office:value-type="float" office:value="15.51">
            <text:p>15.5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.07">
            <text:p>5.07</text:p>
          </table:table-cell>
          <table:table-cell office:value-type="float" office:value="706">
            <text:p>706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5.067">
            <text:p>5.067</text:p>
          </table:table-cell>
          <table:table-cell office:value-type="string">
            <text:p>1-Heptene, 2,6,6-trimethyl-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728">
            <text:p>728</text:p>
          </table:table-cell>
          <table:table-cell office:value-type="float" office:value="11.98">
            <text:p>11.9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.1">
            <text:p>5.1</text:p>
          </table:table-cell>
          <table:table-cell office:value-type="float" office:value="706">
            <text:p>706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03">
            <text:p>703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703">
            <text:p>703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5.104">
            <text:p>5.104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06">
            <text:p>706</text:p>
          </table:table-cell>
          <table:table-cell office:value-type="float" office:value="12.16">
            <text:p>12.1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.14">
            <text:p>5.14</text:p>
          </table:table-cell>
          <table:table-cell office:value-type="float" office:value="721">
            <text:p>721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5.142">
            <text:p>5.142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21">
            <text:p>721</text:p>
          </table:table-cell>
          <table:table-cell office:value-type="float" office:value="21.85">
            <text:p>21.8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.2">
            <text:p>5.2</text:p>
          </table:table-cell>
          <table:table-cell office:value-type="float" office:value="723">
            <text:p>723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n-Pentanol, 3-methyl-5-[1-cycloazapropyl]-</text:p>
          </table:table-cell>
          <table:table-cell office:value-type="string">
            <text:p>mainlib</text:p>
          </table:table-cell>
          <table:table-cell office:value-type="float" office:value="682">
            <text:p>682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5.2">
            <text:p>5.2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23">
            <text:p>723</text:p>
          </table:table-cell>
          <table:table-cell office:value-type="float" office:value="23.23">
            <text:p>23.2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.31">
            <text:p>5.31</text:p>
          </table:table-cell>
          <table:table-cell office:value-type="float" office:value="712">
            <text:p>712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09">
            <text:p>709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N'-Oxo-N'-tert-butylimino-carbamoyl cyanide</text:p>
          </table:table-cell>
          <table:table-cell office:value-type="string">
            <text:p>mainlib</text:p>
          </table:table-cell>
          <table:table-cell office:value-type="float" office:value="5.305">
            <text:p>5.305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12">
            <text:p>712</text:p>
          </table:table-cell>
          <table:table-cell office:value-type="float" office:value="10.71">
            <text:p>10.7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.35">
            <text:p>5.35</text:p>
          </table:table-cell>
          <table:table-cell office:value-type="float" office:value="758">
            <text:p>758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12">
            <text:p>712</text:p>
          </table:table-cell>
          <table:table-cell office:value-type="string">
            <text:p>11-Tridecenyl propionat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5.349">
            <text:p>5.349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58">
            <text:p>758</text:p>
          </table:table-cell>
          <table:table-cell office:value-type="float" office:value="27.74">
            <text:p>27.7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.38">
            <text:p>5.38</text:p>
          </table:table-cell>
          <table:table-cell office:value-type="float" office:value="706">
            <text:p>706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5.377">
            <text:p>5.377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06">
            <text:p>706</text:p>
          </table:table-cell>
          <table:table-cell office:value-type="float" office:value="11.46">
            <text:p>11.4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.43">
            <text:p>5.43</text:p>
          </table:table-cell>
          <table:table-cell office:value-type="float" office:value="726">
            <text:p>726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5.434">
            <text:p>5.434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26">
            <text:p>726</text:p>
          </table:table-cell>
          <table:table-cell office:value-type="float" office:value="20.42">
            <text:p>20.4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.49">
            <text:p>5.49</text:p>
          </table:table-cell>
          <table:table-cell office:value-type="float" office:value="734">
            <text:p>734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99">
            <text:p>699</text:p>
          </table:table-cell>
          <table:table-cell office:value-type="string">
            <text:p>Butane, 2-azido-2,3,3-trimethyl-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5.485">
            <text:p>5.485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34">
            <text:p>734</text:p>
          </table:table-cell>
          <table:table-cell office:value-type="float" office:value="27.74">
            <text:p>27.7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.53">
            <text:p>5.53</text:p>
          </table:table-cell>
          <table:table-cell office:value-type="float" office:value="732">
            <text:p>732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17">
            <text:p>717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710">
            <text:p>71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5.526">
            <text:p>5.526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32">
            <text:p>732</text:p>
          </table:table-cell>
          <table:table-cell office:value-type="float" office:value="20.9">
            <text:p>20.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.59">
            <text:p>5.59</text:p>
          </table:table-cell>
          <table:table-cell office:value-type="float" office:value="677">
            <text:p>677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5.587">
            <text:p>5.587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728">
            <text:p>728</text:p>
          </table:table-cell>
          <table:table-cell office:value-type="float" office:value="8.3">
            <text:p>8.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.65">
            <text:p>5.65</text:p>
          </table:table-cell>
          <table:table-cell office:value-type="float" office:value="720">
            <text:p>72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9">
            <text:p>699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5.645">
            <text:p>5.64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37">
            <text:p>737</text:p>
          </table:table-cell>
          <table:table-cell office:value-type="float" office:value="23.83">
            <text:p>23.8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.67">
            <text:p>5.67</text:p>
          </table:table-cell>
          <table:table-cell office:value-type="float" office:value="705">
            <text:p>705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5.666">
            <text:p>5.666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762">
            <text:p>762</text:p>
          </table:table-cell>
          <table:table-cell office:value-type="float" office:value="14.84">
            <text:p>14.8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.76">
            <text:p>5.76</text:p>
          </table:table-cell>
          <table:table-cell office:value-type="float" office:value="733">
            <text:p>733</text:p>
          </table:table-cell>
          <table:table-cell office:value-type="string">
            <text:p>n-Octane, 1-[1-cycloazapropyl]-</text:p>
          </table:table-cell>
          <table:table-cell office:value-type="string">
            <text:p>mainlib</text:p>
          </table:table-cell>
          <table:table-cell office:value-type="float" office:value="715">
            <text:p>715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Oxirane, (1-methylbutyl)-</text:p>
          </table:table-cell>
          <table:table-cell office:value-type="string">
            <text:p>mainlib</text:p>
          </table:table-cell>
          <table:table-cell office:value-type="float" office:value="5.758">
            <text:p>5.758</text:p>
          </table:table-cell>
          <table:table-cell office:value-type="string">
            <text:p>n-Octane, 1-[1-cycloazapropyl]-</text:p>
          </table:table-cell>
          <table:table-cell office:value-type="string">
            <text:p>n.a.</text:p>
          </table:table-cell>
          <table:table-cell table:number-columns-repeated="2" office:value-type="float" office:value="733">
            <text:p>733</text:p>
          </table:table-cell>
          <table:table-cell office:value-type="float" office:value="20.58">
            <text:p>20.5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.79">
            <text:p>5.79</text:p>
          </table:table-cell>
          <table:table-cell office:value-type="float" office:value="733">
            <text:p>733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711">
            <text:p>711</text:p>
          </table:table-cell>
          <table:table-cell office:value-type="string">
            <text:p>n-Octane, 1-[1-cycloazapropyl]-</text:p>
          </table:table-cell>
          <table:table-cell office:value-type="string">
            <text:p>mainlib</text:p>
          </table:table-cell>
          <table:table-cell office:value-type="float" office:value="711">
            <text:p>711</text:p>
          </table:table-cell>
          <table:table-cell office:value-type="string">
            <text:p>Oxirane, (1-methylbutyl)-</text:p>
          </table:table-cell>
          <table:table-cell office:value-type="string">
            <text:p>mainlib</text:p>
          </table:table-cell>
          <table:table-cell office:value-type="float" office:value="5.795">
            <text:p>5.795</text:p>
          </table:table-cell>
          <table:table-cell office:value-type="string">
            <text:p>Decane, 2,5,6-trimethyl-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738">
            <text:p>738</text:p>
          </table:table-cell>
          <table:table-cell office:value-type="float" office:value="19.33">
            <text:p>19.3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.82">
            <text:p>5.82</text:p>
          </table:table-cell>
          <table:table-cell office:value-type="float" office:value="678">
            <text:p>678</text:p>
          </table:table-cell>
          <table:table-cell office:value-type="string">
            <text:p>Hexane, 2,2,3,3-tetramethyl-</text:p>
          </table:table-cell>
          <table:table-cell office:value-type="string">
            <text:p>mainlib</text:p>
          </table:table-cell>
          <table:table-cell office:value-type="float" office:value="627">
            <text:p>627</text:p>
          </table:table-cell>
          <table:table-cell office:value-type="string">
            <text:p>3-Cyclopropyl-4-hydroxy-4,5,5-trimethyl-oxazolidin-2-one</text:p>
          </table:table-cell>
          <table:table-cell office:value-type="string">
            <text:p>mainlib</text:p>
          </table:table-cell>
          <table:table-cell office:value-type="float" office:value="613">
            <text:p>613</text:p>
          </table:table-cell>
          <table:table-cell office:value-type="string">
            <text:p>Ethanedioic acid, bis(1-methylpropyl) ester</text:p>
          </table:table-cell>
          <table:table-cell office:value-type="string">
            <text:p>mainlib</text:p>
          </table:table-cell>
          <table:table-cell office:value-type="float" office:value="5.822">
            <text:p>5.822</text:p>
          </table:table-cell>
          <table:table-cell office:value-type="string">
            <text:p>Hexane, 2,2,3,3-tetramethyl-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681">
            <text:p>681</text:p>
          </table:table-cell>
          <table:table-cell office:value-type="float" office:value="46.85">
            <text:p>46.8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.92">
            <text:p>5.92</text:p>
          </table:table-cell>
          <table:table-cell office:value-type="float" office:value="695">
            <text:p>695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5.917">
            <text:p>5.917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749">
            <text:p>749</text:p>
          </table:table-cell>
          <table:table-cell office:value-type="float" office:value="12.03">
            <text:p>12.0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.96">
            <text:p>5.96</text:p>
          </table:table-cell>
          <table:table-cell office:value-type="float" office:value="701">
            <text:p>701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5.958">
            <text:p>5.958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01">
            <text:p>701</text:p>
          </table:table-cell>
          <table:table-cell office:value-type="float" office:value="11.63">
            <text:p>11.6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.02">
            <text:p>6.02</text:p>
          </table:table-cell>
          <table:table-cell office:value-type="float" office:value="706">
            <text:p>706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.019">
            <text:p>6.019</text:p>
          </table:table-cell>
          <table:table-cell office:value-type="string">
            <text:p>1-Heptene, 2,6,6-trimethyl-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729">
            <text:p>729</text:p>
          </table:table-cell>
          <table:table-cell office:value-type="float" office:value="14.46">
            <text:p>14.4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.07">
            <text:p>6.07</text:p>
          </table:table-cell>
          <table:table-cell office:value-type="float" office:value="698">
            <text:p>69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6.074">
            <text:p>6.074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717">
            <text:p>717</text:p>
          </table:table-cell>
          <table:table-cell office:value-type="float" office:value="11.28">
            <text:p>11.2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.16">
            <text:p>6.16</text:p>
          </table:table-cell>
          <table:table-cell office:value-type="float" office:value="712">
            <text:p>712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99">
            <text:p>699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.159">
            <text:p>6.159</text:p>
          </table:table-cell>
          <table:table-cell office:value-type="string">
            <text:p>3-(1,1,2,2-Tetrafluoroethoxy)prop-1-en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742">
            <text:p>742</text:p>
          </table:table-cell>
          <table:table-cell office:value-type="float" office:value="19.51">
            <text:p>19.5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.19">
            <text:p>6.19</text:p>
          </table:table-cell>
          <table:table-cell office:value-type="float" office:value="714">
            <text:p>714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6">
            <text:p>696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.189">
            <text:p>6.189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721">
            <text:p>721</text:p>
          </table:table-cell>
          <table:table-cell office:value-type="float" office:value="23.7">
            <text:p>23.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.24">
            <text:p>6.24</text:p>
          </table:table-cell>
          <table:table-cell office:value-type="float" office:value="714">
            <text:p>714</text:p>
          </table:table-cell>
          <table:table-cell office:value-type="string">
            <text:p>Oxirane, (1-methylbutyl)-</text:p>
          </table:table-cell>
          <table:table-cell office:value-type="string">
            <text:p>mainlib</text:p>
          </table:table-cell>
          <table:table-cell office:value-type="float" office:value="693">
            <text:p>693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6.24">
            <text:p>6.24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720">
            <text:p>720</text:p>
          </table:table-cell>
          <table:table-cell office:value-type="float" office:value="16.08">
            <text:p>16.0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.28">
            <text:p>6.28</text:p>
          </table:table-cell>
          <table:table-cell office:value-type="float" office:value="698">
            <text:p>69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.278">
            <text:p>6.27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715">
            <text:p>715</text:p>
          </table:table-cell>
          <table:table-cell office:value-type="float" office:value="8.98">
            <text:p>8.9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.36">
            <text:p>6.36</text:p>
          </table:table-cell>
          <table:table-cell office:value-type="float" office:value="702">
            <text:p>702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6.363">
            <text:p>6.363</text:p>
          </table:table-cell>
          <table:table-cell office:value-type="string">
            <text:p>Oxirane, 2,3-bis(1-methylethyl)-, trans-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732">
            <text:p>732</text:p>
          </table:table-cell>
          <table:table-cell office:value-type="float" office:value="13.35">
            <text:p>13.3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.44">
            <text:p>6.44</text:p>
          </table:table-cell>
          <table:table-cell office:value-type="float" office:value="698">
            <text:p>698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89">
            <text:p>689</text:p>
          </table:table-cell>
          <table:table-cell office:value-type="string">
            <text:p>Oxirane, (2-methylbutyl)-</text:p>
          </table:table-cell>
          <table:table-cell office:value-type="string">
            <text:p>mainlib</text:p>
          </table:table-cell>
          <table:table-cell office:value-type="float" office:value="676">
            <text:p>676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.438">
            <text:p>6.438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698">
            <text:p>698</text:p>
          </table:table-cell>
          <table:table-cell office:value-type="float" office:value="9.93">
            <text:p>9.9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.49">
            <text:p>6.49</text:p>
          </table:table-cell>
          <table:table-cell office:value-type="float" office:value="699">
            <text:p>699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6.485">
            <text:p>6.485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746">
            <text:p>746</text:p>
          </table:table-cell>
          <table:table-cell office:value-type="float" office:value="14.63">
            <text:p>14.6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.56">
            <text:p>6.56</text:p>
          </table:table-cell>
          <table:table-cell office:value-type="float" office:value="712">
            <text:p>712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6.557">
            <text:p>6.557</text:p>
          </table:table-cell>
          <table:table-cell office:value-type="string">
            <text:p>3-(1,1,2,2-Tetrafluoroethoxy)prop-1-en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733">
            <text:p>733</text:p>
          </table:table-cell>
          <table:table-cell office:value-type="float" office:value="18.54">
            <text:p>18.5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.64">
            <text:p>6.64</text:p>
          </table:table-cell>
          <table:table-cell office:value-type="float" office:value="702">
            <text:p>70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8">
            <text:p>698</text:p>
          </table:table-cell>
          <table:table-cell office:value-type="string">
            <text:p>3-Pyrrolidinol</text:p>
          </table:table-cell>
          <table:table-cell office:value-type="string">
            <text:p>mainlib</text:p>
          </table:table-cell>
          <table:table-cell office:value-type="float" office:value="676">
            <text:p>676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.638">
            <text:p>6.63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office:value-type="float" office:value="19.65">
            <text:p>19.6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.71">
            <text:p>6.71</text:p>
          </table:table-cell>
          <table:table-cell office:value-type="float" office:value="703">
            <text:p>703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6.71">
            <text:p>6.71</text:p>
          </table:table-cell>
          <table:table-cell office:value-type="string">
            <text:p>Oxirane, (3,3-dimethylbutyl)-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730">
            <text:p>730</text:p>
          </table:table-cell>
          <table:table-cell office:value-type="float" office:value="14.33">
            <text:p>14.3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.81">
            <text:p>6.81</text:p>
          </table:table-cell>
          <table:table-cell office:value-type="float" office:value="692">
            <text:p>69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Butane, 2-azido-2,3,3-trimethyl-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6.808">
            <text:p>6.80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698">
            <text:p>698</text:p>
          </table:table-cell>
          <table:table-cell office:value-type="float" office:value="8.52">
            <text:p>8.5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.9">
            <text:p>6.9</text:p>
          </table:table-cell>
          <table:table-cell office:value-type="float" office:value="696">
            <text:p>696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6.897">
            <text:p>6.89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15.23">
            <text:p>15.2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.98">
            <text:p>6.98</text:p>
          </table:table-cell>
          <table:table-cell office:value-type="float" office:value="681">
            <text:p>681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76">
            <text:p>676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671">
            <text:p>671</text:p>
          </table:table-cell>
          <table:table-cell office:value-type="string">
            <text:p>3-Cyclopropyl-4-hydroxy-4,5,5-trimethyl-oxazolidin-2-one</text:p>
          </table:table-cell>
          <table:table-cell office:value-type="string">
            <text:p>mainlib</text:p>
          </table:table-cell>
          <table:table-cell office:value-type="float" office:value="6.982">
            <text:p>6.98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691">
            <text:p>691</text:p>
          </table:table-cell>
          <table:table-cell office:value-type="float" office:value="10.16">
            <text:p>10.1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.07">
            <text:p>7.07</text:p>
          </table:table-cell>
          <table:table-cell office:value-type="float" office:value="711">
            <text:p>711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.067">
            <text:p>7.067</text:p>
          </table:table-cell>
          <table:table-cell office:value-type="string">
            <text:p>1-Heptene, 2,6,6-trimethyl-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730">
            <text:p>730</text:p>
          </table:table-cell>
          <table:table-cell office:value-type="float" office:value="11.06">
            <text:p>11.0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.09">
            <text:p>7.09</text:p>
          </table:table-cell>
          <table:table-cell office:value-type="float" office:value="704">
            <text:p>704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7.091">
            <text:p>7.091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751">
            <text:p>751</text:p>
          </table:table-cell>
          <table:table-cell office:value-type="float" office:value="10.53">
            <text:p>10.5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.16">
            <text:p>7.16</text:p>
          </table:table-cell>
          <table:table-cell office:value-type="float" office:value="672">
            <text:p>672</text:p>
          </table:table-cell>
          <table:table-cell office:value-type="string">
            <text:p>Hexane, 1-propoxy-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Hexane, 2,2,3,3-tetramethyl-</text:p>
          </table:table-cell>
          <table:table-cell office:value-type="string">
            <text:p>mainlib</text:p>
          </table:table-cell>
          <table:table-cell office:value-type="float" office:value="654">
            <text:p>654</text:p>
          </table:table-cell>
          <table:table-cell office:value-type="string">
            <text:p>1-Butanol, 4-(hexyloxy)-</text:p>
          </table:table-cell>
          <table:table-cell office:value-type="string">
            <text:p>mainlib</text:p>
          </table:table-cell>
          <table:table-cell office:value-type="float" office:value="7.162">
            <text:p>7.162</text:p>
          </table:table-cell>
          <table:table-cell office:value-type="string">
            <text:p>Hexane, 1-propoxy-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753">
            <text:p>753</text:p>
          </table:table-cell>
          <table:table-cell office:value-type="float" office:value="12.19">
            <text:p>12.1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.34">
            <text:p>7.34</text:p>
          </table:table-cell>
          <table:table-cell office:value-type="float" office:value="670">
            <text:p>670</text:p>
          </table:table-cell>
          <table:table-cell office:value-type="string">
            <text:p>3-Pyrrolidinol</text:p>
          </table:table-cell>
          <table:table-cell office:value-type="string">
            <text:p>mainlib</text:p>
          </table:table-cell>
          <table:table-cell office:value-type="float" office:value="657">
            <text:p>657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53">
            <text:p>65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.342">
            <text:p>7.342</text:p>
          </table:table-cell>
          <table:table-cell office:value-type="string">
            <text:p>3-Pyrrolidinol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677">
            <text:p>677</text:p>
          </table:table-cell>
          <table:table-cell office:value-type="float" office:value="19.98">
            <text:p>19.9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.4">
            <text:p>7.4</text:p>
          </table:table-cell>
          <table:table-cell office:value-type="float" office:value="709">
            <text:p>709</text:p>
          </table:table-cell>
          <table:table-cell office:value-type="string">
            <text:p>3-Pyrrolidinol</text:p>
          </table:table-cell>
          <table:table-cell office:value-type="string">
            <text:p>mainlib</text:p>
          </table:table-cell>
          <table:table-cell office:value-type="float" office:value="696">
            <text:p>696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Butane, 2-azido-2,3,3-trimethyl-</text:p>
          </table:table-cell>
          <table:table-cell office:value-type="string">
            <text:p>mainlib</text:p>
          </table:table-cell>
          <table:table-cell office:value-type="float" office:value="7.4">
            <text:p>7.4</text:p>
          </table:table-cell>
          <table:table-cell office:value-type="string">
            <text:p>3-Pyrrolidinol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716">
            <text:p>716</text:p>
          </table:table-cell>
          <table:table-cell office:value-type="float" office:value="15.38">
            <text:p>15.3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.47">
            <text:p>7.47</text:p>
          </table:table-cell>
          <table:table-cell office:value-type="float" office:value="694">
            <text:p>694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2H-Pyran, tetrahydro-2-(1-methylethoxy)-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1,4-Dioxaspiro[2.4]heptan-5-one, 7,7-dimethyl-</text:p>
          </table:table-cell>
          <table:table-cell office:value-type="string">
            <text:p>mainlib</text:p>
          </table:table-cell>
          <table:table-cell office:value-type="float" office:value="7.468">
            <text:p>7.468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56">
            <text:p>756</text:p>
          </table:table-cell>
          <table:table-cell office:value-type="float" office:value="10.54">
            <text:p>10.5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.53">
            <text:p>7.53</text:p>
          </table:table-cell>
          <table:table-cell office:value-type="float" office:value="704">
            <text:p>704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96">
            <text:p>696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1-Heptene, 2,6,6-trimethyl-</text:p>
          </table:table-cell>
          <table:table-cell office:value-type="string">
            <text:p>mainlib</text:p>
          </table:table-cell>
          <table:table-cell office:value-type="float" office:value="7.526">
            <text:p>7.526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758">
            <text:p>758</text:p>
          </table:table-cell>
          <table:table-cell office:value-type="float" office:value="9.35">
            <text:p>9.3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.64">
            <text:p>7.64</text:p>
          </table:table-cell>
          <table:table-cell office:value-type="float" office:value="748">
            <text:p>748</text:p>
          </table:table-cell>
          <table:table-cell office:value-type="string">
            <text:p>Oxirane, 2-methyl-3-propyl-, trans-</text:p>
          </table:table-cell>
          <table:table-cell office:value-type="string">
            <text:p>mainlib</text:p>
          </table:table-cell>
          <table:table-cell office:value-type="float" office:value="731">
            <text:p>731</text:p>
          </table:table-cell>
          <table:table-cell office:value-type="string">
            <text:p>2H-Pyran, 2-(1,1-dimethylethoxy)tetrahydro-</text:p>
          </table:table-cell>
          <table:table-cell office:value-type="string">
            <text:p>mainlib</text:p>
          </table:table-cell>
          <table:table-cell office:value-type="float" office:value="718">
            <text:p>718</text:p>
          </table:table-cell>
          <table:table-cell office:value-type="string">
            <text:p>Oxirane, 2-ethyl-3-propyl-, cis-</text:p>
          </table:table-cell>
          <table:table-cell office:value-type="string">
            <text:p>mainlib</text:p>
          </table:table-cell>
          <table:table-cell office:value-type="float" office:value="7.642">
            <text:p>7.642</text:p>
          </table:table-cell>
          <table:table-cell office:value-type="string">
            <text:p>Oxirane, 2-methyl-3-propyl-, trans-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760">
            <text:p>760</text:p>
          </table:table-cell>
          <table:table-cell office:value-type="float" office:value="26.1">
            <text:p>26.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.84">
            <text:p>7.84</text:p>
          </table:table-cell>
          <table:table-cell office:value-type="float" office:value="739">
            <text:p>739</text:p>
          </table:table-cell>
          <table:table-cell office:value-type="string">
            <text:p>2H-Pyran, tetrahydro-2-(1-methylethoxy)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Oxirane, (2-methylbutyl)-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2-Furanmethanol, tetrahydro-5-methyl-, trans-</text:p>
          </table:table-cell>
          <table:table-cell office:value-type="string">
            <text:p>mainlib</text:p>
          </table:table-cell>
          <table:table-cell office:value-type="float" office:value="7.761">
            <text:p>7.761</text:p>
          </table:table-cell>
          <table:table-cell office:value-type="string">
            <text:p>Hydroxylamine, O-(2-methylpropyl)-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39">
            <text:p>739</text:p>
          </table:table-cell>
          <table:table-cell office:value-type="float" office:value="9.4">
            <text:p>9.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.95">
            <text:p>7.95</text:p>
          </table:table-cell>
          <table:table-cell office:value-type="float" office:value="718">
            <text:p>71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7.839">
            <text:p>7.839</text:p>
          </table:table-cell>
          <table:table-cell office:value-type="string">
            <text:p>2H-Pyran, tetrahydro-2-(1-methylethoxy)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84">
            <text:p>784</text:p>
          </table:table-cell>
          <table:table-cell office:value-type="float" office:value="46.13">
            <text:p>46.1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.98">
            <text:p>7.98</text:p>
          </table:table-cell>
          <table:table-cell office:value-type="float" office:value="697">
            <text:p>697</text:p>
          </table:table-cell>
          <table:table-cell office:value-type="string">
            <text:p>Oxirane, (2-methylbutyl)-</text:p>
          </table:table-cell>
          <table:table-cell office:value-type="string">
            <text:p>mainlib</text:p>
          </table:table-cell>
          <table:table-cell office:value-type="float" office:value="693">
            <text:p>693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676">
            <text:p>676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7.955">
            <text:p>7.95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732">
            <text:p>732</text:p>
          </table:table-cell>
          <table:table-cell office:value-type="float" office:value="22.79">
            <text:p>22.7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.03">
            <text:p>8.03</text:p>
          </table:table-cell>
          <table:table-cell office:value-type="float" office:value="703">
            <text:p>703</text:p>
          </table:table-cell>
          <table:table-cell office:value-type="string">
            <text:p>n-Pentanol, 3-methyl-5-[1-cycloazapropyl]-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Oxirane, (2,2-dimethylpropyl)-</text:p>
          </table:table-cell>
          <table:table-cell office:value-type="string">
            <text:p>mainlib</text:p>
          </table:table-cell>
          <table:table-cell office:value-type="float" office:value="7.982">
            <text:p>7.982</text:p>
          </table:table-cell>
          <table:table-cell office:value-type="string">
            <text:p>Oxirane, (2-methylbutyl)-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705">
            <text:p>705</text:p>
          </table:table-cell>
          <table:table-cell office:value-type="float" office:value="25.53">
            <text:p>25.5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.1">
            <text:p>8.1</text:p>
          </table:table-cell>
          <table:table-cell office:value-type="float" office:value="753">
            <text:p>753</text:p>
          </table:table-cell>
          <table:table-cell office:value-type="string">
            <text:p>3-Hexene-2,5-diol</text:p>
          </table:table-cell>
          <table:table-cell office:value-type="string">
            <text:p>mainlib</text:p>
          </table:table-cell>
          <table:table-cell office:value-type="float" office:value="742">
            <text:p>742</text:p>
          </table:table-cell>
          <table:table-cell office:value-type="string">
            <text:p>3-Methylpenta-1,4-diene-3-ol</text:p>
          </table:table-cell>
          <table:table-cell office:value-type="string">
            <text:p>mainlib</text:p>
          </table:table-cell>
          <table:table-cell office:value-type="float" office:value="733">
            <text:p>733</text:p>
          </table:table-cell>
          <table:table-cell office:value-type="string">
            <text:p>2-Methylhept-6-en-3-one</text:p>
          </table:table-cell>
          <table:table-cell office:value-type="string">
            <text:p>mainlib</text:p>
          </table:table-cell>
          <table:table-cell office:value-type="float" office:value="8.033">
            <text:p>8.033</text:p>
          </table:table-cell>
          <table:table-cell office:value-type="string">
            <text:p>n-Pentanol, 3-methyl-5-[1-cycloazapropyl]-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720">
            <text:p>720</text:p>
          </table:table-cell>
          <table:table-cell office:value-type="float" office:value="11.83">
            <text:p>11.8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.25">
            <text:p>8.25</text:p>
          </table:table-cell>
          <table:table-cell office:value-type="float" office:value="692">
            <text:p>692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689">
            <text:p>689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673">
            <text:p>673</text:p>
          </table:table-cell>
          <table:table-cell office:value-type="string">
            <text:p>Pentan-2-ol, 1-tert-buthylamino-4-methyl-</text:p>
          </table:table-cell>
          <table:table-cell office:value-type="string">
            <text:p>mainlib</text:p>
          </table:table-cell>
          <table:table-cell office:value-type="float" office:value="8.104">
            <text:p>8.104</text:p>
          </table:table-cell>
          <table:table-cell office:value-type="string">
            <text:p>3-Hexene-2,5-diol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762">
            <text:p>762</text:p>
          </table:table-cell>
          <table:table-cell office:value-type="float" office:value="25.85">
            <text:p>25.8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.27">
            <text:p>8.27</text:p>
          </table:table-cell>
          <table:table-cell office:value-type="float" office:value="711">
            <text:p>711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710">
            <text:p>710</text:p>
          </table:table-cell>
          <table:table-cell office:value-type="string">
            <text:p>3-Pyrrolidinol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Oxirane, (3-methylbutyl)-</text:p>
          </table:table-cell>
          <table:table-cell office:value-type="string">
            <text:p>mainlib</text:p>
          </table:table-cell>
          <table:table-cell office:value-type="float" office:value="8.251">
            <text:p>8.251</text:p>
          </table:table-cell>
          <table:table-cell office:value-type="string">
            <text:p>Hydroxylamine, O-(2-methylpropyl)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65">
            <text:p>765</text:p>
          </table:table-cell>
          <table:table-cell office:value-type="float" office:value="11.55">
            <text:p>11.5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.33">
            <text:p>8.33</text:p>
          </table:table-cell>
          <table:table-cell office:value-type="float" office:value="714">
            <text:p>714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3-Pyrrolidinol</text:p>
          </table:table-cell>
          <table:table-cell office:value-type="string">
            <text:p>mainlib</text:p>
          </table:table-cell>
          <table:table-cell office:value-type="float" office:value="8.274">
            <text:p>8.274</text:p>
          </table:table-cell>
          <table:table-cell office:value-type="string">
            <text:p>3-Aminopyrrolidin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737">
            <text:p>737</text:p>
          </table:table-cell>
          <table:table-cell office:value-type="float" office:value="15.96">
            <text:p>15.9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.39">
            <text:p>8.39</text:p>
          </table:table-cell>
          <table:table-cell office:value-type="float" office:value="716">
            <text:p>716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70">
            <text:p>67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7">
            <text:p>657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8.332">
            <text:p>8.33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table:number-columns-repeated="2" office:value-type="float" office:value="714">
            <text:p>714</text:p>
          </table:table-cell>
          <table:table-cell office:value-type="float" office:value="22.12">
            <text:p>22.1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.44">
            <text:p>8.44</text:p>
          </table:table-cell>
          <table:table-cell office:value-type="float" office:value="702">
            <text:p>702</text:p>
          </table:table-cell>
          <table:table-cell office:value-type="string">
            <text:p>n-Pentanol, 3-methyl-5-[1-cycloazapropyl]-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8.37">
            <text:p>8.37</text:p>
          </table:table-cell>
          <table:table-cell office:value-type="string">
            <text:p>3-Aminopyrrolidine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705">
            <text:p>705</text:p>
          </table:table-cell>
          <table:table-cell office:value-type="float" office:value="13.31">
            <text:p>13.3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.55">
            <text:p>8.55</text:p>
          </table:table-cell>
          <table:table-cell office:value-type="float" office:value="613">
            <text:p>613</text:p>
          </table:table-cell>
          <table:table-cell office:value-type="string">
            <text:p>1-(3-Hydroxy-4-methylphenyl)-1,3,3,6-tetramethylindan-5-ol</text:p>
          </table:table-cell>
          <table:table-cell office:value-type="string">
            <text:p>mainlib</text:p>
          </table:table-cell>
          <table:table-cell office:value-type="float" office:value="603">
            <text:p>603</text:p>
          </table:table-cell>
          <table:table-cell office:value-type="string">
            <text:p>3-Butoxy-1,1,1,5,5,5-hexamethyl-3-(trimethylsiloxy)trisiloxane</text:p>
          </table:table-cell>
          <table:table-cell office:value-type="string">
            <text:p>mainlib</text:p>
          </table:table-cell>
          <table:table-cell office:value-type="float" office:value="584">
            <text:p>584</text:p>
          </table:table-cell>
          <table:table-cell office:value-type="string">
            <text:p>Fluoroisopropyl(2,4,6-tri-tert-butylphenyl)silanol</text:p>
          </table:table-cell>
          <table:table-cell office:value-type="string">
            <text:p>mainlib</text:p>
          </table:table-cell>
          <table:table-cell office:value-type="float" office:value="8.387">
            <text:p>8.387</text:p>
          </table:table-cell>
          <table:table-cell office:value-type="string">
            <text:p>3-(1,1,2,2-Tetrafluoroethoxy)prop-1-en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69">
            <text:p>769</text:p>
          </table:table-cell>
          <table:table-cell office:value-type="float" office:value="39.51">
            <text:p>39.5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.59">
            <text:p>8.59</text:p>
          </table:table-cell>
          <table:table-cell office:value-type="float" office:value="651">
            <text:p>651</text:p>
          </table:table-cell>
          <table:table-cell office:value-type="string">
            <text:p>1-(3-Hydroxy-4-methylphenyl)-1,3,3,6-tetramethylindan-5-ol</text:p>
          </table:table-cell>
          <table:table-cell office:value-type="string">
            <text:p>mainlib</text:p>
          </table:table-cell>
          <table:table-cell office:value-type="float" office:value="629">
            <text:p>62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566">
            <text:p>566</text:p>
          </table:table-cell>
          <table:table-cell office:value-type="string">
            <text:p>1,3,5-Triethyl-1-(ethylbutoxysiloxy)cyclotrisiloxane</text:p>
          </table:table-cell>
          <table:table-cell office:value-type="string">
            <text:p>mainlib</text:p>
          </table:table-cell>
          <table:table-cell office:value-type="float" office:value="8.444">
            <text:p>8.444</text:p>
          </table:table-cell>
          <table:table-cell office:value-type="string">
            <text:p>n-Pentanol, 3-methyl-5-[1-cycloazapropyl]-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721">
            <text:p>721</text:p>
          </table:table-cell>
          <table:table-cell office:value-type="float" office:value="9.82">
            <text:p>9.8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.63">
            <text:p>8.63</text:p>
          </table:table-cell>
          <table:table-cell office:value-type="float" office:value="737">
            <text:p>737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Pentane, 1-bromo-3,4-dimethyl-</text:p>
          </table:table-cell>
          <table:table-cell office:value-type="string">
            <text:p>mainlib</text:p>
          </table:table-cell>
          <table:table-cell office:value-type="float" office:value="665">
            <text:p>665</text:p>
          </table:table-cell>
          <table:table-cell office:value-type="string">
            <text:p>Oxirane, (2-methylbutyl)-</text:p>
          </table:table-cell>
          <table:table-cell office:value-type="string">
            <text:p>mainlib</text:p>
          </table:table-cell>
          <table:table-cell office:value-type="float" office:value="8.55">
            <text:p>8.55</text:p>
          </table:table-cell>
          <table:table-cell office:value-type="string">
            <text:p>1-(3-Hydroxy-4-methylphenyl)-1,3,3,6-tetramethylindan-5-ol</text:p>
          </table:table-cell>
          <table:table-cell office:value-type="string">
            <text:p>n.a.</text:p>
          </table:table-cell>
          <table:table-cell office:value-type="float" office:value="613">
            <text:p>613</text:p>
          </table:table-cell>
          <table:table-cell office:value-type="float" office:value="642">
            <text:p>642</text:p>
          </table:table-cell>
          <table:table-cell office:value-type="float" office:value="36.19">
            <text:p>36.1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.72">
            <text:p>8.72</text:p>
          </table:table-cell>
          <table:table-cell office:value-type="float" office:value="726">
            <text:p>726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714">
            <text:p>714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712">
            <text:p>712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8.594">
            <text:p>8.594</text:p>
          </table:table-cell>
          <table:table-cell office:value-type="string">
            <text:p>1-(3-Hydroxy-4-methylphenyl)-1,3,3,6-tetramethylindan-5-ol</text:p>
          </table:table-cell>
          <table:table-cell office:value-type="string">
            <text:p>n.a.</text:p>
          </table:table-cell>
          <table:table-cell table:number-columns-repeated="2" office:value-type="float" office:value="651">
            <text:p>651</text:p>
          </table:table-cell>
          <table:table-cell office:value-type="float" office:value="53.71">
            <text:p>53.7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.8">
            <text:p>8.8</text:p>
          </table:table-cell>
          <table:table-cell office:value-type="float" office:value="722">
            <text:p>72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8.635">
            <text:p>8.635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801">
            <text:p>801</text:p>
          </table:table-cell>
          <table:table-cell office:value-type="float" office:value="31.95">
            <text:p>31.9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.88">
            <text:p>8.88</text:p>
          </table:table-cell>
          <table:table-cell office:value-type="float" office:value="714">
            <text:p>714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Pentane, 1-bromo-3,4-dimethyl-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Oxirane, (2,2-dimethylpropyl)-</text:p>
          </table:table-cell>
          <table:table-cell office:value-type="string">
            <text:p>mainlib</text:p>
          </table:table-cell>
          <table:table-cell office:value-type="float" office:value="8.72">
            <text:p>8.72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736">
            <text:p>736</text:p>
          </table:table-cell>
          <table:table-cell office:value-type="float" office:value="17.61">
            <text:p>17.6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.96">
            <text:p>8.96</text:p>
          </table:table-cell>
          <table:table-cell office:value-type="float" office:value="718">
            <text:p>71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8">
            <text:p>678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8.798">
            <text:p>8.79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 office:value-type="float" office:value="31.24">
            <text:p>31.2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712">
            <text:p>71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711">
            <text:p>711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707">
            <text:p>707</text:p>
          </table:table-cell>
          <table:table-cell office:value-type="string">
            <text:p>3-Pyrrolidinol</text:p>
          </table:table-cell>
          <table:table-cell office:value-type="string">
            <text:p>mainlib</text:p>
          </table:table-cell>
          <table:table-cell office:value-type="float" office:value="8.876">
            <text:p>8.876</text:p>
          </table:table-cell>
          <table:table-cell office:value-type="string">
            <text:p>(S)-3,4-Dimethylpentanol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766">
            <text:p>766</text:p>
          </table:table-cell>
          <table:table-cell office:value-type="float" office:value="23.26">
            <text:p>23.2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.06">
            <text:p>9.06</text:p>
          </table:table-cell>
          <table:table-cell office:value-type="float" office:value="714">
            <text:p>714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Oxirane, (2-methylbutyl)-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8.958">
            <text:p>8.95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724">
            <text:p>724</text:p>
          </table:table-cell>
          <table:table-cell office:value-type="float" office:value="31.39">
            <text:p>31.3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.12">
            <text:p>9.12</text:p>
          </table:table-cell>
          <table:table-cell office:value-type="float" office:value="690">
            <text:p>69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70">
            <text:p>670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8.999">
            <text:p>8.999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723">
            <text:p>723</text:p>
          </table:table-cell>
          <table:table-cell office:value-type="float" office:value="21.39">
            <text:p>21.3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.16">
            <text:p>9.16</text:p>
          </table:table-cell>
          <table:table-cell office:value-type="float" office:value="713">
            <text:p>713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Oxirane, 2,3-bis(1-methylethyl)-, trans-</text:p>
          </table:table-cell>
          <table:table-cell office:value-type="string">
            <text:p>mainlib</text:p>
          </table:table-cell>
          <table:table-cell office:value-type="float" office:value="9.06">
            <text:p>9.06</text:p>
          </table:table-cell>
          <table:table-cell office:value-type="string">
            <text:p>1,1-Dimethylethylamine, N-methoxycarbonyloxy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782">
            <text:p>782</text:p>
          </table:table-cell>
          <table:table-cell office:value-type="float" office:value="19.43">
            <text:p>19.4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.25">
            <text:p>9.25</text:p>
          </table:table-cell>
          <table:table-cell office:value-type="float" office:value="702">
            <text:p>70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3">
            <text:p>693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Oxirane, (2,2-dimethylpropyl)-</text:p>
          </table:table-cell>
          <table:table-cell office:value-type="string">
            <text:p>mainlib</text:p>
          </table:table-cell>
          <table:table-cell office:value-type="float" office:value="9.121">
            <text:p>9.121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739">
            <text:p>739</text:p>
          </table:table-cell>
          <table:table-cell office:value-type="float" office:value="24.97">
            <text:p>24.9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.34">
            <text:p>9.34</text:p>
          </table:table-cell>
          <table:table-cell office:value-type="float" office:value="712">
            <text:p>71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9.155">
            <text:p>9.15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738">
            <text:p>738</text:p>
          </table:table-cell>
          <table:table-cell office:value-type="float" office:value="26.15">
            <text:p>26.1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.39">
            <text:p>9.39</text:p>
          </table:table-cell>
          <table:table-cell office:value-type="float" office:value="734">
            <text:p>73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n-Pentanol, 3-methyl-5-[1-cycloazapropyl]-</text:p>
          </table:table-cell>
          <table:table-cell office:value-type="string">
            <text:p>mainlib</text:p>
          </table:table-cell>
          <table:table-cell office:value-type="float" office:value="9.247">
            <text:p>9.24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731">
            <text:p>731</text:p>
          </table:table-cell>
          <table:table-cell office:value-type="float" office:value="14.85">
            <text:p>14.8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.5">
            <text:p>9.5</text:p>
          </table:table-cell>
          <table:table-cell office:value-type="float" office:value="689">
            <text:p>689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9.342">
            <text:p>9.3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64">
            <text:p>964</text:p>
          </table:table-cell>
          <table:table-cell office:value-type="float" office:value="29.06">
            <text:p>29.0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9.58">
            <text:p>9.58</text:p>
          </table:table-cell>
          <table:table-cell office:value-type="float" office:value="693">
            <text:p>69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9">
            <text:p>689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9.39">
            <text:p>9.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75">
            <text:p>975</text:p>
          </table:table-cell>
          <table:table-cell office:value-type="float" office:value="46.5">
            <text:p>46.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.6">
            <text:p>9.6</text:p>
          </table:table-cell>
          <table:table-cell office:value-type="float" office:value="696">
            <text:p>69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7">
            <text:p>647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26">
            <text:p>626</text:p>
          </table:table-cell>
          <table:table-cell office:value-type="string">
            <text:p>Thiophene, 2,5-bis(1,1-dimethylethoxy)-</text:p>
          </table:table-cell>
          <table:table-cell office:value-type="string">
            <text:p>mainlib</text:p>
          </table:table-cell>
          <table:table-cell office:value-type="float" office:value="9.499">
            <text:p>9.499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689">
            <text:p>689</text:p>
          </table:table-cell>
          <table:table-cell office:value-type="float" office:value="9.49">
            <text:p>9.4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.7">
            <text:p>9.7</text:p>
          </table:table-cell>
          <table:table-cell office:value-type="float" office:value="721">
            <text:p>72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7">
            <text:p>66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53">
            <text:p>653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9.577">
            <text:p>9.5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46">
            <text:p>946</text:p>
          </table:table-cell>
          <table:table-cell office:value-type="float" office:value="14.8">
            <text:p>14.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.81">
            <text:p>9.81</text:p>
          </table:table-cell>
          <table:table-cell office:value-type="float" office:value="745">
            <text:p>74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9.604">
            <text:p>9.6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64">
            <text:p>964</text:p>
          </table:table-cell>
          <table:table-cell office:value-type="float" office:value="61.85">
            <text:p>61.8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9.88">
            <text:p>9.88</text:p>
          </table:table-cell>
          <table:table-cell office:value-type="float" office:value="750">
            <text:p>75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706">
            <text:p>706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699">
            <text:p>699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9.703">
            <text:p>9.7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85">
            <text:p>985</text:p>
          </table:table-cell>
          <table:table-cell office:value-type="float" office:value="45.39">
            <text:p>45.3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9.9">
            <text:p>9.9</text:p>
          </table:table-cell>
          <table:table-cell office:value-type="float" office:value="736">
            <text:p>73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5">
            <text:p>705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Hydroxylamine, O-decyl-</text:p>
          </table:table-cell>
          <table:table-cell office:value-type="string">
            <text:p>mainlib</text:p>
          </table:table-cell>
          <table:table-cell office:value-type="float" office:value="9.812">
            <text:p>9.81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99">
            <text:p>999</text:p>
          </table:table-cell>
          <table:table-cell office:value-type="float" office:value="54.64">
            <text:p>54.6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9.95">
            <text:p>9.95</text:p>
          </table:table-cell>
          <table:table-cell office:value-type="float" office:value="785">
            <text:p>785</text:p>
          </table:table-cell>
          <table:table-cell office:value-type="string">
            <text:p>Decane, 2,4,6-trimethyl-</text:p>
          </table:table-cell>
          <table:table-cell office:value-type="string">
            <text:p>mainlib</text:p>
          </table:table-cell>
          <table:table-cell office:value-type="float" office:value="765">
            <text:p>765</text:p>
          </table:table-cell>
          <table:table-cell office:value-type="string">
            <text:p>Decane, 2,6,8-trimethyl-</text:p>
          </table:table-cell>
          <table:table-cell office:value-type="string">
            <text:p>mainlib</text:p>
          </table:table-cell>
          <table:table-cell office:value-type="float" office:value="755">
            <text:p>755</text:p>
          </table:table-cell>
          <table:table-cell office:value-type="string">
            <text:p>Decane, 2,6,7-trimethyl-</text:p>
          </table:table-cell>
          <table:table-cell office:value-type="string">
            <text:p>mainlib</text:p>
          </table:table-cell>
          <table:table-cell office:value-type="float" office:value="9.839">
            <text:p>9.8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964">
            <text:p>964</text:p>
          </table:table-cell>
          <table:table-cell office:value-type="float" office:value="51.17">
            <text:p>51.1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0.07">
            <text:p>10.07</text:p>
          </table:table-cell>
          <table:table-cell office:value-type="float" office:value="763">
            <text:p>763</text:p>
          </table:table-cell>
          <table:table-cell office:value-type="string">
            <text:p>Decane, 2,4,6-trimethyl-</text:p>
          </table:table-cell>
          <table:table-cell office:value-type="string">
            <text:p>mainlib</text:p>
          </table:table-cell>
          <table:table-cell office:value-type="float" office:value="761">
            <text:p>761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750">
            <text:p>750</text:p>
          </table:table-cell>
          <table:table-cell office:value-type="string">
            <text:p>Decane, 2,6,8-trimethyl-</text:p>
          </table:table-cell>
          <table:table-cell office:value-type="string">
            <text:p>mainlib</text:p>
          </table:table-cell>
          <table:table-cell office:value-type="float" office:value="9.876">
            <text:p>9.876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table:number-columns-repeated="2" office:value-type="float" office:value="750">
            <text:p>750</text:p>
          </table:table-cell>
          <table:table-cell office:value-type="float" office:value="51.36">
            <text:p>51.3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0.12">
            <text:p>10.12</text:p>
          </table:table-cell>
          <table:table-cell office:value-type="float" office:value="727">
            <text:p>72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0">
            <text:p>650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9.897">
            <text:p>9.89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86">
            <text:p>986</text:p>
          </table:table-cell>
          <table:table-cell office:value-type="float" office:value="39.7">
            <text:p>39.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.17">
            <text:p>10.17</text:p>
          </table:table-cell>
          <table:table-cell office:value-type="float" office:value="703">
            <text:p>70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Cyclopentanol, 2-methyl-, trans-</text:p>
          </table:table-cell>
          <table:table-cell office:value-type="string">
            <text:p>mainlib</text:p>
          </table:table-cell>
          <table:table-cell office:value-type="float" office:value="9.955">
            <text:p>9.955</text:p>
          </table:table-cell>
          <table:table-cell office:value-type="string">
            <text:p>Decane, 2,4,6-trimethyl-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803">
            <text:p>803</text:p>
          </table:table-cell>
          <table:table-cell office:value-type="float" office:value="39.45">
            <text:p>39.4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0.22">
            <text:p>10.22</text:p>
          </table:table-cell>
          <table:table-cell office:value-type="float" office:value="737">
            <text:p>73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0.07">
            <text:p>10.07</text:p>
          </table:table-cell>
          <table:table-cell office:value-type="string">
            <text:p>Decane, 2,4,6-trimethyl-</text:p>
          </table:table-cell>
          <table:table-cell office:value-type="string">
            <text:p>n.a.</text:p>
          </table:table-cell>
          <table:table-cell table:number-columns-repeated="2" office:value-type="float" office:value="763">
            <text:p>763</text:p>
          </table:table-cell>
          <table:table-cell office:value-type="float" office:value="19.68">
            <text:p>19.6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0.24">
            <text:p>10.24</text:p>
          </table:table-cell>
          <table:table-cell office:value-type="float" office:value="706">
            <text:p>706</text:p>
          </table:table-cell>
          <table:table-cell office:value-type="string">
            <text:p>Azetidine-2-one, 3-hexyl-3-methyl-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Cyclopropane, 1-butyl-2-(2-methylpropyl)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10.125">
            <text:p>10.12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754">
            <text:p>754</text:p>
          </table:table-cell>
          <table:table-cell office:value-type="float" office:value="47.11">
            <text:p>47.1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0.29">
            <text:p>10.29</text:p>
          </table:table-cell>
          <table:table-cell office:value-type="float" office:value="726">
            <text:p>726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10.169">
            <text:p>10.1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955">
            <text:p>955</text:p>
          </table:table-cell>
          <table:table-cell office:value-type="float" office:value="28.54">
            <text:p>28.5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0.32">
            <text:p>10.32</text:p>
          </table:table-cell>
          <table:table-cell office:value-type="float" office:value="731">
            <text:p>731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723">
            <text:p>72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2">
            <text:p>652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10.216">
            <text:p>10.2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86">
            <text:p>986</text:p>
          </table:table-cell>
          <table:table-cell office:value-type="float" office:value="44.61">
            <text:p>44.6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0.43">
            <text:p>10.43</text:p>
          </table:table-cell>
          <table:table-cell office:value-type="float" office:value="706">
            <text:p>70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0">
            <text:p>650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650">
            <text:p>650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10.244">
            <text:p>10.244</text:p>
          </table:table-cell>
          <table:table-cell office:value-type="string">
            <text:p>Azetidine-2-one, 3-hexyl-3-methyl-</text:p>
          </table:table-cell>
          <table:table-cell office:value-type="string">
            <text:p>n.a.</text:p>
          </table:table-cell>
          <table:table-cell table:number-columns-repeated="2" office:value-type="float" office:value="706">
            <text:p>706</text:p>
          </table:table-cell>
          <table:table-cell office:value-type="float" office:value="11.73">
            <text:p>11.7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0.51">
            <text:p>10.51</text:p>
          </table:table-cell>
          <table:table-cell office:value-type="float" office:value="739">
            <text:p>73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8">
            <text:p>718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0.295">
            <text:p>10.295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840">
            <text:p>840</text:p>
          </table:table-cell>
          <table:table-cell office:value-type="float" office:value="37.43">
            <text:p>37.4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0.62">
            <text:p>10.62</text:p>
          </table:table-cell>
          <table:table-cell office:value-type="float" office:value="702">
            <text:p>70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Propenal dimethylhydrazone</text:p>
          </table:table-cell>
          <table:table-cell office:value-type="string">
            <text:p>mainlib</text:p>
          </table:table-cell>
          <table:table-cell office:value-type="float" office:value="10.322">
            <text:p>10.32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743">
            <text:p>743</text:p>
          </table:table-cell>
          <table:table-cell office:value-type="float" office:value="35.69">
            <text:p>35.6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0.67">
            <text:p>10.67</text:p>
          </table:table-cell>
          <table:table-cell office:value-type="float" office:value="711">
            <text:p>711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Oxirane, (3-methylbutyl)-</text:p>
          </table:table-cell>
          <table:table-cell office:value-type="string">
            <text:p>mainlib</text:p>
          </table:table-cell>
          <table:table-cell office:value-type="float" office:value="682">
            <text:p>682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10.427">
            <text:p>10.4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46">
            <text:p>946</text:p>
          </table:table-cell>
          <table:table-cell office:value-type="float" office:value="44.29">
            <text:p>44.2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0.73">
            <text:p>10.73</text:p>
          </table:table-cell>
          <table:table-cell office:value-type="float" office:value="685">
            <text:p>68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16">
            <text:p>61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593">
            <text:p>593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0.506">
            <text:p>10.5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75">
            <text:p>975</text:p>
          </table:table-cell>
          <table:table-cell office:value-type="float" office:value="54.47">
            <text:p>54.4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0.8">
            <text:p>10.8</text:p>
          </table:table-cell>
          <table:table-cell office:value-type="float" office:value="776">
            <text:p>776</text:p>
          </table:table-cell>
          <table:table-cell office:value-type="string">
            <text:p>Decane, 2,4,6-trimethyl-</text:p>
          </table:table-cell>
          <table:table-cell office:value-type="string">
            <text:p>mainlib</text:p>
          </table:table-cell>
          <table:table-cell office:value-type="float" office:value="771">
            <text:p>771</text:p>
          </table:table-cell>
          <table:table-cell office:value-type="string">
            <text:p>Decane, 2,6,7-trimethyl-</text:p>
          </table:table-cell>
          <table:table-cell office:value-type="string">
            <text:p>mainlib</text:p>
          </table:table-cell>
          <table:table-cell office:value-type="float" office:value="767">
            <text:p>767</text:p>
          </table:table-cell>
          <table:table-cell office:value-type="string">
            <text:p>Decane, 2,5,6-trimethyl-</text:p>
          </table:table-cell>
          <table:table-cell office:value-type="string">
            <text:p>mainlib</text:p>
          </table:table-cell>
          <table:table-cell office:value-type="float" office:value="10.567">
            <text:p>10.5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55">
            <text:p>955</text:p>
          </table:table-cell>
          <table:table-cell office:value-type="float" office:value="21.28">
            <text:p>21.2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0.86">
            <text:p>10.86</text:p>
          </table:table-cell>
          <table:table-cell office:value-type="float" office:value="735">
            <text:p>735</text:p>
          </table:table-cell>
          <table:table-cell office:value-type="string">
            <text:p>trans-2,3-Epoxynonane</text:p>
          </table:table-cell>
          <table:table-cell office:value-type="string">
            <text:p>mainlib</text:p>
          </table:table-cell>
          <table:table-cell office:value-type="float" office:value="719">
            <text:p>719</text:p>
          </table:table-cell>
          <table:table-cell office:value-type="string">
            <text:p>2-Trifluoroacetoxytridecane</text:p>
          </table:table-cell>
          <table:table-cell office:value-type="string">
            <text:p>mainlib</text:p>
          </table:table-cell>
          <table:table-cell office:value-type="float" office:value="712">
            <text:p>712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0.621">
            <text:p>10.6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55">
            <text:p>955</text:p>
          </table:table-cell>
          <table:table-cell office:value-type="float" office:value="12.51">
            <text:p>12.5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1.05">
            <text:p>11.05</text:p>
          </table:table-cell>
          <table:table-cell office:value-type="float" office:value="732">
            <text:p>732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720">
            <text:p>720</text:p>
          </table:table-cell>
          <table:table-cell office:value-type="string">
            <text:p>Hydroxylamine, O-decyl-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10.672">
            <text:p>10.672</text:p>
          </table:table-cell>
          <table:table-cell office:value-type="string">
            <text:p>Silane, trichlorodocosyl-</text:p>
          </table:table-cell>
          <table:table-cell office:value-type="string">
            <text:p>n.a.</text:p>
          </table:table-cell>
          <table:table-cell table:number-columns-repeated="2" office:value-type="float" office:value="711">
            <text:p>711</text:p>
          </table:table-cell>
          <table:table-cell office:value-type="float" office:value="22.52">
            <text:p>22.5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1.08">
            <text:p>11.08</text:p>
          </table:table-cell>
          <table:table-cell office:value-type="float" office:value="751">
            <text:p>75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10.73">
            <text:p>10.7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955">
            <text:p>955</text:p>
          </table:table-cell>
          <table:table-cell office:value-type="float" office:value="77.5">
            <text:p>77.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1.13">
            <text:p>11.13</text:p>
          </table:table-cell>
          <table:table-cell office:value-type="float" office:value="697">
            <text:p>69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6">
            <text:p>696</text:p>
          </table:table-cell>
          <table:table-cell office:value-type="string">
            <text:p>3-Pyrrolidinol</text:p>
          </table:table-cell>
          <table:table-cell office:value-type="string">
            <text:p>mainlib</text:p>
          </table:table-cell>
          <table:table-cell office:value-type="float" office:value="641">
            <text:p>641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0.798">
            <text:p>10.798</text:p>
          </table:table-cell>
          <table:table-cell office:value-type="string">
            <text:p>Decane, 2,4,6-trimethyl-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785">
            <text:p>785</text:p>
          </table:table-cell>
          <table:table-cell office:value-type="float" office:value="26.74">
            <text:p>26.7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1.23">
            <text:p>11.23</text:p>
          </table:table-cell>
          <table:table-cell office:value-type="float" office:value="732">
            <text:p>73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6">
            <text:p>676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10.863">
            <text:p>10.863</text:p>
          </table:table-cell>
          <table:table-cell office:value-type="string">
            <text:p>trans-2,3-Epoxynonan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746">
            <text:p>746</text:p>
          </table:table-cell>
          <table:table-cell office:value-type="float" office:value="12.4">
            <text:p>12.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1.28">
            <text:p>11.28</text:p>
          </table:table-cell>
          <table:table-cell office:value-type="float" office:value="718">
            <text:p>71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657">
            <text:p>65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1.046">
            <text:p>11.046</text:p>
          </table:table-cell>
          <table:table-cell office:value-type="string">
            <text:p>Silane, trichlorodocosyl-</text:p>
          </table:table-cell>
          <table:table-cell office:value-type="string">
            <text:p>n.a.</text:p>
          </table:table-cell>
          <table:table-cell table:number-columns-repeated="2" office:value-type="float" office:value="732">
            <text:p>732</text:p>
          </table:table-cell>
          <table:table-cell office:value-type="float" office:value="17.72">
            <text:p>17.7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1.33">
            <text:p>11.33</text:p>
          </table:table-cell>
          <table:table-cell office:value-type="float" office:value="718">
            <text:p>71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4">
            <text:p>714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89">
            <text:p>689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11.084">
            <text:p>11.0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99">
            <text:p>999</text:p>
          </table:table-cell>
          <table:table-cell office:value-type="float" office:value="55.22">
            <text:p>55.2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1.37">
            <text:p>11.37</text:p>
          </table:table-cell>
          <table:table-cell office:value-type="float" office:value="745">
            <text:p>74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3">
            <text:p>723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78">
            <text:p>678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11.131">
            <text:p>11.1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46">
            <text:p>946</text:p>
          </table:table-cell>
          <table:table-cell office:value-type="float" office:value="32.53">
            <text:p>32.5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1.42">
            <text:p>11.42</text:p>
          </table:table-cell>
          <table:table-cell office:value-type="float" office:value="663">
            <text:p>663</text:p>
          </table:table-cell>
          <table:table-cell office:value-type="string">
            <text:p>Norepinephrine, (R)-, 4TMS derivative</text:p>
          </table:table-cell>
          <table:table-cell office:value-type="string">
            <text:p>mainlib</text:p>
          </table:table-cell>
          <table:table-cell office:value-type="float" office:value="652">
            <text:p>652</text:p>
          </table:table-cell>
          <table:table-cell office:value-type="string">
            <text:p>2,6-Dihydroxybenzoic acid, 3TMS derivative</text:p>
          </table:table-cell>
          <table:table-cell office:value-type="string">
            <text:p>mainlib</text:p>
          </table:table-cell>
          <table:table-cell office:value-type="float" office:value="648">
            <text:p>648</text:p>
          </table:table-cell>
          <table:table-cell office:value-type="string">
            <text:p>Terbutaline, N-trifluoroacetyl-O,O,o-tris(trimethylsilyl)deriv.</text:p>
          </table:table-cell>
          <table:table-cell office:value-type="string">
            <text:p>mainlib</text:p>
          </table:table-cell>
          <table:table-cell office:value-type="float" office:value="11.23">
            <text:p>11.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86">
            <text:p>986</text:p>
          </table:table-cell>
          <table:table-cell office:value-type="float" office:value="58.59">
            <text:p>58.5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.51">
            <text:p>11.51</text:p>
          </table:table-cell>
          <table:table-cell office:value-type="float" office:value="717">
            <text:p>71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656">
            <text:p>656</text:p>
          </table:table-cell>
          <table:table-cell office:value-type="string">
            <text:p>Thiophene, 2,5-bis(1,1-dimethylethoxy)-</text:p>
          </table:table-cell>
          <table:table-cell office:value-type="string">
            <text:p>mainlib</text:p>
          </table:table-cell>
          <table:table-cell office:value-type="float" office:value="11.281">
            <text:p>11.28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64">
            <text:p>964</text:p>
          </table:table-cell>
          <table:table-cell office:value-type="float" office:value="56.26">
            <text:p>56.2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1.54">
            <text:p>11.54</text:p>
          </table:table-cell>
          <table:table-cell office:value-type="float" office:value="746">
            <text:p>74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670">
            <text:p>670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1.332">
            <text:p>11.3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55">
            <text:p>955</text:p>
          </table:table-cell>
          <table:table-cell office:value-type="float" office:value="38.49">
            <text:p>38.4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1.58">
            <text:p>11.58</text:p>
          </table:table-cell>
          <table:table-cell office:value-type="float" office:value="743">
            <text:p>74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7">
            <text:p>72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11.366">
            <text:p>11.3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6">
            <text:p>986</text:p>
          </table:table-cell>
          <table:table-cell office:value-type="float" office:value="45.97">
            <text:p>45.9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1.64">
            <text:p>11.64</text:p>
          </table:table-cell>
          <table:table-cell office:value-type="float" office:value="687">
            <text:p>68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7">
            <text:p>657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653">
            <text:p>653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11.424">
            <text:p>11.424</text:p>
          </table:table-cell>
          <table:table-cell office:value-type="string">
            <text:p>Norepinephrine, (R)-, 4TMS derivative</text:p>
          </table:table-cell>
          <table:table-cell office:value-type="string">
            <text:p>n.a.</text:p>
          </table:table-cell>
          <table:table-cell office:value-type="float" office:value="663">
            <text:p>663</text:p>
          </table:table-cell>
          <table:table-cell office:value-type="float" office:value="673">
            <text:p>673</text:p>
          </table:table-cell>
          <table:table-cell office:value-type="float" office:value="19.61">
            <text:p>19.6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1.76">
            <text:p>11.76</text:p>
          </table:table-cell>
          <table:table-cell office:value-type="float" office:value="710">
            <text:p>71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Hydroxylamine, O-decyl-</text:p>
          </table:table-cell>
          <table:table-cell office:value-type="string">
            <text:p>mainlib</text:p>
          </table:table-cell>
          <table:table-cell office:value-type="float" office:value="11.506">
            <text:p>11.5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55">
            <text:p>955</text:p>
          </table:table-cell>
          <table:table-cell office:value-type="float" office:value="56.16">
            <text:p>56.1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1.83">
            <text:p>11.83</text:p>
          </table:table-cell>
          <table:table-cell office:value-type="float" office:value="710">
            <text:p>71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1.536">
            <text:p>11.5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6">
            <text:p>986</text:p>
          </table:table-cell>
          <table:table-cell office:value-type="float" office:value="64.44">
            <text:p>64.4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1.85">
            <text:p>11.85</text:p>
          </table:table-cell>
          <table:table-cell office:value-type="float" office:value="751">
            <text:p>75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2">
            <text:p>722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1.584">
            <text:p>11.5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75">
            <text:p>975</text:p>
          </table:table-cell>
          <table:table-cell office:value-type="float" office:value="45.63">
            <text:p>45.6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1.86">
            <text:p>11.86</text:p>
          </table:table-cell>
          <table:table-cell office:value-type="float" office:value="759">
            <text:p>75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6">
            <text:p>70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1.642">
            <text:p>11.6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46">
            <text:p>946</text:p>
          </table:table-cell>
          <table:table-cell office:value-type="float" office:value="33.65">
            <text:p>33.6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1.9">
            <text:p>11.9</text:p>
          </table:table-cell>
          <table:table-cell office:value-type="float" office:value="734">
            <text:p>73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6">
            <text:p>696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1.761">
            <text:p>11.7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64">
            <text:p>964</text:p>
          </table:table-cell>
          <table:table-cell office:value-type="float" office:value="20.93">
            <text:p>20.9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1.93">
            <text:p>11.93</text:p>
          </table:table-cell>
          <table:table-cell office:value-type="float" office:value="751">
            <text:p>75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8">
            <text:p>69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1.825">
            <text:p>11.8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55">
            <text:p>955</text:p>
          </table:table-cell>
          <table:table-cell office:value-type="float" office:value="34.23">
            <text:p>34.2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2">
            <text:p>12</text:p>
          </table:table-cell>
          <table:table-cell office:value-type="float" office:value="735">
            <text:p>73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1.846">
            <text:p>11.8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6">
            <text:p>986</text:p>
          </table:table-cell>
          <table:table-cell office:value-type="float" office:value="54.12">
            <text:p>54.1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2.07">
            <text:p>12.07</text:p>
          </table:table-cell>
          <table:table-cell office:value-type="float" office:value="757">
            <text:p>75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4">
            <text:p>724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1.863">
            <text:p>11.8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85">
            <text:p>985</text:p>
          </table:table-cell>
          <table:table-cell office:value-type="float" office:value="71.65">
            <text:p>71.6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2.09">
            <text:p>12.09</text:p>
          </table:table-cell>
          <table:table-cell office:value-type="float" office:value="754">
            <text:p>75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1.903">
            <text:p>11.9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64">
            <text:p>964</text:p>
          </table:table-cell>
          <table:table-cell office:value-type="float" office:value="73.88">
            <text:p>73.8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2.23">
            <text:p>12.23</text:p>
          </table:table-cell>
          <table:table-cell office:value-type="float" office:value="721">
            <text:p>72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8">
            <text:p>64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35">
            <text:p>635</text:p>
          </table:table-cell>
          <table:table-cell office:value-type="string">
            <text:p>Thiophene, 2,5-bis(1,1-dimethylethoxy)-</text:p>
          </table:table-cell>
          <table:table-cell office:value-type="string">
            <text:p>mainlib</text:p>
          </table:table-cell>
          <table:table-cell office:value-type="float" office:value="11.931">
            <text:p>11.9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5">
            <text:p>985</text:p>
          </table:table-cell>
          <table:table-cell office:value-type="float" office:value="60.75">
            <text:p>60.7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2.41">
            <text:p>12.41</text:p>
          </table:table-cell>
          <table:table-cell office:value-type="float" office:value="696">
            <text:p>69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29">
            <text:p>629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29">
            <text:p>629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11.995">
            <text:p>11.9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64">
            <text:p>964</text:p>
          </table:table-cell>
          <table:table-cell office:value-type="float" office:value="45.28">
            <text:p>45.2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2.48">
            <text:p>12.48</text:p>
          </table:table-cell>
          <table:table-cell office:value-type="float" office:value="730">
            <text:p>73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8">
            <text:p>72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710">
            <text:p>710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12.067">
            <text:p>12.0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86">
            <text:p>986</text:p>
          </table:table-cell>
          <table:table-cell office:value-type="float" office:value="69.81">
            <text:p>69.8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2.51">
            <text:p>12.51</text:p>
          </table:table-cell>
          <table:table-cell office:value-type="float" office:value="734">
            <text:p>73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8">
            <text:p>718</text:p>
          </table:table-cell>
          <table:table-cell office:value-type="string">
            <text:p>Cyclopentanol, 2-methyl-, trans-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2.087">
            <text:p>12.0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85">
            <text:p>985</text:p>
          </table:table-cell>
          <table:table-cell office:value-type="float" office:value="57.78">
            <text:p>57.7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2.56">
            <text:p>12.56</text:p>
          </table:table-cell>
          <table:table-cell office:value-type="float" office:value="750">
            <text:p>75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2.23">
            <text:p>12.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75">
            <text:p>975</text:p>
          </table:table-cell>
          <table:table-cell office:value-type="float" office:value="62.34">
            <text:p>62.3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2.62">
            <text:p>12.62</text:p>
          </table:table-cell>
          <table:table-cell office:value-type="float" office:value="758">
            <text:p>75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7">
            <text:p>707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2.407">
            <text:p>12.4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46">
            <text:p>946</text:p>
          </table:table-cell>
          <table:table-cell office:value-type="float" office:value="71.81">
            <text:p>71.8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.66">
            <text:p>12.66</text:p>
          </table:table-cell>
          <table:table-cell office:value-type="float" office:value="765">
            <text:p>76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9">
            <text:p>689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12.482">
            <text:p>12.4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64">
            <text:p>964</text:p>
          </table:table-cell>
          <table:table-cell office:value-type="float" office:value="33.33">
            <text:p>33.3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2.71">
            <text:p>12.71</text:p>
          </table:table-cell>
          <table:table-cell office:value-type="float" office:value="720">
            <text:p>72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6">
            <text:p>656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651">
            <text:p>651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2.509">
            <text:p>12.5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75">
            <text:p>975</text:p>
          </table:table-cell>
          <table:table-cell office:value-type="float" office:value="43.16">
            <text:p>43.1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2.75">
            <text:p>12.75</text:p>
          </table:table-cell>
          <table:table-cell office:value-type="float" office:value="748">
            <text:p>74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9">
            <text:p>719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78">
            <text:p>678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12.556">
            <text:p>12.5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6">
            <text:p>986</text:p>
          </table:table-cell>
          <table:table-cell office:value-type="float" office:value="62.55">
            <text:p>62.5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2.78">
            <text:p>12.78</text:p>
          </table:table-cell>
          <table:table-cell office:value-type="float" office:value="736">
            <text:p>73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54">
            <text:p>654</text:p>
          </table:table-cell>
          <table:table-cell office:value-type="string">
            <text:p>Propane, 2-methyl-1-nitro-</text:p>
          </table:table-cell>
          <table:table-cell office:value-type="string">
            <text:p>mainlib</text:p>
          </table:table-cell>
          <table:table-cell office:value-type="float" office:value="12.618">
            <text:p>12.6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5">
            <text:p>985</text:p>
          </table:table-cell>
          <table:table-cell office:value-type="float" office:value="57.76">
            <text:p>57.7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2.84">
            <text:p>12.84</text:p>
          </table:table-cell>
          <table:table-cell office:value-type="float" office:value="723">
            <text:p>72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9">
            <text:p>669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35">
            <text:p>635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12.655">
            <text:p>12.6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86">
            <text:p>986</text:p>
          </table:table-cell>
          <table:table-cell office:value-type="float" office:value="63.59">
            <text:p>63.5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2.87">
            <text:p>12.87</text:p>
          </table:table-cell>
          <table:table-cell office:value-type="float" office:value="711">
            <text:p>71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46">
            <text:p>64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2.71">
            <text:p>12.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55">
            <text:p>955</text:p>
          </table:table-cell>
          <table:table-cell office:value-type="float" office:value="70.06">
            <text:p>70.0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2.93">
            <text:p>12.93</text:p>
          </table:table-cell>
          <table:table-cell office:value-type="float" office:value="737">
            <text:p>73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12.754">
            <text:p>12.7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6">
            <text:p>986</text:p>
          </table:table-cell>
          <table:table-cell office:value-type="float" office:value="63.98">
            <text:p>63.9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3.03">
            <text:p>13.03</text:p>
          </table:table-cell>
          <table:table-cell office:value-type="float" office:value="676">
            <text:p>676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670">
            <text:p>67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2">
            <text:p>64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2.781">
            <text:p>12.78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86">
            <text:p>986</text:p>
          </table:table-cell>
          <table:table-cell office:value-type="float" office:value="73.1">
            <text:p>73.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3.04">
            <text:p>13.04</text:p>
          </table:table-cell>
          <table:table-cell office:value-type="float" office:value="712">
            <text:p>71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4">
            <text:p>664</text:p>
          </table:table-cell>
          <table:table-cell office:value-type="string">
            <text:p>Cyclopentanol, 2-methyl-, trans-</text:p>
          </table:table-cell>
          <table:table-cell office:value-type="string">
            <text:p>mainlib</text:p>
          </table:table-cell>
          <table:table-cell office:value-type="float" office:value="656">
            <text:p>656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12.835">
            <text:p>12.8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85">
            <text:p>985</text:p>
          </table:table-cell>
          <table:table-cell office:value-type="float" office:value="78.18">
            <text:p>78.1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3.1">
            <text:p>13.1</text:p>
          </table:table-cell>
          <table:table-cell office:value-type="float" office:value="758">
            <text:p>75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48">
            <text:p>74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83">
            <text:p>683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12.873">
            <text:p>12.87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38">
            <text:p>938</text:p>
          </table:table-cell>
          <table:table-cell office:value-type="float" office:value="47.39">
            <text:p>47.3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3.18">
            <text:p>13.18</text:p>
          </table:table-cell>
          <table:table-cell office:value-type="float" office:value="734">
            <text:p>73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2">
            <text:p>712</text:p>
          </table:table-cell>
          <table:table-cell office:value-type="string">
            <text:p>n-Pentanol, 3-methyl-5-[1-cycloazapropyl]-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Decane, 2,5,9-trimethyl-</text:p>
          </table:table-cell>
          <table:table-cell office:value-type="string">
            <text:p>mainlib</text:p>
          </table:table-cell>
          <table:table-cell office:value-type="float" office:value="12.89">
            <text:p>12.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6">
            <text:p>986</text:p>
          </table:table-cell>
          <table:table-cell office:value-type="float" office:value="63.48">
            <text:p>63.4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3.22">
            <text:p>13.22</text:p>
          </table:table-cell>
          <table:table-cell office:value-type="float" office:value="749">
            <text:p>74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73">
            <text:p>673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2.931">
            <text:p>12.9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85">
            <text:p>985</text:p>
          </table:table-cell>
          <table:table-cell office:value-type="float" office:value="76.7">
            <text:p>76.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3.26">
            <text:p>13.26</text:p>
          </table:table-cell>
          <table:table-cell office:value-type="float" office:value="698">
            <text:p>69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3">
            <text:p>653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634">
            <text:p>634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3.026">
            <text:p>13.026</text:p>
          </table:table-cell>
          <table:table-cell office:value-type="string">
            <text:p>1,1-Dimethylethylamine, N-methoxycarbonyloxy</text:p>
          </table:table-cell>
          <table:table-cell office:value-type="string">
            <text:p>n.a.</text:p>
          </table:table-cell>
          <table:table-cell office:value-type="float" office:value="676">
            <text:p>676</text:p>
          </table:table-cell>
          <table:table-cell office:value-type="float" office:value="736">
            <text:p>736</text:p>
          </table:table-cell>
          <table:table-cell office:value-type="float" office:value="29.02">
            <text:p>29.0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3.31">
            <text:p>13.31</text:p>
          </table:table-cell>
          <table:table-cell office:value-type="float" office:value="718">
            <text:p>718</text:p>
          </table:table-cell>
          <table:table-cell office:value-type="string">
            <text:p>Benzo[c]furanone, 3,3,4,7-tetramethyl-</text:p>
          </table:table-cell>
          <table:table-cell office:value-type="string">
            <text:p>mainlib</text:p>
          </table:table-cell>
          <table:table-cell office:value-type="float" office:value="655">
            <text:p>655</text:p>
          </table:table-cell>
          <table:table-cell office:value-type="string">
            <text:p>3-(4-Hydroxy-3,5-dimethylphenyl)-2-methyl-2-propenal</text:p>
          </table:table-cell>
          <table:table-cell office:value-type="string">
            <text:p>mainlib</text:p>
          </table:table-cell>
          <table:table-cell office:value-type="float" office:value="653">
            <text:p>653</text:p>
          </table:table-cell>
          <table:table-cell office:value-type="string">
            <text:p>Benzene, 1-ethyl-3,5-diisopropyl-</text:p>
          </table:table-cell>
          <table:table-cell office:value-type="string">
            <text:p>mainlib</text:p>
          </table:table-cell>
          <table:table-cell office:value-type="float" office:value="13.043">
            <text:p>13.0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64">
            <text:p>964</text:p>
          </table:table-cell>
          <table:table-cell office:value-type="float" office:value="34.33">
            <text:p>34.3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3.45">
            <text:p>13.45</text:p>
          </table:table-cell>
          <table:table-cell office:value-type="float" office:value="734">
            <text:p>73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8">
            <text:p>65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49">
            <text:p>649</text:p>
          </table:table-cell>
          <table:table-cell office:value-type="string">
            <text:p>1,6-Anhydro-3,4-dideoxy-ß-D-gluco-hexopyranose</text:p>
          </table:table-cell>
          <table:table-cell office:value-type="string">
            <text:p>mainlib</text:p>
          </table:table-cell>
          <table:table-cell office:value-type="float" office:value="13.104">
            <text:p>13.1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6">
            <text:p>986</text:p>
          </table:table-cell>
          <table:table-cell office:value-type="float" office:value="42.31">
            <text:p>42.3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3.51">
            <text:p>13.51</text:p>
          </table:table-cell>
          <table:table-cell office:value-type="float" office:value="677">
            <text:p>67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31">
            <text:p>631</text:p>
          </table:table-cell>
          <table:table-cell office:value-type="string">
            <text:p>Oxirane, (3,3-dimethylbutyl)-</text:p>
          </table:table-cell>
          <table:table-cell office:value-type="string">
            <text:p>mainlib</text:p>
          </table:table-cell>
          <table:table-cell office:value-type="float" office:value="612">
            <text:p>61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3.179">
            <text:p>13.1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75">
            <text:p>975</text:p>
          </table:table-cell>
          <table:table-cell office:value-type="float" office:value="39.93">
            <text:p>39.9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3.55">
            <text:p>13.55</text:p>
          </table:table-cell>
          <table:table-cell office:value-type="float" office:value="744">
            <text:p>74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8">
            <text:p>71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706">
            <text:p>706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3.199">
            <text:p>13.1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6">
            <text:p>986</text:p>
          </table:table-cell>
          <table:table-cell office:value-type="float" office:value="73.5">
            <text:p>73.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3.56">
            <text:p>13.56</text:p>
          </table:table-cell>
          <table:table-cell office:value-type="float" office:value="753">
            <text:p>75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73">
            <text:p>673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3.223">
            <text:p>13.2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6">
            <text:p>986</text:p>
          </table:table-cell>
          <table:table-cell office:value-type="float" office:value="65.63">
            <text:p>65.6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3.63">
            <text:p>13.63</text:p>
          </table:table-cell>
          <table:table-cell office:value-type="float" office:value="730">
            <text:p>73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Oxirane, (2-methylbutyl)-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13.264">
            <text:p>13.2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930">
            <text:p>930</text:p>
          </table:table-cell>
          <table:table-cell office:value-type="float" office:value="63.54">
            <text:p>63.5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3.72">
            <text:p>13.72</text:p>
          </table:table-cell>
          <table:table-cell office:value-type="float" office:value="803">
            <text:p>803</text:p>
          </table:table-cell>
          <table:table-cell office:value-type="string">
            <text:p>Heptadecane, 2,6-dimethyl-</text:p>
          </table:table-cell>
          <table:table-cell office:value-type="string">
            <text:p>mainlib</text:p>
          </table:table-cell>
          <table:table-cell office:value-type="float" office:value="785">
            <text:p>785</text:p>
          </table:table-cell>
          <table:table-cell office:value-type="string">
            <text:p>Decane, 2,4,6-trimethyl-</text:p>
          </table:table-cell>
          <table:table-cell office:value-type="string">
            <text:p>mainlib</text:p>
          </table:table-cell>
          <table:table-cell office:value-type="float" office:value="779">
            <text:p>779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13.315">
            <text:p>13.315</text:p>
          </table:table-cell>
          <table:table-cell office:value-type="string">
            <text:p>Benzo[c]furanone, 3,3,4,7-tetramethyl-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733">
            <text:p>733</text:p>
          </table:table-cell>
          <table:table-cell office:value-type="float" office:value="53.07">
            <text:p>53.0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3.84">
            <text:p>13.84</text:p>
          </table:table-cell>
          <table:table-cell office:value-type="float" office:value="718">
            <text:p>71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9">
            <text:p>649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11">
            <text:p>611</text:p>
          </table:table-cell>
          <table:table-cell office:value-type="string">
            <text:p>2-Heptafluorobutyroxydodecane</text:p>
          </table:table-cell>
          <table:table-cell office:value-type="string">
            <text:p>mainlib</text:p>
          </table:table-cell>
          <table:table-cell office:value-type="float" office:value="13.366">
            <text:p>13.3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85">
            <text:p>985</text:p>
          </table:table-cell>
          <table:table-cell office:value-type="float" office:value="48.32">
            <text:p>48.3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3.9">
            <text:p>13.9</text:p>
          </table:table-cell>
          <table:table-cell office:value-type="float" office:value="755">
            <text:p>75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6">
            <text:p>67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3-Aminopyrrolidine</text:p>
          </table:table-cell>
          <table:table-cell office:value-type="string">
            <text:p>mainlib</text:p>
          </table:table-cell>
          <table:table-cell office:value-type="float" office:value="13.38">
            <text:p>13.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75">
            <text:p>975</text:p>
          </table:table-cell>
          <table:table-cell office:value-type="float" office:value="64.58">
            <text:p>64.5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4">
            <text:p>14</text:p>
          </table:table-cell>
          <table:table-cell office:value-type="float" office:value="743">
            <text:p>74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7">
            <text:p>66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21">
            <text:p>621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13.393">
            <text:p>13.393</text:p>
          </table:table-cell>
          <table:table-cell office:value-type="string">
            <text:p>Piperazine, 1-(aminoacetyl)-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781">
            <text:p>781</text:p>
          </table:table-cell>
          <table:table-cell office:value-type="float" office:value="66.52">
            <text:p>66.5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4.1">
            <text:p>14.1</text:p>
          </table:table-cell>
          <table:table-cell office:value-type="float" office:value="645">
            <text:p>645</text:p>
          </table:table-cell>
          <table:table-cell office:value-type="string">
            <text:p>Cyclohexasiloxane, dodecamethyl-</text:p>
          </table:table-cell>
          <table:table-cell office:value-type="string">
            <text:p>mainlib</text:p>
          </table:table-cell>
          <table:table-cell office:value-type="float" office:value="531">
            <text:p>531</text:p>
          </table:table-cell>
          <table:table-cell office:value-type="string">
            <text:p>3,3,5-Triethoxy-1,1,1,7,7,7-hexamethyl-5-(trimethylsilyloxy)tetrasiloxane</text:p>
          </table:table-cell>
          <table:table-cell office:value-type="string">
            <text:p>mainlib</text:p>
          </table:table-cell>
          <table:table-cell office:value-type="float" office:value="499">
            <text:p>499</text:p>
          </table:table-cell>
          <table:table-cell office:value-type="string">
            <text:p>1,3,5,7,9,11-Hexaethylbicyclo[5.5.1]hexasiloxane</text:p>
          </table:table-cell>
          <table:table-cell office:value-type="string">
            <text:p>mainlib</text:p>
          </table:table-cell>
          <table:table-cell office:value-type="float" office:value="13.451">
            <text:p>13.4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6">
            <text:p>986</text:p>
          </table:table-cell>
          <table:table-cell office:value-type="float" office:value="63.17">
            <text:p>63.1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4.23">
            <text:p>14.23</text:p>
          </table:table-cell>
          <table:table-cell office:value-type="float" office:value="741">
            <text:p>741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714">
            <text:p>714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1,6-Anhydro-3,4-dideoxy-ß-D-manno-hexapyranose</text:p>
          </table:table-cell>
          <table:table-cell office:value-type="string">
            <text:p>mainlib</text:p>
          </table:table-cell>
          <table:table-cell office:value-type="float" office:value="13.505">
            <text:p>13.5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938">
            <text:p>938</text:p>
          </table:table-cell>
          <table:table-cell office:value-type="float" office:value="55.82">
            <text:p>55.8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4.33">
            <text:p>14.33</text:p>
          </table:table-cell>
          <table:table-cell office:value-type="float" office:value="751">
            <text:p>75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8">
            <text:p>69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45">
            <text:p>645</text:p>
          </table:table-cell>
          <table:table-cell office:value-type="string">
            <text:p>3-Pyrrolidinol</text:p>
          </table:table-cell>
          <table:table-cell office:value-type="string">
            <text:p>mainlib</text:p>
          </table:table-cell>
          <table:table-cell office:value-type="float" office:value="13.546">
            <text:p>13.5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71">
            <text:p>971</text:p>
          </table:table-cell>
          <table:table-cell office:value-type="float" office:value="57.54">
            <text:p>57.5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4.36">
            <text:p>14.36</text:p>
          </table:table-cell>
          <table:table-cell office:value-type="float" office:value="759">
            <text:p>759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749">
            <text:p>749</text:p>
          </table:table-cell>
          <table:table-cell office:value-type="string">
            <text:p>4-Trifluoroacetoxyhexadecane</text:p>
          </table:table-cell>
          <table:table-cell office:value-type="string">
            <text:p>mainlib</text:p>
          </table:table-cell>
          <table:table-cell office:value-type="float" office:value="727">
            <text:p>727</text:p>
          </table:table-cell>
          <table:table-cell office:value-type="string">
            <text:p>3-Trifluoroacetoxytridecane</text:p>
          </table:table-cell>
          <table:table-cell office:value-type="string">
            <text:p>mainlib</text:p>
          </table:table-cell>
          <table:table-cell office:value-type="float" office:value="13.56">
            <text:p>13.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6">
            <text:p>986</text:p>
          </table:table-cell>
          <table:table-cell office:value-type="float" office:value="67.15">
            <text:p>67.1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4.41">
            <text:p>14.41</text:p>
          </table:table-cell>
          <table:table-cell office:value-type="float" office:value="784">
            <text:p>784</text:p>
          </table:table-cell>
          <table:table-cell office:value-type="string">
            <text:p>Decane, 2,6,8-trimethyl-</text:p>
          </table:table-cell>
          <table:table-cell office:value-type="string">
            <text:p>mainlib</text:p>
          </table:table-cell>
          <table:table-cell office:value-type="float" office:value="771">
            <text:p>771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753">
            <text:p>753</text:p>
          </table:table-cell>
          <table:table-cell office:value-type="string">
            <text:p>Heptadecane, 2,6-dimethyl-</text:p>
          </table:table-cell>
          <table:table-cell office:value-type="string">
            <text:p>mainlib</text:p>
          </table:table-cell>
          <table:table-cell office:value-type="float" office:value="13.628">
            <text:p>13.6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86">
            <text:p>986</text:p>
          </table:table-cell>
          <table:table-cell office:value-type="float" office:value="35.59">
            <text:p>35.5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4.51">
            <text:p>14.51</text:p>
          </table:table-cell>
          <table:table-cell office:value-type="float" office:value="741">
            <text:p>74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5">
            <text:p>665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3.716">
            <text:p>13.716</text:p>
          </table:table-cell>
          <table:table-cell office:value-type="string">
            <text:p>Heptadecane, 2,6-dimethyl-</text:p>
          </table:table-cell>
          <table:table-cell office:value-type="string">
            <text:p>n.a.</text:p>
          </table:table-cell>
          <table:table-cell office:value-type="float" office:value="803">
            <text:p>803</text:p>
          </table:table-cell>
          <table:table-cell office:value-type="float" office:value="809">
            <text:p>809</text:p>
          </table:table-cell>
          <table:table-cell office:value-type="float" office:value="25.75">
            <text:p>25.7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4.55">
            <text:p>14.55</text:p>
          </table:table-cell>
          <table:table-cell office:value-type="float" office:value="723">
            <text:p>723</text:p>
          </table:table-cell>
          <table:table-cell office:value-type="string">
            <text:p>Decane, 2,4,6-trimethyl-</text:p>
          </table:table-cell>
          <table:table-cell office:value-type="string">
            <text:p>mainlib</text:p>
          </table:table-cell>
          <table:table-cell office:value-type="float" office:value="713">
            <text:p>713</text:p>
          </table:table-cell>
          <table:table-cell office:value-type="string">
            <text:p>Tris(aziridinomethyl)hydrazine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13.835">
            <text:p>13.8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55">
            <text:p>955</text:p>
          </table:table-cell>
          <table:table-cell office:value-type="float" office:value="77.56">
            <text:p>77.5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4.61">
            <text:p>14.61</text:p>
          </table:table-cell>
          <table:table-cell office:value-type="float" office:value="736">
            <text:p>73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665">
            <text:p>665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3.903">
            <text:p>13.9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99">
            <text:p>999</text:p>
          </table:table-cell>
          <table:table-cell office:value-type="float" office:value="69.9">
            <text:p>69.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4.68">
            <text:p>14.68</text:p>
          </table:table-cell>
          <table:table-cell office:value-type="float" office:value="710">
            <text:p>71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78">
            <text:p>678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13.999">
            <text:p>13.9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6">
            <text:p>986</text:p>
          </table:table-cell>
          <table:table-cell office:value-type="float" office:value="83.81">
            <text:p>83.8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4.77">
            <text:p>14.77</text:p>
          </table:table-cell>
          <table:table-cell office:value-type="float" office:value="744">
            <text:p>74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4.101">
            <text:p>14.101</text:p>
          </table:table-cell>
          <table:table-cell office:value-type="string">
            <text:p>Cyclohexasiloxane, dodecamethyl-</text:p>
          </table:table-cell>
          <table:table-cell office:value-type="string">
            <text:p>n.a.</text:p>
          </table:table-cell>
          <table:table-cell office:value-type="float" office:value="645">
            <text:p>645</text:p>
          </table:table-cell>
          <table:table-cell office:value-type="float" office:value="695">
            <text:p>695</text:p>
          </table:table-cell>
          <table:table-cell office:value-type="float" office:value="86.37">
            <text:p>86.3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4.84">
            <text:p>14.84</text:p>
          </table:table-cell>
          <table:table-cell office:value-type="float" office:value="751">
            <text:p>751</text:p>
          </table:table-cell>
          <table:table-cell office:value-type="string">
            <text:p>1-Butanol, 4-(hexyloxy)-</text:p>
          </table:table-cell>
          <table:table-cell office:value-type="string">
            <text:p>mainlib</text:p>
          </table:table-cell>
          <table:table-cell office:value-type="float" office:value="716">
            <text:p>716</text:p>
          </table:table-cell>
          <table:table-cell office:value-type="string">
            <text:p>Oxirane, (3-methylbutyl)-</text:p>
          </table:table-cell>
          <table:table-cell office:value-type="string">
            <text:p>mainlib</text:p>
          </table:table-cell>
          <table:table-cell office:value-type="float" office:value="707">
            <text:p>707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14.23">
            <text:p>14.23</text:p>
          </table:table-cell>
          <table:table-cell office:value-type="string">
            <text:p>Silane, trichlorodocosyl-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 office:value-type="float" office:value="32.43">
            <text:p>32.4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4.92">
            <text:p>14.92</text:p>
          </table:table-cell>
          <table:table-cell office:value-type="float" office:value="736">
            <text:p>73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16">
            <text:p>616</text:p>
          </table:table-cell>
          <table:table-cell office:value-type="string">
            <text:p>aS-Triazine-3,5(2H,4H)-dione, 6-(dimethylamino)-</text:p>
          </table:table-cell>
          <table:table-cell office:value-type="string">
            <text:p>mainlib</text:p>
          </table:table-cell>
          <table:table-cell office:value-type="float" office:value="14.294">
            <text:p>14.2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99">
            <text:p>999</text:p>
          </table:table-cell>
          <table:table-cell office:value-type="float" office:value="68.1">
            <text:p>68.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5">
            <text:p>15</text:p>
          </table:table-cell>
          <table:table-cell office:value-type="float" office:value="766">
            <text:p>76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5">
            <text:p>715</text:p>
          </table:table-cell>
          <table:table-cell office:value-type="string">
            <text:p>Cyclopentanol, 2-methyl-, trans-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4.325">
            <text:p>14.3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5">
            <text:p>985</text:p>
          </table:table-cell>
          <table:table-cell office:value-type="float" office:value="62.66">
            <text:p>62.6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5.02">
            <text:p>15.02</text:p>
          </table:table-cell>
          <table:table-cell office:value-type="float" office:value="741">
            <text:p>74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14.359">
            <text:p>14.359</text:p>
          </table:table-cell>
          <table:table-cell office:value-type="string">
            <text:p>Silane, trichlorodocosyl-</text:p>
          </table:table-cell>
          <table:table-cell office:value-type="string">
            <text:p>n.a.</text:p>
          </table:table-cell>
          <table:table-cell table:number-columns-repeated="2" office:value-type="float" office:value="759">
            <text:p>759</text:p>
          </table:table-cell>
          <table:table-cell office:value-type="float" office:value="23.54">
            <text:p>23.5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5.05">
            <text:p>15.05</text:p>
          </table:table-cell>
          <table:table-cell office:value-type="float" office:value="740">
            <text:p>74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73">
            <text:p>673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4.414">
            <text:p>14.414</text:p>
          </table:table-cell>
          <table:table-cell office:value-type="string">
            <text:p>Decane, 2,6,8-trimethyl-</text:p>
          </table:table-cell>
          <table:table-cell office:value-type="string">
            <text:p>n.a.</text:p>
          </table:table-cell>
          <table:table-cell office:value-type="float" office:value="784">
            <text:p>784</text:p>
          </table:table-cell>
          <table:table-cell office:value-type="float" office:value="794">
            <text:p>794</text:p>
          </table:table-cell>
          <table:table-cell office:value-type="float" office:value="27.73">
            <text:p>27.7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5.18">
            <text:p>15.18</text:p>
          </table:table-cell>
          <table:table-cell office:value-type="float" office:value="677">
            <text:p>677</text:p>
          </table:table-cell>
          <table:table-cell office:value-type="string">
            <text:p>1-Butanol, 4-(hexyloxy)-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37">
            <text:p>637</text:p>
          </table:table-cell>
          <table:table-cell office:value-type="string">
            <text:p>2,2,5,5,6-Pentamethyl-4,7,9-trioxabicyclo[4.2.1]nonane</text:p>
          </table:table-cell>
          <table:table-cell office:value-type="string">
            <text:p>mainlib</text:p>
          </table:table-cell>
          <table:table-cell office:value-type="float" office:value="14.509">
            <text:p>14.5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6">
            <text:p>986</text:p>
          </table:table-cell>
          <table:table-cell office:value-type="float" office:value="53.53">
            <text:p>53.5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15.26">
            <text:p>15.26</text:p>
          </table:table-cell>
          <table:table-cell office:value-type="float" office:value="752">
            <text:p>75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8">
            <text:p>72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8">
            <text:p>69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4.553">
            <text:p>14.553</text:p>
          </table:table-cell>
          <table:table-cell office:value-type="string">
            <text:p>Decane, 2,4,6-trimethyl-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732">
            <text:p>732</text:p>
          </table:table-cell>
          <table:table-cell office:value-type="float" office:value="23.78">
            <text:p>23.7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5.36">
            <text:p>15.36</text:p>
          </table:table-cell>
          <table:table-cell office:value-type="float" office:value="712">
            <text:p>71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9">
            <text:p>649</text:p>
          </table:table-cell>
          <table:table-cell office:value-type="string">
            <text:p>Piperazine, 1-(aminoacetyl)-</text:p>
          </table:table-cell>
          <table:table-cell office:value-type="string">
            <text:p>mainlib</text:p>
          </table:table-cell>
          <table:table-cell office:value-type="float" office:value="649">
            <text:p>649</text:p>
          </table:table-cell>
          <table:table-cell office:value-type="string">
            <text:p>Cyclopentanol, 2-methyl-, trans-</text:p>
          </table:table-cell>
          <table:table-cell office:value-type="string">
            <text:p>mainlib</text:p>
          </table:table-cell>
          <table:table-cell office:value-type="float" office:value="14.607">
            <text:p>14.6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64">
            <text:p>964</text:p>
          </table:table-cell>
          <table:table-cell office:value-type="float" office:value="56.26">
            <text:p>56.2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5.42">
            <text:p>15.42</text:p>
          </table:table-cell>
          <table:table-cell office:value-type="float" office:value="736">
            <text:p>73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7">
            <text:p>71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Cyclopentanol, 2-methyl-, trans-</text:p>
          </table:table-cell>
          <table:table-cell office:value-type="string">
            <text:p>mainlib</text:p>
          </table:table-cell>
          <table:table-cell office:value-type="float" office:value="14.675">
            <text:p>14.6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71">
            <text:p>971</text:p>
          </table:table-cell>
          <table:table-cell office:value-type="float" office:value="44.57">
            <text:p>44.5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5.44">
            <text:p>15.44</text:p>
          </table:table-cell>
          <table:table-cell office:value-type="float" office:value="750">
            <text:p>75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2">
            <text:p>682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4.767">
            <text:p>14.7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6">
            <text:p>986</text:p>
          </table:table-cell>
          <table:table-cell office:value-type="float" office:value="59.62">
            <text:p>59.6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5.5">
            <text:p>15.5</text:p>
          </table:table-cell>
          <table:table-cell office:value-type="float" office:value="744">
            <text:p>74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Cyclopentanol, 2-methyl-, trans-</text:p>
          </table:table-cell>
          <table:table-cell office:value-type="string">
            <text:p>mainlib</text:p>
          </table:table-cell>
          <table:table-cell office:value-type="float" office:value="14.839">
            <text:p>14.839</text:p>
          </table:table-cell>
          <table:table-cell office:value-type="string">
            <text:p>1-Butanol, 4-(hexyloxy)-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765">
            <text:p>765</text:p>
          </table:table-cell>
          <table:table-cell office:value-type="float" office:value="47.49">
            <text:p>47.4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15.55">
            <text:p>15.55</text:p>
          </table:table-cell>
          <table:table-cell office:value-type="float" office:value="759">
            <text:p>75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2H-Pyran, tetrahydro-2-(1-methylethoxy)-</text:p>
          </table:table-cell>
          <table:table-cell office:value-type="string">
            <text:p>mainlib</text:p>
          </table:table-cell>
          <table:table-cell office:value-type="float" office:value="14.917">
            <text:p>14.9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86">
            <text:p>986</text:p>
          </table:table-cell>
          <table:table-cell office:value-type="float" office:value="81.56">
            <text:p>81.5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5.62">
            <text:p>15.62</text:p>
          </table:table-cell>
          <table:table-cell office:value-type="float" office:value="673">
            <text:p>67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08">
            <text:p>60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02">
            <text:p>602</text:p>
          </table:table-cell>
          <table:table-cell office:value-type="string">
            <text:p>Tert.-butylaminoacrylonitryl</text:p>
          </table:table-cell>
          <table:table-cell office:value-type="string">
            <text:p>mainlib</text:p>
          </table:table-cell>
          <table:table-cell office:value-type="float" office:value="14.951">
            <text:p>14.9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5">
            <text:p>985</text:p>
          </table:table-cell>
          <table:table-cell office:value-type="float" office:value="64.88">
            <text:p>64.8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5.69">
            <text:p>15.69</text:p>
          </table:table-cell>
          <table:table-cell office:value-type="float" office:value="746">
            <text:p>74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7">
            <text:p>66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4.999">
            <text:p>14.9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99">
            <text:p>999</text:p>
          </table:table-cell>
          <table:table-cell office:value-type="float" office:value="72.35">
            <text:p>72.3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15.73">
            <text:p>15.73</text:p>
          </table:table-cell>
          <table:table-cell office:value-type="float" office:value="761">
            <text:p>76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Piperazine, 1-(aminoacetyl)-</text:p>
          </table:table-cell>
          <table:table-cell office:value-type="string">
            <text:p>mainlib</text:p>
          </table:table-cell>
          <table:table-cell office:value-type="float" office:value="682">
            <text:p>68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5.019">
            <text:p>15.0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5">
            <text:p>985</text:p>
          </table:table-cell>
          <table:table-cell office:value-type="float" office:value="56.47">
            <text:p>56.4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15.78">
            <text:p>15.78</text:p>
          </table:table-cell>
          <table:table-cell office:value-type="float" office:value="748">
            <text:p>74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4">
            <text:p>724</text:p>
          </table:table-cell>
          <table:table-cell office:value-type="string">
            <text:p>1,6:3,4-Dianhydro-2-deoxy-ß-d-lyxo-hexopyranos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5.05">
            <text:p>15.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75">
            <text:p>975</text:p>
          </table:table-cell>
          <table:table-cell office:value-type="float" office:value="55.62">
            <text:p>55.6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15.86">
            <text:p>15.86</text:p>
          </table:table-cell>
          <table:table-cell office:value-type="float" office:value="736">
            <text:p>73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5">
            <text:p>665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52">
            <text:p>652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5.104">
            <text:p>15.1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85">
            <text:p>985</text:p>
          </table:table-cell>
          <table:table-cell office:value-type="float" office:value="67.69">
            <text:p>67.6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15.89">
            <text:p>15.89</text:p>
          </table:table-cell>
          <table:table-cell office:value-type="float" office:value="771">
            <text:p>77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31">
            <text:p>731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5.179">
            <text:p>15.179</text:p>
          </table:table-cell>
          <table:table-cell office:value-type="string">
            <text:p>1-Butanol, 4-(hexyloxy)-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724">
            <text:p>724</text:p>
          </table:table-cell>
          <table:table-cell office:value-type="float" office:value="42.66">
            <text:p>42.6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15.95">
            <text:p>15.95</text:p>
          </table:table-cell>
          <table:table-cell office:value-type="float" office:value="726">
            <text:p>72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720">
            <text:p>72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7">
            <text:p>66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5.26">
            <text:p>15.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85">
            <text:p>985</text:p>
          </table:table-cell>
          <table:table-cell office:value-type="float" office:value="64.21">
            <text:p>64.2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6.06">
            <text:p>16.06</text:p>
          </table:table-cell>
          <table:table-cell office:value-type="float" office:value="753">
            <text:p>75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9">
            <text:p>699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98">
            <text:p>698</text:p>
          </table:table-cell>
          <table:table-cell office:value-type="string">
            <text:p>Piperazine, 1-(aminoacetyl)-</text:p>
          </table:table-cell>
          <table:table-cell office:value-type="string">
            <text:p>mainlib</text:p>
          </table:table-cell>
          <table:table-cell office:value-type="float" office:value="15.356">
            <text:p>15.3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64">
            <text:p>964</text:p>
          </table:table-cell>
          <table:table-cell office:value-type="float" office:value="39.81">
            <text:p>39.8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6.14">
            <text:p>16.14</text:p>
          </table:table-cell>
          <table:table-cell office:value-type="float" office:value="747">
            <text:p>74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1">
            <text:p>721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5.417">
            <text:p>15.4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75">
            <text:p>975</text:p>
          </table:table-cell>
          <table:table-cell office:value-type="float" office:value="38.67">
            <text:p>38.6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6.2">
            <text:p>16.2</text:p>
          </table:table-cell>
          <table:table-cell office:value-type="float" office:value="743">
            <text:p>74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2">
            <text:p>722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67">
            <text:p>66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5.441">
            <text:p>15.4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6">
            <text:p>986</text:p>
          </table:table-cell>
          <table:table-cell office:value-type="float" office:value="55.8">
            <text:p>55.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6.25">
            <text:p>16.25</text:p>
          </table:table-cell>
          <table:table-cell office:value-type="float" office:value="729">
            <text:p>72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Piperazine, 1-(aminoacetyl)-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5.502">
            <text:p>15.5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6">
            <text:p>986</text:p>
          </table:table-cell>
          <table:table-cell office:value-type="float" office:value="55.14">
            <text:p>55.1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16.29">
            <text:p>16.29</text:p>
          </table:table-cell>
          <table:table-cell office:value-type="float" office:value="758">
            <text:p>75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32">
            <text:p>73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71">
            <text:p>671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15.546">
            <text:p>15.5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99">
            <text:p>999</text:p>
          </table:table-cell>
          <table:table-cell office:value-type="float" office:value="52.12">
            <text:p>52.1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6.34">
            <text:p>16.34</text:p>
          </table:table-cell>
          <table:table-cell office:value-type="float" office:value="715">
            <text:p>71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2">
            <text:p>64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30">
            <text:p>630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15.624">
            <text:p>15.6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938">
            <text:p>938</text:p>
          </table:table-cell>
          <table:table-cell office:value-type="float" office:value="45.87">
            <text:p>45.8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16.38">
            <text:p>16.38</text:p>
          </table:table-cell>
          <table:table-cell office:value-type="float" office:value="720">
            <text:p>72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7">
            <text:p>64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32">
            <text:p>632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5.689">
            <text:p>15.6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99">
            <text:p>999</text:p>
          </table:table-cell>
          <table:table-cell office:value-type="float" office:value="58.2">
            <text:p>58.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16.45">
            <text:p>16.45</text:p>
          </table:table-cell>
          <table:table-cell office:value-type="float" office:value="731">
            <text:p>731</text:p>
          </table:table-cell>
          <table:table-cell office:value-type="string">
            <text:p>Cycloheptasiloxane, tetradecamethyl-</text:p>
          </table:table-cell>
          <table:table-cell office:value-type="string">
            <text:p>mainlib</text:p>
          </table:table-cell>
          <table:table-cell office:value-type="float" office:value="633">
            <text:p>633</text:p>
          </table:table-cell>
          <table:table-cell office:value-type="string">
            <text:p>3-Isopropoxy-1,1,1,7,7,7-hexamethyl-3,5,5-tris(trimethylsiloxy)tetrasiloxane</text:p>
          </table:table-cell>
          <table:table-cell office:value-type="string">
            <text:p>mainlib</text:p>
          </table:table-cell>
          <table:table-cell office:value-type="float" office:value="629">
            <text:p>629</text:p>
          </table:table-cell>
          <table:table-cell office:value-type="string">
            <text:p>3-Butoxy-1,1,1,7,7,7-hexamethyl-3,5,5-tris(trimethylsiloxy)tetrasiloxane</text:p>
          </table:table-cell>
          <table:table-cell office:value-type="string">
            <text:p>mainlib</text:p>
          </table:table-cell>
          <table:table-cell office:value-type="float" office:value="15.733">
            <text:p>15.7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99">
            <text:p>999</text:p>
          </table:table-cell>
          <table:table-cell office:value-type="float" office:value="71.49">
            <text:p>71.4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16.55">
            <text:p>16.55</text:p>
          </table:table-cell>
          <table:table-cell office:value-type="float" office:value="765">
            <text:p>76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46">
            <text:p>646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5.777">
            <text:p>15.7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6">
            <text:p>986</text:p>
          </table:table-cell>
          <table:table-cell office:value-type="float" office:value="50.16">
            <text:p>50.1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16.58">
            <text:p>16.58</text:p>
          </table:table-cell>
          <table:table-cell office:value-type="float" office:value="742">
            <text:p>74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50">
            <text:p>650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15.862">
            <text:p>15.8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64">
            <text:p>964</text:p>
          </table:table-cell>
          <table:table-cell office:value-type="float" office:value="77.41">
            <text:p>77.4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6.65">
            <text:p>16.65</text:p>
          </table:table-cell>
          <table:table-cell office:value-type="float" office:value="766">
            <text:p>76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3-(1,1,2,2-Tetrafluoroethoxy)prop-1-ene</text:p>
          </table:table-cell>
          <table:table-cell office:value-type="string">
            <text:p>mainlib</text:p>
          </table:table-cell>
          <table:table-cell office:value-type="float" office:value="15.893">
            <text:p>15.8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99">
            <text:p>999</text:p>
          </table:table-cell>
          <table:table-cell office:value-type="float" office:value="75.22">
            <text:p>75.2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6.76">
            <text:p>16.76</text:p>
          </table:table-cell>
          <table:table-cell office:value-type="float" office:value="749">
            <text:p>749</text:p>
          </table:table-cell>
          <table:table-cell office:value-type="string">
            <text:p>Decane, 2,6,8-trimethyl-</text:p>
          </table:table-cell>
          <table:table-cell office:value-type="string">
            <text:p>mainlib</text:p>
          </table:table-cell>
          <table:table-cell office:value-type="float" office:value="745">
            <text:p>745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722">
            <text:p>722</text:p>
          </table:table-cell>
          <table:table-cell office:value-type="string">
            <text:p>Eicosane, 10-methyl-</text:p>
          </table:table-cell>
          <table:table-cell office:value-type="string">
            <text:p>mainlib</text:p>
          </table:table-cell>
          <table:table-cell office:value-type="float" office:value="15.947">
            <text:p>15.94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60">
            <text:p>960</text:p>
          </table:table-cell>
          <table:table-cell office:value-type="float" office:value="36.76">
            <text:p>36.7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16.85">
            <text:p>16.85</text:p>
          </table:table-cell>
          <table:table-cell office:value-type="float" office:value="745">
            <text:p>745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706">
            <text:p>70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2">
            <text:p>642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6.056">
            <text:p>16.0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5">
            <text:p>985</text:p>
          </table:table-cell>
          <table:table-cell office:value-type="float" office:value="48.94">
            <text:p>48.9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6.93">
            <text:p>16.93</text:p>
          </table:table-cell>
          <table:table-cell office:value-type="float" office:value="755">
            <text:p>75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73">
            <text:p>673</text:p>
          </table:table-cell>
          <table:table-cell office:value-type="string">
            <text:p>1,1-Dimethylethylamine, N-methoxycarbonyloxy</text:p>
          </table:table-cell>
          <table:table-cell office:value-type="string">
            <text:p>mainlib</text:p>
          </table:table-cell>
          <table:table-cell office:value-type="float" office:value="16.141">
            <text:p>16.1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71">
            <text:p>971</text:p>
          </table:table-cell>
          <table:table-cell office:value-type="float" office:value="64">
            <text:p>6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16.99">
            <text:p>16.99</text:p>
          </table:table-cell>
          <table:table-cell office:value-type="float" office:value="678">
            <text:p>678</text:p>
          </table:table-cell>
          <table:table-cell office:value-type="string">
            <text:p>7,9-Di-tertbutyl-1-oxaspiro[4,5]deca-6,9-dien-8-one</text:p>
          </table:table-cell>
          <table:table-cell office:value-type="string">
            <text:p>mainlib</text:p>
          </table:table-cell>
          <table:table-cell office:value-type="float" office:value="638">
            <text:p>638</text:p>
          </table:table-cell>
          <table:table-cell office:value-type="string">
            <text:p>Pyridine-4-carboxylic acid, 1,2-dihydro-3-cyano-5,6-dimethyl-2-oxo-, methyl ester</text:p>
          </table:table-cell>
          <table:table-cell office:value-type="string">
            <text:p>mainlib</text:p>
          </table:table-cell>
          <table:table-cell office:value-type="float" office:value="632">
            <text:p>632</text:p>
          </table:table-cell>
          <table:table-cell office:value-type="string">
            <text:p>2,4-Di-tert-butylphenol</text:p>
          </table:table-cell>
          <table:table-cell office:value-type="string">
            <text:p>mainlib</text:p>
          </table:table-cell>
          <table:table-cell office:value-type="float" office:value="16.196">
            <text:p>16.1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6">
            <text:p>986</text:p>
          </table:table-cell>
          <table:table-cell office:value-type="float" office:value="57.86">
            <text:p>57.8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7.09">
            <text:p>17.09</text:p>
          </table:table-cell>
          <table:table-cell office:value-type="float" office:value="757">
            <text:p>75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5">
            <text:p>705</text:p>
          </table:table-cell>
          <table:table-cell office:value-type="string">
            <text:p>2-Thiophenecarboxylic acid, 5-(1,1-dimethylethoxy)-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6.247">
            <text:p>16.2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46">
            <text:p>946</text:p>
          </table:table-cell>
          <table:table-cell office:value-type="float" office:value="56.71">
            <text:p>56.7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17.13">
            <text:p>17.13</text:p>
          </table:table-cell>
          <table:table-cell office:value-type="float" office:value="736">
            <text:p>73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67">
            <text:p>667</text:p>
          </table:table-cell>
          <table:table-cell office:value-type="string">
            <text:p>(S)-3,4-Dimethylpentanol</text:p>
          </table:table-cell>
          <table:table-cell office:value-type="string">
            <text:p>mainlib</text:p>
          </table:table-cell>
          <table:table-cell office:value-type="float" office:value="16.291">
            <text:p>16.2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71">
            <text:p>971</text:p>
          </table:table-cell>
          <table:table-cell office:value-type="float" office:value="68.72">
            <text:p>68.7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17.22">
            <text:p>17.22</text:p>
          </table:table-cell>
          <table:table-cell office:value-type="float" office:value="710">
            <text:p>71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1,6:3,4-Dianhydro-2-deoxy-ß-d-lyxo-hexopyranose</text:p>
          </table:table-cell>
          <table:table-cell office:value-type="string">
            <text:p>mainlib</text:p>
          </table:table-cell>
          <table:table-cell office:value-type="float" office:value="16.339">
            <text:p>16.3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975">
            <text:p>975</text:p>
          </table:table-cell>
          <table:table-cell office:value-type="float" office:value="70.06">
            <text:p>70.0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7.27">
            <text:p>17.27</text:p>
          </table:table-cell>
          <table:table-cell office:value-type="float" office:value="746">
            <text:p>74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6">
            <text:p>706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689">
            <text:p>689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6.376">
            <text:p>16.3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75">
            <text:p>975</text:p>
          </table:table-cell>
          <table:table-cell office:value-type="float" office:value="69.26">
            <text:p>69.2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7.36">
            <text:p>17.36</text:p>
          </table:table-cell>
          <table:table-cell office:value-type="float" office:value="712">
            <text:p>712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711">
            <text:p>711</text:p>
          </table:table-cell>
          <table:table-cell office:value-type="string">
            <text:p>Hexadecane, 3-methyl-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Decane, 2,6,8-trimethyl-</text:p>
          </table:table-cell>
          <table:table-cell office:value-type="string">
            <text:p>mainlib</text:p>
          </table:table-cell>
          <table:table-cell office:value-type="float" office:value="16.451">
            <text:p>16.451</text:p>
          </table:table-cell>
          <table:table-cell office:value-type="string">
            <text:p>Cycloheptasiloxane, tetradecamethyl-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856">
            <text:p>856</text:p>
          </table:table-cell>
          <table:table-cell office:value-type="float" office:value="85.52">
            <text:p>85.5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17.44">
            <text:p>17.44</text:p>
          </table:table-cell>
          <table:table-cell office:value-type="float" office:value="747">
            <text:p>74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5">
            <text:p>705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693">
            <text:p>693</text:p>
          </table:table-cell>
          <table:table-cell office:value-type="string">
            <text:p>2,3-Anhydro-d-galactosan</text:p>
          </table:table-cell>
          <table:table-cell office:value-type="string">
            <text:p>mainlib</text:p>
          </table:table-cell>
          <table:table-cell office:value-type="float" office:value="16.546">
            <text:p>16.5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86">
            <text:p>986</text:p>
          </table:table-cell>
          <table:table-cell office:value-type="float" office:value="83.14">
            <text:p>83.1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7.47">
            <text:p>17.47</text:p>
          </table:table-cell>
          <table:table-cell office:value-type="float" office:value="716">
            <text:p>71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trans-4,5-Epoxynonane</text:p>
          </table:table-cell>
          <table:table-cell office:value-type="string">
            <text:p>mainlib</text:p>
          </table:table-cell>
          <table:table-cell office:value-type="float" office:value="16.58">
            <text:p>16.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86">
            <text:p>986</text:p>
          </table:table-cell>
          <table:table-cell office:value-type="float" office:value="63">
            <text:p>6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7.53">
            <text:p>17.53</text:p>
          </table:table-cell>
          <table:table-cell office:value-type="float" office:value="724">
            <text:p>72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0">
            <text:p>670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Decane, 2,4,6-trimethyl-</text:p>
          </table:table-cell>
          <table:table-cell office:value-type="string">
            <text:p>mainlib</text:p>
          </table:table-cell>
          <table:table-cell office:value-type="float" office:value="16.651">
            <text:p>16.6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99">
            <text:p>999</text:p>
          </table:table-cell>
          <table:table-cell office:value-type="float" office:value="83.51">
            <text:p>83.5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17.61">
            <text:p>17.61</text:p>
          </table:table-cell>
          <table:table-cell office:value-type="float" office:value="716">
            <text:p>716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715">
            <text:p>715</text:p>
          </table:table-cell>
          <table:table-cell office:value-type="string">
            <text:p>Heptadecane, 2,6-dimethyl-</text:p>
          </table:table-cell>
          <table:table-cell office:value-type="string">
            <text:p>mainlib</text:p>
          </table:table-cell>
          <table:table-cell office:value-type="float" office:value="713">
            <text:p>71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16.764">
            <text:p>16.764</text:p>
          </table:table-cell>
          <table:table-cell office:value-type="string">
            <text:p>Decane, 2,6,8-trimethyl-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774">
            <text:p>774</text:p>
          </table:table-cell>
          <table:table-cell office:value-type="float" office:value="28.01">
            <text:p>28.0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17.68">
            <text:p>17.68</text:p>
          </table:table-cell>
          <table:table-cell office:value-type="float" office:value="757">
            <text:p>75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8">
            <text:p>67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6.845">
            <text:p>16.84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78">
            <text:p>978</text:p>
          </table:table-cell>
          <table:table-cell office:value-type="float" office:value="71.86">
            <text:p>71.8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17.77">
            <text:p>17.77</text:p>
          </table:table-cell>
          <table:table-cell office:value-type="float" office:value="715">
            <text:p>71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16.934">
            <text:p>16.9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85">
            <text:p>985</text:p>
          </table:table-cell>
          <table:table-cell office:value-type="float" office:value="71.6">
            <text:p>71.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17.81">
            <text:p>17.81</text:p>
          </table:table-cell>
          <table:table-cell office:value-type="float" office:value="747">
            <text:p>74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2H-Pyran-2-ol, tetrahydro-</text:p>
          </table:table-cell>
          <table:table-cell office:value-type="string">
            <text:p>mainlib</text:p>
          </table:table-cell>
          <table:table-cell office:value-type="float" office:value="16.992">
            <text:p>16.992</text:p>
          </table:table-cell>
          <table:table-cell office:value-type="string">
            <text:p>7,9-Di-tertbutyl-1-oxaspiro[4,5]deca-6,9-dien-8-one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705">
            <text:p>705</text:p>
          </table:table-cell>
          <table:table-cell office:value-type="float" office:value="37.62">
            <text:p>37.6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17.86">
            <text:p>17.86</text:p>
          </table:table-cell>
          <table:table-cell office:value-type="float" office:value="751">
            <text:p>75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aS-Triazine-3,5(2H,4H)-dione, 6-(dimethylamino)-</text:p>
          </table:table-cell>
          <table:table-cell office:value-type="string">
            <text:p>mainlib</text:p>
          </table:table-cell>
          <table:table-cell office:value-type="float" office:value="17.09">
            <text:p>17.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85">
            <text:p>985</text:p>
          </table:table-cell>
          <table:table-cell office:value-type="float" office:value="59.67">
            <text:p>59.6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17.9">
            <text:p>17.9</text:p>
          </table:table-cell>
          <table:table-cell office:value-type="float" office:value="735">
            <text:p>73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2-Furanmethanol, tetrahydro-5-methyl-, trans-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17.131">
            <text:p>17.1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99">
            <text:p>999</text:p>
          </table:table-cell>
          <table:table-cell office:value-type="float" office:value="56.06">
            <text:p>56.0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17.95">
            <text:p>17.95</text:p>
          </table:table-cell>
          <table:table-cell office:value-type="float" office:value="756">
            <text:p>75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9">
            <text:p>669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7.182">
            <text:p>17.1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6">
            <text:p>986</text:p>
          </table:table-cell>
          <table:table-cell office:value-type="float" office:value="76.31">
            <text:p>76.31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18.02">
            <text:p>18.02</text:p>
          </table:table-cell>
          <table:table-cell office:value-type="float" office:value="741">
            <text:p>74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27">
            <text:p>627</text:p>
          </table:table-cell>
          <table:table-cell office:value-type="string">
            <text:p>n-Octane, 1-[1-cycloazapropyl]-</text:p>
          </table:table-cell>
          <table:table-cell office:value-type="string">
            <text:p>mainlib</text:p>
          </table:table-cell>
          <table:table-cell office:value-type="float" office:value="17.219">
            <text:p>17.2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71">
            <text:p>971</text:p>
          </table:table-cell>
          <table:table-cell office:value-type="float" office:value="41.19">
            <text:p>41.1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8.06">
            <text:p>18.06</text:p>
          </table:table-cell>
          <table:table-cell office:value-type="float" office:value="731">
            <text:p>73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49">
            <text:p>649</text:p>
          </table:table-cell>
          <table:table-cell office:value-type="string">
            <text:p>Hydroxylamine, O-(2-methylpropyl)-</text:p>
          </table:table-cell>
          <table:table-cell office:value-type="string">
            <text:p>mainlib</text:p>
          </table:table-cell>
          <table:table-cell office:value-type="float" office:value="17.267">
            <text:p>17.2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99">
            <text:p>999</text:p>
          </table:table-cell>
          <table:table-cell office:value-type="float" office:value="54.5">
            <text:p>54.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18.1">
            <text:p>18.1</text:p>
          </table:table-cell>
          <table:table-cell office:value-type="float" office:value="739">
            <text:p>739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734">
            <text:p>73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34">
            <text:p>634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7.359">
            <text:p>17.359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 office:value-type="float" office:value="15.17">
            <text:p>15.1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18.14">
            <text:p>18.14</text:p>
          </table:table-cell>
          <table:table-cell office:value-type="float" office:value="767">
            <text:p>76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3">
            <text:p>713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7.424">
            <text:p>17.4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75">
            <text:p>975</text:p>
          </table:table-cell>
          <table:table-cell office:value-type="float" office:value="44.42">
            <text:p>44.4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18.22">
            <text:p>18.22</text:p>
          </table:table-cell>
          <table:table-cell office:value-type="float" office:value="722">
            <text:p>72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53">
            <text:p>653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7.441">
            <text:p>17.4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86">
            <text:p>986</text:p>
          </table:table-cell>
          <table:table-cell office:value-type="float" office:value="48.74">
            <text:p>48.7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18.26">
            <text:p>18.26</text:p>
          </table:table-cell>
          <table:table-cell office:value-type="float" office:value="753">
            <text:p>75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27">
            <text:p>72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701">
            <text:p>701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7.471">
            <text:p>17.4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70">
            <text:p>970</text:p>
          </table:table-cell>
          <table:table-cell office:value-type="float" office:value="49.95">
            <text:p>49.95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18.32">
            <text:p>18.32</text:p>
          </table:table-cell>
          <table:table-cell office:value-type="float" office:value="733">
            <text:p>73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(Z)-2-Hydroxyimino-3-oxobutyric acid, 1,1-dimethylethyl ester</text:p>
          </table:table-cell>
          <table:table-cell office:value-type="string">
            <text:p>mainlib</text:p>
          </table:table-cell>
          <table:table-cell office:value-type="float" office:value="17.532">
            <text:p>17.5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85">
            <text:p>985</text:p>
          </table:table-cell>
          <table:table-cell office:value-type="float" office:value="42.47">
            <text:p>42.47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18.36">
            <text:p>18.36</text:p>
          </table:table-cell>
          <table:table-cell office:value-type="float" office:value="741">
            <text:p>74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Cyclopentanol, 2-methyl-, trans-</text:p>
          </table:table-cell>
          <table:table-cell office:value-type="string">
            <text:p>mainlib</text:p>
          </table:table-cell>
          <table:table-cell office:value-type="float" office:value="665">
            <text:p>665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7.614">
            <text:p>17.614</text:p>
          </table:table-cell>
          <table:table-cell office:value-type="string">
            <text:p>Heptadecane, 2,6,10,14-tetramethyl-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20">
            <text:p>720</text:p>
          </table:table-cell>
          <table:table-cell office:value-type="float" office:value="13.56">
            <text:p>13.5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18.44">
            <text:p>18.44</text:p>
          </table:table-cell>
          <table:table-cell office:value-type="float" office:value="732">
            <text:p>73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Tris(aziridinomethyl)hydrazine</text:p>
          </table:table-cell>
          <table:table-cell office:value-type="string">
            <text:p>mainlib</text:p>
          </table:table-cell>
          <table:table-cell office:value-type="float" office:value="678">
            <text:p>67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7.682">
            <text:p>17.6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99">
            <text:p>999</text:p>
          </table:table-cell>
          <table:table-cell office:value-type="float" office:value="61.16">
            <text:p>61.16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8.48">
            <text:p>18.48</text:p>
          </table:table-cell>
          <table:table-cell office:value-type="float" office:value="745">
            <text:p>74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9">
            <text:p>669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53">
            <text:p>653</text:p>
          </table:table-cell>
          <table:table-cell office:value-type="string">
            <text:p>Propanedioic acid, (bromomethyl)methyl-, bis(1,1-dimethylethyl) ester</text:p>
          </table:table-cell>
          <table:table-cell office:value-type="string">
            <text:p>mainlib</text:p>
          </table:table-cell>
          <table:table-cell office:value-type="float" office:value="17.767">
            <text:p>17.7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985">
            <text:p>985</text:p>
          </table:table-cell>
          <table:table-cell office:value-type="float" office:value="33.78">
            <text:p>33.78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18.54">
            <text:p>18.54</text:p>
          </table:table-cell>
          <table:table-cell office:value-type="float" office:value="676">
            <text:p>676</text:p>
          </table:table-cell>
          <table:table-cell office:value-type="string">
            <text:p>Cyclooctasiloxane, hexadecamethyl-</text:p>
          </table:table-cell>
          <table:table-cell office:value-type="string">
            <text:p>mainlib</text:p>
          </table:table-cell>
          <table:table-cell office:value-type="float" office:value="626">
            <text:p>626</text:p>
          </table:table-cell>
          <table:table-cell office:value-type="string">
            <text:p>2,6-Dihydroxybenzoic acid, 3TMS derivative</text:p>
          </table:table-cell>
          <table:table-cell office:value-type="string">
            <text:p>mainlib</text:p>
          </table:table-cell>
          <table:table-cell office:value-type="float" office:value="626">
            <text:p>626</text:p>
          </table:table-cell>
          <table:table-cell office:value-type="string">
            <text:p>Benzeneethanamine, N-[(pentafluorophenyl)methylene]-ß,3,4-tris[(trimethylsilyl)oxy]-</text:p>
          </table:table-cell>
          <table:table-cell office:value-type="string">
            <text:p>mainlib</text:p>
          </table:table-cell>
          <table:table-cell office:value-type="float" office:value="17.808">
            <text:p>17.8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75">
            <text:p>975</text:p>
          </table:table-cell>
          <table:table-cell office:value-type="float" office:value="62.3">
            <text:p>62.3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18.61">
            <text:p>18.61</text:p>
          </table:table-cell>
          <table:table-cell office:value-type="float" office:value="745">
            <text:p>74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37">
            <text:p>737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710">
            <text:p>710</text:p>
          </table:table-cell>
          <table:table-cell office:value-type="string">
            <text:p>3-Trifluoroacetoxydodecane</text:p>
          </table:table-cell>
          <table:table-cell office:value-type="string">
            <text:p>mainlib</text:p>
          </table:table-cell>
          <table:table-cell office:value-type="float" office:value="17.856">
            <text:p>17.8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6">
            <text:p>986</text:p>
          </table:table-cell>
          <table:table-cell office:value-type="float" office:value="47.72">
            <text:p>47.7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18.65">
            <text:p>18.65</text:p>
          </table:table-cell>
          <table:table-cell office:value-type="float" office:value="709">
            <text:p>70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36">
            <text:p>636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32">
            <text:p>63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7.9">
            <text:p>17.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86">
            <text:p>986</text:p>
          </table:table-cell>
          <table:table-cell office:value-type="float" office:value="37.54">
            <text:p>37.54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18.71">
            <text:p>18.71</text:p>
          </table:table-cell>
          <table:table-cell office:value-type="float" office:value="741">
            <text:p>74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5">
            <text:p>715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7.951">
            <text:p>17.9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5">
            <text:p>985</text:p>
          </table:table-cell>
          <table:table-cell office:value-type="float" office:value="76.52">
            <text:p>76.5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8.75">
            <text:p>18.75</text:p>
          </table:table-cell>
          <table:table-cell office:value-type="float" office:value="751">
            <text:p>75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8.022">
            <text:p>18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75">
            <text:p>975</text:p>
          </table:table-cell>
          <table:table-cell office:value-type="float" office:value="80.32">
            <text:p>80.32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8.79">
            <text:p>18.79</text:p>
          </table:table-cell>
          <table:table-cell office:value-type="float" office:value="723">
            <text:p>723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1,6-Anhydro-3,4-dideoxy-ß-D-manno-hexapyranose</text:p>
          </table:table-cell>
          <table:table-cell office:value-type="string">
            <text:p>mainlib</text:p>
          </table:table-cell>
          <table:table-cell office:value-type="float" office:value="18.06">
            <text:p>18.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85">
            <text:p>985</text:p>
          </table:table-cell>
          <table:table-cell office:value-type="float" office:value="58.69">
            <text:p>58.69</text:p>
          </table:table-cell>
          <table:table-cell office:value-type="string">
            <text:p>mainlib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18.87">
            <text:p>18.87</text:p>
          </table:table-cell>
          <table:table-cell office:value-type="float" office:value="708">
            <text:p>70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6">
            <text:p>646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37">
            <text:p>63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8.1">
            <text:p>18.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60">
            <text:p>960</text:p>
          </table:table-cell>
          <table:table-cell office:value-type="float" office:value="52.19">
            <text:p>52.1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.93">
            <text:p>18.93</text:p>
          </table:table-cell>
          <table:table-cell office:value-type="float" office:value="701">
            <text:p>70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61">
            <text:p>661</text:p>
          </table:table-cell>
          <table:table-cell office:value-type="string">
            <text:p>Decane, 2,4,6-trimethyl-</text:p>
          </table:table-cell>
          <table:table-cell office:value-type="string">
            <text:p>mainlib</text:p>
          </table:table-cell>
          <table:table-cell office:value-type="float" office:value="18.145">
            <text:p>18.1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85">
            <text:p>985</text:p>
          </table:table-cell>
          <table:table-cell office:value-type="float" office:value="65.97">
            <text:p>65.9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9.03">
            <text:p>19.03</text:p>
          </table:table-cell>
          <table:table-cell office:value-type="float" office:value="677">
            <text:p>677</text:p>
          </table:table-cell>
          <table:table-cell office:value-type="string">
            <text:p>2-Propenoic acid, 1-methylundecyl ester</text:p>
          </table:table-cell>
          <table:table-cell office:value-type="string">
            <text:p>mainlib</text:p>
          </table:table-cell>
          <table:table-cell office:value-type="float" office:value="673">
            <text:p>673</text:p>
          </table:table-cell>
          <table:table-cell office:value-type="string">
            <text:p>Tris(aziridinomethyl)hydrazine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18.219">
            <text:p>18.2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55">
            <text:p>955</text:p>
          </table:table-cell>
          <table:table-cell office:value-type="float" office:value="69.3">
            <text:p>69.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9.05">
            <text:p>19.05</text:p>
          </table:table-cell>
          <table:table-cell office:value-type="float" office:value="709">
            <text:p>70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8">
            <text:p>678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3-(Prop-2-enoyloxy)dodecane</text:p>
          </table:table-cell>
          <table:table-cell office:value-type="string">
            <text:p>mainlib</text:p>
          </table:table-cell>
          <table:table-cell office:value-type="float" office:value="18.257">
            <text:p>18.2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71">
            <text:p>971</text:p>
          </table:table-cell>
          <table:table-cell office:value-type="float" office:value="59.61">
            <text:p>59.6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.11">
            <text:p>19.11</text:p>
          </table:table-cell>
          <table:table-cell office:value-type="float" office:value="731">
            <text:p>73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2">
            <text:p>662</text:p>
          </table:table-cell>
          <table:table-cell office:value-type="string">
            <text:p>exo-1,2-O-Ethylidene-a-d-erythrofuranose</text:p>
          </table:table-cell>
          <table:table-cell office:value-type="string">
            <text:p>mainlib</text:p>
          </table:table-cell>
          <table:table-cell office:value-type="float" office:value="652">
            <text:p>65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8.27">
            <text:p>18.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999">
            <text:p>999</text:p>
          </table:table-cell>
          <table:table-cell office:value-type="float" office:value="67.05">
            <text:p>67.0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9.17">
            <text:p>19.17</text:p>
          </table:table-cell>
          <table:table-cell office:value-type="float" office:value="716">
            <text:p>71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1,1-Dodecanediol, diacetate</text:p>
          </table:table-cell>
          <table:table-cell office:value-type="string">
            <text:p>mainlib</text:p>
          </table:table-cell>
          <table:table-cell office:value-type="float" office:value="643">
            <text:p>643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8.318">
            <text:p>18.3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71">
            <text:p>971</text:p>
          </table:table-cell>
          <table:table-cell office:value-type="float" office:value="61.01">
            <text:p>61.0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9.22">
            <text:p>19.22</text:p>
          </table:table-cell>
          <table:table-cell office:value-type="float" office:value="713">
            <text:p>71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37">
            <text:p>63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8.355">
            <text:p>18.3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6">
            <text:p>986</text:p>
          </table:table-cell>
          <table:table-cell office:value-type="float" office:value="68.57">
            <text:p>68.5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9.28">
            <text:p>19.28</text:p>
          </table:table-cell>
          <table:table-cell office:value-type="float" office:value="733">
            <text:p>73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Tris(aziridinomethyl)hydrazine</text:p>
          </table:table-cell>
          <table:table-cell office:value-type="string">
            <text:p>mainlib</text:p>
          </table:table-cell>
          <table:table-cell office:value-type="float" office:value="671">
            <text:p>671</text:p>
          </table:table-cell>
          <table:table-cell office:value-type="string">
            <text:p>2-Propenoic acid, 1-methylundecyl ester</text:p>
          </table:table-cell>
          <table:table-cell office:value-type="string">
            <text:p>mainlib</text:p>
          </table:table-cell>
          <table:table-cell office:value-type="float" office:value="18.393">
            <text:p>18.39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60">
            <text:p>960</text:p>
          </table:table-cell>
          <table:table-cell office:value-type="float" office:value="34.6">
            <text:p>34.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9.32">
            <text:p>19.32</text:p>
          </table:table-cell>
          <table:table-cell office:value-type="float" office:value="711">
            <text:p>71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2">
            <text:p>702</text:p>
          </table:table-cell>
          <table:table-cell office:value-type="string">
            <text:p>3-Trifluoroacetoxydodecane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8.437">
            <text:p>18.4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85">
            <text:p>985</text:p>
          </table:table-cell>
          <table:table-cell office:value-type="float" office:value="57.87">
            <text:p>57.8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9.42">
            <text:p>19.42</text:p>
          </table:table-cell>
          <table:table-cell office:value-type="float" office:value="756">
            <text:p>756</text:p>
          </table:table-cell>
          <table:table-cell office:value-type="string">
            <text:p>Heptadecane, 2,6-dimethyl-</text:p>
          </table:table-cell>
          <table:table-cell office:value-type="string">
            <text:p>mainlib</text:p>
          </table:table-cell>
          <table:table-cell office:value-type="float" office:value="754">
            <text:p>754</text:p>
          </table:table-cell>
          <table:table-cell office:value-type="string">
            <text:p>Hexadecane, 4-methyl-</text:p>
          </table:table-cell>
          <table:table-cell office:value-type="string">
            <text:p>mainlib</text:p>
          </table:table-cell>
          <table:table-cell office:value-type="float" office:value="749">
            <text:p>749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18.478">
            <text:p>18.4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6">
            <text:p>986</text:p>
          </table:table-cell>
          <table:table-cell office:value-type="float" office:value="66.89">
            <text:p>66.8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9.48">
            <text:p>19.48</text:p>
          </table:table-cell>
          <table:table-cell office:value-type="float" office:value="714">
            <text:p>71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Tris(aziridinomethyl)hydrazine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1,1-Dodecanediol, diacetate</text:p>
          </table:table-cell>
          <table:table-cell office:value-type="string">
            <text:p>mainlib</text:p>
          </table:table-cell>
          <table:table-cell office:value-type="float" office:value="18.536">
            <text:p>18.536</text:p>
          </table:table-cell>
          <table:table-cell office:value-type="string">
            <text:p>Cyclooctasiloxane, hexadecamethyl-</text:p>
          </table:table-cell>
          <table:table-cell office:value-type="string">
            <text:p>n.a.</text:p>
          </table:table-cell>
          <table:table-cell office:value-type="float" office:value="676">
            <text:p>676</text:p>
          </table:table-cell>
          <table:table-cell office:value-type="float" office:value="712">
            <text:p>712</text:p>
          </table:table-cell>
          <table:table-cell office:value-type="float" office:value="39.63">
            <text:p>39.6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.57">
            <text:p>19.57</text:p>
          </table:table-cell>
          <table:table-cell office:value-type="float" office:value="716">
            <text:p>71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9">
            <text:p>709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707">
            <text:p>707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18.614">
            <text:p>18.6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5">
            <text:p>985</text:p>
          </table:table-cell>
          <table:table-cell office:value-type="float" office:value="24.23">
            <text:p>24.2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9.59">
            <text:p>19.59</text:p>
          </table:table-cell>
          <table:table-cell office:value-type="float" office:value="734">
            <text:p>734</text:p>
          </table:table-cell>
          <table:table-cell office:value-type="string">
            <text:p>Decane, 1-(ethenyloxy)-</text:p>
          </table:table-cell>
          <table:table-cell office:value-type="string">
            <text:p>mainlib</text:p>
          </table:table-cell>
          <table:table-cell office:value-type="float" office:value="720">
            <text:p>72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18">
            <text:p>718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18.651">
            <text:p>18.6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86">
            <text:p>986</text:p>
          </table:table-cell>
          <table:table-cell office:value-type="float" office:value="71.62">
            <text:p>71.6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9.75">
            <text:p>19.75</text:p>
          </table:table-cell>
          <table:table-cell office:value-type="float" office:value="661">
            <text:p>66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582">
            <text:p>58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581">
            <text:p>581</text:p>
          </table:table-cell>
          <table:table-cell office:value-type="string">
            <text:p>1,3-di-iso-propylnaphthalene</text:p>
          </table:table-cell>
          <table:table-cell office:value-type="string">
            <text:p>mainlib</text:p>
          </table:table-cell>
          <table:table-cell office:value-type="float" office:value="18.706">
            <text:p>18.7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70">
            <text:p>970</text:p>
          </table:table-cell>
          <table:table-cell office:value-type="float" office:value="66.99">
            <text:p>66.9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.81">
            <text:p>19.81</text:p>
          </table:table-cell>
          <table:table-cell office:value-type="float" office:value="694">
            <text:p>69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0">
            <text:p>640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31">
            <text:p>631</text:p>
          </table:table-cell>
          <table:table-cell office:value-type="string">
            <text:p>Pentadecane, 3-methyl-</text:p>
          </table:table-cell>
          <table:table-cell office:value-type="string">
            <text:p>mainlib</text:p>
          </table:table-cell>
          <table:table-cell office:value-type="float" office:value="18.753">
            <text:p>18.75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5">
            <text:p>985</text:p>
          </table:table-cell>
          <table:table-cell office:value-type="float" office:value="75">
            <text:p>7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9.93">
            <text:p>19.93</text:p>
          </table:table-cell>
          <table:table-cell office:value-type="float" office:value="771">
            <text:p>771</text:p>
          </table:table-cell>
          <table:table-cell office:value-type="string">
            <text:p>Tetracontane, 3,5,24-trimethyl-</text:p>
          </table:table-cell>
          <table:table-cell office:value-type="string">
            <text:p>mainlib</text:p>
          </table:table-cell>
          <table:table-cell office:value-type="float" office:value="731">
            <text:p>731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730">
            <text:p>730</text:p>
          </table:table-cell>
          <table:table-cell office:value-type="string">
            <text:p>Hexadecane, 3-methyl-</text:p>
          </table:table-cell>
          <table:table-cell office:value-type="string">
            <text:p>mainlib</text:p>
          </table:table-cell>
          <table:table-cell office:value-type="float" office:value="18.791">
            <text:p>18.791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731">
            <text:p>731</text:p>
          </table:table-cell>
          <table:table-cell office:value-type="float" office:value="31.54">
            <text:p>31.5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.05">
            <text:p>20.05</text:p>
          </table:table-cell>
          <table:table-cell office:value-type="float" office:value="710">
            <text:p>71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5">
            <text:p>705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Hexadecane, 3-methyl-</text:p>
          </table:table-cell>
          <table:table-cell office:value-type="string">
            <text:p>mainlib</text:p>
          </table:table-cell>
          <table:table-cell office:value-type="float" office:value="18.869">
            <text:p>18.8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64">
            <text:p>964</text:p>
          </table:table-cell>
          <table:table-cell office:value-type="float" office:value="58.93">
            <text:p>58.9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.09">
            <text:p>20.09</text:p>
          </table:table-cell>
          <table:table-cell office:value-type="float" office:value="708">
            <text:p>708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78">
            <text:p>678</text:p>
          </table:table-cell>
          <table:table-cell office:value-type="string">
            <text:p>Octadecane, 2,6-dimethyl-</text:p>
          </table:table-cell>
          <table:table-cell office:value-type="string">
            <text:p>mainlib</text:p>
          </table:table-cell>
          <table:table-cell office:value-type="float" office:value="18.934">
            <text:p>18.9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64">
            <text:p>964</text:p>
          </table:table-cell>
          <table:table-cell office:value-type="float" office:value="40.68">
            <text:p>40.6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0.2">
            <text:p>20.2</text:p>
          </table:table-cell>
          <table:table-cell office:value-type="float" office:value="796">
            <text:p>796</text:p>
          </table:table-cell>
          <table:table-cell office:value-type="string">
            <text:p>Tetracontane, 3,5,24-trimethyl-</text:p>
          </table:table-cell>
          <table:table-cell office:value-type="string">
            <text:p>mainlib</text:p>
          </table:table-cell>
          <table:table-cell office:value-type="float" office:value="784">
            <text:p>784</text:p>
          </table:table-cell>
          <table:table-cell office:value-type="string">
            <text:p>Silane, trichlorodocosyl-</text:p>
          </table:table-cell>
          <table:table-cell office:value-type="string">
            <text:p>mainlib</text:p>
          </table:table-cell>
          <table:table-cell office:value-type="float" office:value="759">
            <text:p>759</text:p>
          </table:table-cell>
          <table:table-cell office:value-type="string">
            <text:p>Hydroxylamine, O-decyl-</text:p>
          </table:table-cell>
          <table:table-cell office:value-type="string">
            <text:p>mainlib</text:p>
          </table:table-cell>
          <table:table-cell office:value-type="float" office:value="18.961">
            <text:p>18.9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99">
            <text:p>999</text:p>
          </table:table-cell>
          <table:table-cell office:value-type="float" office:value="31.52">
            <text:p>31.5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0.25">
            <text:p>20.25</text:p>
          </table:table-cell>
          <table:table-cell office:value-type="float" office:value="713">
            <text:p>71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83">
            <text:p>683</text:p>
          </table:table-cell>
          <table:table-cell office:value-type="string">
            <text:p>3-Trifluoroacetoxydodecane</text:p>
          </table:table-cell>
          <table:table-cell office:value-type="string">
            <text:p>mainlib</text:p>
          </table:table-cell>
          <table:table-cell office:value-type="float" office:value="19.029">
            <text:p>19.029</text:p>
          </table:table-cell>
          <table:table-cell office:value-type="string">
            <text:p>2-Propenoic acid, 1-methylundecyl ester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692">
            <text:p>692</text:p>
          </table:table-cell>
          <table:table-cell office:value-type="float" office:value="11.99">
            <text:p>11.9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0.33">
            <text:p>20.33</text:p>
          </table:table-cell>
          <table:table-cell office:value-type="float" office:value="666">
            <text:p>666</text:p>
          </table:table-cell>
          <table:table-cell office:value-type="string">
            <text:p>1,1,1,5,7,7,7-Heptamethyl-3,3-bis(trimethylsiloxy)tetrasiloxane</text:p>
          </table:table-cell>
          <table:table-cell office:value-type="string">
            <text:p>mainlib</text:p>
          </table:table-cell>
          <table:table-cell office:value-type="float" office:value="645">
            <text:p>645</text:p>
          </table:table-cell>
          <table:table-cell office:value-type="string">
            <text:p>Tetracosamethyl-cyclododecasiloxane</text:p>
          </table:table-cell>
          <table:table-cell office:value-type="string">
            <text:p>mainlib</text:p>
          </table:table-cell>
          <table:table-cell office:value-type="float" office:value="591">
            <text:p>591</text:p>
          </table:table-cell>
          <table:table-cell office:value-type="string">
            <text:p>Cyclononasiloxane, octadecamethyl-</text:p>
          </table:table-cell>
          <table:table-cell office:value-type="string">
            <text:p>mainlib</text:p>
          </table:table-cell>
          <table:table-cell office:value-type="float" office:value="19.046">
            <text:p>19.0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75">
            <text:p>975</text:p>
          </table:table-cell>
          <table:table-cell office:value-type="float" office:value="32.43">
            <text:p>32.4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.37">
            <text:p>20.37</text:p>
          </table:table-cell>
          <table:table-cell office:value-type="float" office:value="696">
            <text:p>69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23">
            <text:p>623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21">
            <text:p>621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19.107">
            <text:p>19.1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99">
            <text:p>999</text:p>
          </table:table-cell>
          <table:table-cell office:value-type="float" office:value="56.68">
            <text:p>56.6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0.42">
            <text:p>20.42</text:p>
          </table:table-cell>
          <table:table-cell office:value-type="float" office:value="712">
            <text:p>71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1">
            <text:p>641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41">
            <text:p>641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9.172">
            <text:p>19.1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75">
            <text:p>975</text:p>
          </table:table-cell>
          <table:table-cell office:value-type="float" office:value="56">
            <text:p>5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0.45">
            <text:p>20.45</text:p>
          </table:table-cell>
          <table:table-cell office:value-type="float" office:value="707">
            <text:p>707</text:p>
          </table:table-cell>
          <table:table-cell office:value-type="string">
            <text:p>2-Piperidinone, N-[4-bromo-n-butyl]-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3">
            <text:p>693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19.189">
            <text:p>19.1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99">
            <text:p>999</text:p>
          </table:table-cell>
          <table:table-cell office:value-type="float" office:value="47.84">
            <text:p>47.8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0.49">
            <text:p>20.49</text:p>
          </table:table-cell>
          <table:table-cell office:value-type="float" office:value="751">
            <text:p>75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59">
            <text:p>659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19.223">
            <text:p>19.2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86">
            <text:p>986</text:p>
          </table:table-cell>
          <table:table-cell office:value-type="float" office:value="51.47">
            <text:p>51.4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0.59">
            <text:p>20.59</text:p>
          </table:table-cell>
          <table:table-cell office:value-type="float" office:value="736">
            <text:p>73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19.281">
            <text:p>19.28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86">
            <text:p>986</text:p>
          </table:table-cell>
          <table:table-cell office:value-type="float" office:value="40.03">
            <text:p>40.0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0.64">
            <text:p>20.64</text:p>
          </table:table-cell>
          <table:table-cell office:value-type="float" office:value="686">
            <text:p>68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1">
            <text:p>671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650">
            <text:p>650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9.318">
            <text:p>19.3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85">
            <text:p>985</text:p>
          </table:table-cell>
          <table:table-cell office:value-type="float" office:value="16.31">
            <text:p>16.3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0.72">
            <text:p>20.72</text:p>
          </table:table-cell>
          <table:table-cell office:value-type="float" office:value="736">
            <text:p>73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99">
            <text:p>699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19.423">
            <text:p>19.423</text:p>
          </table:table-cell>
          <table:table-cell office:value-type="string">
            <text:p>Heptadecane, 2,6-dimethyl-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767">
            <text:p>767</text:p>
          </table:table-cell>
          <table:table-cell office:value-type="float" office:value="9.89">
            <text:p>9.8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.78">
            <text:p>20.78</text:p>
          </table:table-cell>
          <table:table-cell office:value-type="float" office:value="728">
            <text:p>72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Hydroxylamine, O-decyl-</text:p>
          </table:table-cell>
          <table:table-cell office:value-type="string">
            <text:p>mainlib</text:p>
          </table:table-cell>
          <table:table-cell office:value-type="float" office:value="651">
            <text:p>651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9.478">
            <text:p>19.4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85">
            <text:p>985</text:p>
          </table:table-cell>
          <table:table-cell office:value-type="float" office:value="17.86">
            <text:p>17.8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0.81">
            <text:p>20.81</text:p>
          </table:table-cell>
          <table:table-cell office:value-type="float" office:value="724">
            <text:p>72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2-Propenoic acid, 1-methylundecyl ester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19.57">
            <text:p>19.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99">
            <text:p>999</text:p>
          </table:table-cell>
          <table:table-cell office:value-type="float" office:value="13">
            <text:p>1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0.88">
            <text:p>20.88</text:p>
          </table:table-cell>
          <table:table-cell office:value-type="float" office:value="716">
            <text:p>71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2-Propenoic acid, 1-methylundecyl ester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19.59">
            <text:p>19.59</text:p>
          </table:table-cell>
          <table:table-cell office:value-type="string">
            <text:p>Decane, 1-(ethenyloxy)-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761">
            <text:p>761</text:p>
          </table:table-cell>
          <table:table-cell office:value-type="float" office:value="17">
            <text:p>1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0.93">
            <text:p>20.93</text:p>
          </table:table-cell>
          <table:table-cell office:value-type="float" office:value="719">
            <text:p>71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49">
            <text:p>649</text:p>
          </table:table-cell>
          <table:table-cell office:value-type="string">
            <text:p>Nickel tetracarbonyl</text:p>
          </table:table-cell>
          <table:table-cell office:value-type="string">
            <text:p>mainlib</text:p>
          </table:table-cell>
          <table:table-cell office:value-type="float" office:value="19.753">
            <text:p>19.75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1">
            <text:p>661</text:p>
          </table:table-cell>
          <table:table-cell office:value-type="float" office:value="999">
            <text:p>999</text:p>
          </table:table-cell>
          <table:table-cell office:value-type="float" office:value="55.54">
            <text:p>55.5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0.96">
            <text:p>20.96</text:p>
          </table:table-cell>
          <table:table-cell office:value-type="float" office:value="686">
            <text:p>68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19.815">
            <text:p>19.8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985">
            <text:p>985</text:p>
          </table:table-cell>
          <table:table-cell office:value-type="float" office:value="67.08">
            <text:p>67.0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1">
            <text:p>21</text:p>
          </table:table-cell>
          <table:table-cell office:value-type="float" office:value="707">
            <text:p>70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98">
            <text:p>698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19.934">
            <text:p>19.934</text:p>
          </table:table-cell>
          <table:table-cell office:value-type="string">
            <text:p>Tetracontane, 3,5,24-trimethyl-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778">
            <text:p>778</text:p>
          </table:table-cell>
          <table:table-cell office:value-type="float" office:value="26.06">
            <text:p>26.0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1.09">
            <text:p>21.09</text:p>
          </table:table-cell>
          <table:table-cell office:value-type="float" office:value="677">
            <text:p>67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0">
            <text:p>650</text:p>
          </table:table-cell>
          <table:table-cell office:value-type="string">
            <text:p>Tetradecane, 5-methyl-</text:p>
          </table:table-cell>
          <table:table-cell office:value-type="string">
            <text:p>mainlib</text:p>
          </table:table-cell>
          <table:table-cell office:value-type="float" office:value="643">
            <text:p>643</text:p>
          </table:table-cell>
          <table:table-cell office:value-type="string">
            <text:p>Heptadecane, 2,3-dimethyl-</text:p>
          </table:table-cell>
          <table:table-cell office:value-type="string">
            <text:p>mainlib</text:p>
          </table:table-cell>
          <table:table-cell office:value-type="float" office:value="19.985">
            <text:p>19.985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745">
            <text:p>745</text:p>
          </table:table-cell>
          <table:table-cell office:value-type="float" office:value="23.08">
            <text:p>23.0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1.12">
            <text:p>21.12</text:p>
          </table:table-cell>
          <table:table-cell office:value-type="float" office:value="696">
            <text:p>696</text:p>
          </table:table-cell>
          <table:table-cell office:value-type="string">
            <text:p>Tris(aziridinomethyl)hydrazine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20.008">
            <text:p>20.00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60">
            <text:p>960</text:p>
          </table:table-cell>
          <table:table-cell office:value-type="float" office:value="19.83">
            <text:p>19.8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1.17">
            <text:p>21.17</text:p>
          </table:table-cell>
          <table:table-cell office:value-type="float" office:value="707">
            <text:p>707</text:p>
          </table:table-cell>
          <table:table-cell office:value-type="string">
            <text:p>Decane, 1-(ethenyloxy)-</text:p>
          </table:table-cell>
          <table:table-cell office:value-type="string">
            <text:p>mainlib</text:p>
          </table:table-cell>
          <table:table-cell office:value-type="float" office:value="696">
            <text:p>696</text:p>
          </table:table-cell>
          <table:table-cell office:value-type="string">
            <text:p>4-Heptafluorobutyroxytridecane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0.049">
            <text:p>20.0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99">
            <text:p>999</text:p>
          </table:table-cell>
          <table:table-cell office:value-type="float" office:value="20.27">
            <text:p>20.2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.23">
            <text:p>21.23</text:p>
          </table:table-cell>
          <table:table-cell office:value-type="float" office:value="633">
            <text:p>633</text:p>
          </table:table-cell>
          <table:table-cell office:value-type="string">
            <text:p>Diisooctyl phthalate</text:p>
          </table:table-cell>
          <table:table-cell office:value-type="string">
            <text:p>mainlib</text:p>
          </table:table-cell>
          <table:table-cell office:value-type="float" office:value="615">
            <text:p>61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08">
            <text:p>608</text:p>
          </table:table-cell>
          <table:table-cell office:value-type="string">
            <text:p>Phthalic acid, isobutyl 2-methylpent-3-yl ester</text:p>
          </table:table-cell>
          <table:table-cell office:value-type="string">
            <text:p>mainlib</text:p>
          </table:table-cell>
          <table:table-cell office:value-type="float" office:value="20.093">
            <text:p>20.093</text:p>
          </table:table-cell>
          <table:table-cell office:value-type="string">
            <text:p>Dodecane, 2,6,10-trimethyl-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804">
            <text:p>804</text:p>
          </table:table-cell>
          <table:table-cell office:value-type="float" office:value="21.1">
            <text:p>21.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1.31">
            <text:p>21.31</text:p>
          </table:table-cell>
          <table:table-cell office:value-type="float" office:value="685">
            <text:p>685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0.199">
            <text:p>20.199</text:p>
          </table:table-cell>
          <table:table-cell office:value-type="string">
            <text:p>Tetracontane, 3,5,24-trimethyl-</text:p>
          </table:table-cell>
          <table:table-cell office:value-type="string">
            <text:p>n.a.</text:p>
          </table:table-cell>
          <table:table-cell table:number-columns-repeated="2" office:value-type="float" office:value="796">
            <text:p>796</text:p>
          </table:table-cell>
          <table:table-cell office:value-type="float" office:value="38.14">
            <text:p>38.1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1.46">
            <text:p>21.46</text:p>
          </table:table-cell>
          <table:table-cell office:value-type="float" office:value="725">
            <text:p>72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2-Propenoic acid, 1-methylundecyl ester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20.219">
            <text:p>20.2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3">
            <text:p>683</text:p>
          </table:table-cell>
          <table:table-cell office:value-type="float" office:value="964">
            <text:p>964</text:p>
          </table:table-cell>
          <table:table-cell office:value-type="float" office:value="12.4">
            <text:p>12.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1.52">
            <text:p>21.52</text:p>
          </table:table-cell>
          <table:table-cell office:value-type="float" office:value="708">
            <text:p>708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707">
            <text:p>707</text:p>
          </table:table-cell>
          <table:table-cell office:value-type="string">
            <text:p>3-Trifluoroacetoxydodecane</text:p>
          </table:table-cell>
          <table:table-cell office:value-type="string">
            <text:p>mainlib</text:p>
          </table:table-cell>
          <table:table-cell office:value-type="float" office:value="706">
            <text:p>70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0.25">
            <text:p>20.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85">
            <text:p>985</text:p>
          </table:table-cell>
          <table:table-cell office:value-type="float" office:value="22.47">
            <text:p>22.4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1.58">
            <text:p>21.58</text:p>
          </table:table-cell>
          <table:table-cell office:value-type="float" office:value="720">
            <text:p>72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3-Trifluoroacetoxydodecane</text:p>
          </table:table-cell>
          <table:table-cell office:value-type="string">
            <text:p>mainlib</text:p>
          </table:table-cell>
          <table:table-cell office:value-type="float" office:value="20.328">
            <text:p>20.328</text:p>
          </table:table-cell>
          <table:table-cell office:value-type="string">
            <text:p>1,1,1,5,7,7,7-Heptamethyl-3,3-bis(trimethylsiloxy)tetrasiloxane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805">
            <text:p>805</text:p>
          </table:table-cell>
          <table:table-cell office:value-type="float" office:value="63.89">
            <text:p>63.8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1.64">
            <text:p>21.64</text:p>
          </table:table-cell>
          <table:table-cell office:value-type="float" office:value="671">
            <text:p>671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6">
            <text:p>646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20.369">
            <text:p>20.3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75">
            <text:p>975</text:p>
          </table:table-cell>
          <table:table-cell office:value-type="float" office:value="41.75">
            <text:p>41.7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1.8">
            <text:p>21.8</text:p>
          </table:table-cell>
          <table:table-cell office:value-type="float" office:value="729">
            <text:p>729</text:p>
          </table:table-cell>
          <table:table-cell office:value-type="string">
            <text:p>Hexadecane, 3-methyl-</text:p>
          </table:table-cell>
          <table:table-cell office:value-type="string">
            <text:p>mainlib</text:p>
          </table:table-cell>
          <table:table-cell office:value-type="float" office:value="719">
            <text:p>719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718">
            <text:p>718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20.423">
            <text:p>20.4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86">
            <text:p>986</text:p>
          </table:table-cell>
          <table:table-cell office:value-type="float" office:value="42.53">
            <text:p>42.5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1.88">
            <text:p>21.88</text:p>
          </table:table-cell>
          <table:table-cell office:value-type="float" office:value="709">
            <text:p>709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78">
            <text:p>678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20.454">
            <text:p>20.454</text:p>
          </table:table-cell>
          <table:table-cell office:value-type="string">
            <text:p>2-Piperidinone, N-[4-bromo-n-butyl]-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723">
            <text:p>723</text:p>
          </table:table-cell>
          <table:table-cell office:value-type="float" office:value="25.18">
            <text:p>25.1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1.92">
            <text:p>21.92</text:p>
          </table:table-cell>
          <table:table-cell office:value-type="float" office:value="595">
            <text:p>595</text:p>
          </table:table-cell>
          <table:table-cell office:value-type="string">
            <text:p>Tetracosamethyl-cyclododecasiloxane</text:p>
          </table:table-cell>
          <table:table-cell office:value-type="string">
            <text:p>mainlib</text:p>
          </table:table-cell>
          <table:table-cell office:value-type="float" office:value="564">
            <text:p>564</text:p>
          </table:table-cell>
          <table:table-cell office:value-type="string">
            <text:p>1,1,1,5,7,7,7-Heptamethyl-3,3-bis(trimethylsiloxy)tetrasiloxane</text:p>
          </table:table-cell>
          <table:table-cell office:value-type="string">
            <text:p>mainlib</text:p>
          </table:table-cell>
          <table:table-cell office:value-type="float" office:value="541">
            <text:p>541</text:p>
          </table:table-cell>
          <table:table-cell office:value-type="string">
            <text:p>3-Isopropoxy-1,1,1,7,7,7-hexamethyl-3,5,5-tris(trimethylsiloxy)tetrasiloxane</text:p>
          </table:table-cell>
          <table:table-cell office:value-type="string">
            <text:p>mainlib</text:p>
          </table:table-cell>
          <table:table-cell office:value-type="float" office:value="20.495">
            <text:p>20.4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6">
            <text:p>986</text:p>
          </table:table-cell>
          <table:table-cell office:value-type="float" office:value="54.59">
            <text:p>54.5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2.06">
            <text:p>22.06</text:p>
          </table:table-cell>
          <table:table-cell office:value-type="float" office:value="716">
            <text:p>716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715">
            <text:p>715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714">
            <text:p>714</text:p>
          </table:table-cell>
          <table:table-cell office:value-type="string">
            <text:p>3-Trifluoroacetoxydodecane</text:p>
          </table:table-cell>
          <table:table-cell office:value-type="string">
            <text:p>mainlib</text:p>
          </table:table-cell>
          <table:table-cell office:value-type="float" office:value="20.587">
            <text:p>20.5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86">
            <text:p>986</text:p>
          </table:table-cell>
          <table:table-cell office:value-type="float" office:value="58.14">
            <text:p>58.1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2.12">
            <text:p>22.12</text:p>
          </table:table-cell>
          <table:table-cell office:value-type="float" office:value="727">
            <text:p>727</text:p>
          </table:table-cell>
          <table:table-cell office:value-type="string">
            <text:p>Tetracontane, 3,5,24-trimethyl-</text:p>
          </table:table-cell>
          <table:table-cell office:value-type="string">
            <text:p>mainlib</text:p>
          </table:table-cell>
          <table:table-cell office:value-type="float" office:value="714">
            <text:p>714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96">
            <text:p>696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20.641">
            <text:p>20.6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964">
            <text:p>964</text:p>
          </table:table-cell>
          <table:table-cell office:value-type="float" office:value="21.66">
            <text:p>21.6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2.25">
            <text:p>22.25</text:p>
          </table:table-cell>
          <table:table-cell office:value-type="float" office:value="654">
            <text:p>65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12">
            <text:p>612</text:p>
          </table:table-cell>
          <table:table-cell office:value-type="string">
            <text:p>Eicosane, 10-methyl-</text:p>
          </table:table-cell>
          <table:table-cell office:value-type="string">
            <text:p>mainlib</text:p>
          </table:table-cell>
          <table:table-cell office:value-type="float" office:value="604">
            <text:p>604</text:p>
          </table:table-cell>
          <table:table-cell office:value-type="string">
            <text:p>Undecane, 5-ethyl-5-propyl-</text:p>
          </table:table-cell>
          <table:table-cell office:value-type="string">
            <text:p>mainlib</text:p>
          </table:table-cell>
          <table:table-cell office:value-type="float" office:value="20.719">
            <text:p>20.7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99">
            <text:p>999</text:p>
          </table:table-cell>
          <table:table-cell office:value-type="float" office:value="34.69">
            <text:p>34.6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2.37">
            <text:p>22.37</text:p>
          </table:table-cell>
          <table:table-cell office:value-type="float" office:value="716">
            <text:p>716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713">
            <text:p>713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2-(Prop-2-enoyloxy)pentadecane</text:p>
          </table:table-cell>
          <table:table-cell office:value-type="string">
            <text:p>mainlib</text:p>
          </table:table-cell>
          <table:table-cell office:value-type="float" office:value="20.781">
            <text:p>20.78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99">
            <text:p>999</text:p>
          </table:table-cell>
          <table:table-cell office:value-type="float" office:value="66.97">
            <text:p>66.9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2.43">
            <text:p>22.43</text:p>
          </table:table-cell>
          <table:table-cell office:value-type="float" office:value="733">
            <text:p>733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727">
            <text:p>727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20.801">
            <text:p>20.801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724">
            <text:p>724</text:p>
          </table:table-cell>
          <table:table-cell office:value-type="float" office:value="44.85">
            <text:p>44.8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2.55">
            <text:p>22.55</text:p>
          </table:table-cell>
          <table:table-cell office:value-type="float" office:value="719">
            <text:p>719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718">
            <text:p>718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717">
            <text:p>717</text:p>
          </table:table-cell>
          <table:table-cell office:value-type="string">
            <text:p>Hexadecane, 4-methyl-</text:p>
          </table:table-cell>
          <table:table-cell office:value-type="string">
            <text:p>mainlib</text:p>
          </table:table-cell>
          <table:table-cell office:value-type="float" office:value="20.815">
            <text:p>20.8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99">
            <text:p>999</text:p>
          </table:table-cell>
          <table:table-cell office:value-type="float" office:value="41.61">
            <text:p>41.6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2.63">
            <text:p>22.63</text:p>
          </table:table-cell>
          <table:table-cell office:value-type="float" office:value="659">
            <text:p>659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14">
            <text:p>614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12">
            <text:p>61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0.876">
            <text:p>20.8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85">
            <text:p>985</text:p>
          </table:table-cell>
          <table:table-cell office:value-type="float" office:value="48.17">
            <text:p>48.1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2.72">
            <text:p>22.72</text:p>
          </table:table-cell>
          <table:table-cell office:value-type="float" office:value="689">
            <text:p>689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662">
            <text:p>662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61">
            <text:p>661</text:p>
          </table:table-cell>
          <table:table-cell office:value-type="string">
            <text:p>Hexadecane, 3-methyl-</text:p>
          </table:table-cell>
          <table:table-cell office:value-type="string">
            <text:p>mainlib</text:p>
          </table:table-cell>
          <table:table-cell office:value-type="float" office:value="20.93">
            <text:p>20.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85">
            <text:p>985</text:p>
          </table:table-cell>
          <table:table-cell office:value-type="float" office:value="46.33">
            <text:p>46.3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2.8">
            <text:p>22.8</text:p>
          </table:table-cell>
          <table:table-cell office:value-type="float" office:value="693">
            <text:p>69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76">
            <text:p>676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20.964">
            <text:p>20.9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964">
            <text:p>964</text:p>
          </table:table-cell>
          <table:table-cell office:value-type="float" office:value="13.74">
            <text:p>13.7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2.85">
            <text:p>22.85</text:p>
          </table:table-cell>
          <table:table-cell office:value-type="float" office:value="725">
            <text:p>72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3">
            <text:p>673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46">
            <text:p>64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20.998">
            <text:p>20.9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99">
            <text:p>999</text:p>
          </table:table-cell>
          <table:table-cell office:value-type="float" office:value="15.97">
            <text:p>15.9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2.88">
            <text:p>22.88</text:p>
          </table:table-cell>
          <table:table-cell office:value-type="float" office:value="716">
            <text:p>716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21.09">
            <text:p>21.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964">
            <text:p>964</text:p>
          </table:table-cell>
          <table:table-cell office:value-type="float" office:value="36.48">
            <text:p>36.4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2.96">
            <text:p>22.96</text:p>
          </table:table-cell>
          <table:table-cell office:value-type="float" office:value="688">
            <text:p>68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1">
            <text:p>661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21.117">
            <text:p>21.117</text:p>
          </table:table-cell>
          <table:table-cell office:value-type="string">
            <text:p>Tris(aziridinomethyl)hydrazin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742">
            <text:p>742</text:p>
          </table:table-cell>
          <table:table-cell office:value-type="float" office:value="11.15">
            <text:p>11.1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3.03">
            <text:p>23.03</text:p>
          </table:table-cell>
          <table:table-cell office:value-type="float" office:value="672">
            <text:p>67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13">
            <text:p>613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606">
            <text:p>606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21.172">
            <text:p>21.172</text:p>
          </table:table-cell>
          <table:table-cell office:value-type="string">
            <text:p>Decane, 1-(ethenyloxy)-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739">
            <text:p>739</text:p>
          </table:table-cell>
          <table:table-cell office:value-type="float" office:value="20.19">
            <text:p>20.1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3.05">
            <text:p>23.05</text:p>
          </table:table-cell>
          <table:table-cell office:value-type="float" office:value="685">
            <text:p>685</text:p>
          </table:table-cell>
          <table:table-cell office:value-type="string">
            <text:p>3-Trifluoroacetoxydodecane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21.229">
            <text:p>21.229</text:p>
          </table:table-cell>
          <table:table-cell office:value-type="string">
            <text:p>Diisooctyl phthalate</text:p>
          </table:table-cell>
          <table:table-cell office:value-type="string">
            <text:p>n.a.</text:p>
          </table:table-cell>
          <table:table-cell office:value-type="float" office:value="633">
            <text:p>633</text:p>
          </table:table-cell>
          <table:table-cell office:value-type="float" office:value="675">
            <text:p>675</text:p>
          </table:table-cell>
          <table:table-cell office:value-type="float" office:value="41.48">
            <text:p>41.4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3.11">
            <text:p>23.11</text:p>
          </table:table-cell>
          <table:table-cell office:value-type="float" office:value="682">
            <text:p>68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1.308">
            <text:p>21.308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713">
            <text:p>713</text:p>
          </table:table-cell>
          <table:table-cell office:value-type="float" office:value="14.49">
            <text:p>14.4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3.25">
            <text:p>23.25</text:p>
          </table:table-cell>
          <table:table-cell office:value-type="float" office:value="687">
            <text:p>68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1">
            <text:p>641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37">
            <text:p>637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21.464">
            <text:p>21.4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99">
            <text:p>999</text:p>
          </table:table-cell>
          <table:table-cell office:value-type="float" office:value="50.35">
            <text:p>50.3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3.28">
            <text:p>23.28</text:p>
          </table:table-cell>
          <table:table-cell office:value-type="float" office:value="705">
            <text:p>70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4">
            <text:p>664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60">
            <text:p>660</text:p>
          </table:table-cell>
          <table:table-cell office:value-type="string">
            <text:p>Ketone, 2,2-dimethylcyclohexyl methyl</text:p>
          </table:table-cell>
          <table:table-cell office:value-type="string">
            <text:p>mainlib</text:p>
          </table:table-cell>
          <table:table-cell office:value-type="float" office:value="21.519">
            <text:p>21.519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736">
            <text:p>736</text:p>
          </table:table-cell>
          <table:table-cell office:value-type="float" office:value="9.37">
            <text:p>9.3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3.34">
            <text:p>23.34</text:p>
          </table:table-cell>
          <table:table-cell office:value-type="float" office:value="716">
            <text:p>71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3-Trifluoroacetoxydodecane</text:p>
          </table:table-cell>
          <table:table-cell office:value-type="string">
            <text:p>mainlib</text:p>
          </table:table-cell>
          <table:table-cell office:value-type="float" office:value="676">
            <text:p>676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1.559">
            <text:p>21.5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86">
            <text:p>986</text:p>
          </table:table-cell>
          <table:table-cell office:value-type="float" office:value="54.15">
            <text:p>54.1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3.37">
            <text:p>23.37</text:p>
          </table:table-cell>
          <table:table-cell office:value-type="float" office:value="729">
            <text:p>72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0">
            <text:p>650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47">
            <text:p>647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21.58">
            <text:p>21.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99">
            <text:p>999</text:p>
          </table:table-cell>
          <table:table-cell office:value-type="float" office:value="31.1">
            <text:p>31.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3.47">
            <text:p>23.47</text:p>
          </table:table-cell>
          <table:table-cell office:value-type="float" office:value="612">
            <text:p>61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594">
            <text:p>594</text:p>
          </table:table-cell>
          <table:table-cell office:value-type="string">
            <text:p>Tetracosamethyl-cyclododecasiloxane</text:p>
          </table:table-cell>
          <table:table-cell office:value-type="string">
            <text:p>mainlib</text:p>
          </table:table-cell>
          <table:table-cell office:value-type="float" office:value="572">
            <text:p>57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1.641">
            <text:p>21.64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71">
            <text:p>671</text:p>
          </table:table-cell>
          <table:table-cell office:value-type="float" office:value="960">
            <text:p>960</text:p>
          </table:table-cell>
          <table:table-cell office:value-type="float" office:value="21.22">
            <text:p>21.2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3.52">
            <text:p>23.52</text:p>
          </table:table-cell>
          <table:table-cell office:value-type="float" office:value="666">
            <text:p>666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56">
            <text:p>65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55">
            <text:p>655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1.709">
            <text:p>21.7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964">
            <text:p>964</text:p>
          </table:table-cell>
          <table:table-cell office:value-type="float" office:value="10.65">
            <text:p>10.6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3.54">
            <text:p>23.54</text:p>
          </table:table-cell>
          <table:table-cell office:value-type="float" office:value="705">
            <text:p>705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71">
            <text:p>671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21.723">
            <text:p>21.7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99">
            <text:p>999</text:p>
          </table:table-cell>
          <table:table-cell office:value-type="float" office:value="20.17">
            <text:p>20.1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3.56">
            <text:p>23.56</text:p>
          </table:table-cell>
          <table:table-cell office:value-type="float" office:value="688">
            <text:p>688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21.797">
            <text:p>21.797</text:p>
          </table:table-cell>
          <table:table-cell office:value-type="string">
            <text:p>Hexadecane, 3-methyl-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760">
            <text:p>760</text:p>
          </table:table-cell>
          <table:table-cell office:value-type="float" office:value="13.87">
            <text:p>13.8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3.62">
            <text:p>23.62</text:p>
          </table:table-cell>
          <table:table-cell office:value-type="float" office:value="687">
            <text:p>687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1.879">
            <text:p>21.879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table:number-columns-repeated="2" office:value-type="float" office:value="709">
            <text:p>709</text:p>
          </table:table-cell>
          <table:table-cell office:value-type="float" office:value="16.43">
            <text:p>16.4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3.73">
            <text:p>23.73</text:p>
          </table:table-cell>
          <table:table-cell office:value-type="float" office:value="664">
            <text:p>664</text:p>
          </table:table-cell>
          <table:table-cell office:value-type="string">
            <text:p>Tris(aziridinomethyl)hydrazine</text:p>
          </table:table-cell>
          <table:table-cell office:value-type="string">
            <text:p>mainlib</text:p>
          </table:table-cell>
          <table:table-cell office:value-type="float" office:value="652">
            <text:p>65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47">
            <text:p>64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1.92">
            <text:p>21.92</text:p>
          </table:table-cell>
          <table:table-cell office:value-type="string">
            <text:p>Tetracosamethyl-cyclododecasiloxane</text:p>
          </table:table-cell>
          <table:table-cell office:value-type="string">
            <text:p>n.a.</text:p>
          </table:table-cell>
          <table:table-cell office:value-type="float" office:value="595">
            <text:p>595</text:p>
          </table:table-cell>
          <table:table-cell office:value-type="float" office:value="709">
            <text:p>709</text:p>
          </table:table-cell>
          <table:table-cell office:value-type="float" office:value="60.33">
            <text:p>60.3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3.8">
            <text:p>23.8</text:p>
          </table:table-cell>
          <table:table-cell office:value-type="float" office:value="687">
            <text:p>68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4">
            <text:p>664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652">
            <text:p>652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21.957">
            <text:p>21.957</text:p>
          </table:table-cell>
          <table:table-cell office:value-type="string">
            <text:p>6-Tetradecanesulfonic acid, butyl ester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58">
            <text:p>758</text:p>
          </table:table-cell>
          <table:table-cell office:value-type="float" office:value="50.66">
            <text:p>50.6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3.86">
            <text:p>23.86</text:p>
          </table:table-cell>
          <table:table-cell office:value-type="float" office:value="684">
            <text:p>684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4">
            <text:p>664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664">
            <text:p>664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21.988">
            <text:p>21.9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86">
            <text:p>986</text:p>
          </table:table-cell>
          <table:table-cell office:value-type="float" office:value="43.45">
            <text:p>43.4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3.94">
            <text:p>23.94</text:p>
          </table:table-cell>
          <table:table-cell office:value-type="float" office:value="708">
            <text:p>708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708">
            <text:p>708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96">
            <text:p>696</text:p>
          </table:table-cell>
          <table:table-cell office:value-type="string">
            <text:p>4-Trifluoroacetoxypentadecane</text:p>
          </table:table-cell>
          <table:table-cell office:value-type="string">
            <text:p>mainlib</text:p>
          </table:table-cell>
          <table:table-cell office:value-type="float" office:value="22.008">
            <text:p>22.0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75">
            <text:p>975</text:p>
          </table:table-cell>
          <table:table-cell office:value-type="float" office:value="39.32">
            <text:p>39.3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4">
            <text:p>24</text:p>
          </table:table-cell>
          <table:table-cell office:value-type="float" office:value="670">
            <text:p>67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4">
            <text:p>654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52">
            <text:p>652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2.059">
            <text:p>22.059</text:p>
          </table:table-cell>
          <table:table-cell office:value-type="string">
            <text:p>3-Trifluoroacetoxypentadecane</text:p>
          </table:table-cell>
          <table:table-cell office:value-type="string">
            <text:p>n.a.</text:p>
          </table:table-cell>
          <table:table-cell table:number-columns-repeated="2" office:value-type="float" office:value="716">
            <text:p>716</text:p>
          </table:table-cell>
          <table:table-cell office:value-type="float" office:value="14.33">
            <text:p>14.3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4.02">
            <text:p>24.02</text:p>
          </table:table-cell>
          <table:table-cell office:value-type="float" office:value="632">
            <text:p>63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10">
            <text:p>610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595">
            <text:p>595</text:p>
          </table:table-cell>
          <table:table-cell office:value-type="string">
            <text:p>2,4,7-Octanetrione</text:p>
          </table:table-cell>
          <table:table-cell office:value-type="string">
            <text:p>mainlib</text:p>
          </table:table-cell>
          <table:table-cell office:value-type="float" office:value="22.124">
            <text:p>22.124</text:p>
          </table:table-cell>
          <table:table-cell office:value-type="string">
            <text:p>Tetracontane, 3,5,24-trimethyl-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752">
            <text:p>752</text:p>
          </table:table-cell>
          <table:table-cell office:value-type="float" office:value="17.86">
            <text:p>17.8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4.07">
            <text:p>24.07</text:p>
          </table:table-cell>
          <table:table-cell office:value-type="float" office:value="721">
            <text:p>721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94">
            <text:p>694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82">
            <text:p>682</text:p>
          </table:table-cell>
          <table:table-cell office:value-type="string">
            <text:p>2-Propenoic acid, 1-methylundecyl ester</text:p>
          </table:table-cell>
          <table:table-cell office:value-type="string">
            <text:p>mainlib</text:p>
          </table:table-cell>
          <table:table-cell office:value-type="float" office:value="22.195">
            <text:p>22.195</text:p>
          </table:table-cell>
          <table:table-cell office:value-type="string">
            <text:p>2-Trifluoroacetoxypentadecan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711">
            <text:p>711</text:p>
          </table:table-cell>
          <table:table-cell office:value-type="float" office:value="15.66">
            <text:p>15.6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.12">
            <text:p>24.12</text:p>
          </table:table-cell>
          <table:table-cell office:value-type="float" office:value="720">
            <text:p>720</text:p>
          </table:table-cell>
          <table:table-cell office:value-type="string">
            <text:p>Tetracontane, 3,5,24-trimethyl-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22.246">
            <text:p>22.2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4">
            <text:p>654</text:p>
          </table:table-cell>
          <table:table-cell office:value-type="float" office:value="986">
            <text:p>986</text:p>
          </table:table-cell>
          <table:table-cell office:value-type="float" office:value="37.62">
            <text:p>37.6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4.26">
            <text:p>24.26</text:p>
          </table:table-cell>
          <table:table-cell office:value-type="float" office:value="665">
            <text:p>665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62">
            <text:p>66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7">
            <text:p>647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2.365">
            <text:p>22.365</text:p>
          </table:table-cell>
          <table:table-cell office:value-type="string">
            <text:p>3-Trifluoroacetoxypentadecan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27">
            <text:p>727</text:p>
          </table:table-cell>
          <table:table-cell office:value-type="float" office:value="16.61">
            <text:p>16.6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4.28">
            <text:p>24.28</text:p>
          </table:table-cell>
          <table:table-cell office:value-type="float" office:value="713">
            <text:p>71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2.43">
            <text:p>22.43</text:p>
          </table:table-cell>
          <table:table-cell office:value-type="string">
            <text:p>Heptadecane, 2,6,10,15-tetramethyl-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779">
            <text:p>779</text:p>
          </table:table-cell>
          <table:table-cell office:value-type="float" office:value="26.51">
            <text:p>26.5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4.37">
            <text:p>24.37</text:p>
          </table:table-cell>
          <table:table-cell office:value-type="float" office:value="720">
            <text:p>72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22.454">
            <text:p>22.454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table:number-columns-repeated="2" office:value-type="float" office:value="748">
            <text:p>748</text:p>
          </table:table-cell>
          <table:table-cell office:value-type="float" office:value="26.48">
            <text:p>26.4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4.38">
            <text:p>24.38</text:p>
          </table:table-cell>
          <table:table-cell office:value-type="float" office:value="702">
            <text:p>70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Tris(aziridinomethyl)hydrazine</text:p>
          </table:table-cell>
          <table:table-cell office:value-type="string">
            <text:p>mainlib</text:p>
          </table:table-cell>
          <table:table-cell office:value-type="float" office:value="649">
            <text:p>649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22.549">
            <text:p>22.549</text:p>
          </table:table-cell>
          <table:table-cell office:value-type="string">
            <text:p>Dodecane, 2,6,10-trimethyl-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800">
            <text:p>800</text:p>
          </table:table-cell>
          <table:table-cell office:value-type="float" office:value="7.96">
            <text:p>7.9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4.45">
            <text:p>24.45</text:p>
          </table:table-cell>
          <table:table-cell office:value-type="float" office:value="666">
            <text:p>66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17">
            <text:p>617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13">
            <text:p>613</text:p>
          </table:table-cell>
          <table:table-cell office:value-type="string">
            <text:p>2-Propenoic acid, 1-methylundecyl ester</text:p>
          </table:table-cell>
          <table:table-cell office:value-type="string">
            <text:p>mainlib</text:p>
          </table:table-cell>
          <table:table-cell office:value-type="float" office:value="22.634">
            <text:p>22.634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office:value-type="float" office:value="659">
            <text:p>659</text:p>
          </table:table-cell>
          <table:table-cell office:value-type="float" office:value="699">
            <text:p>699</text:p>
          </table:table-cell>
          <table:table-cell office:value-type="float" office:value="24">
            <text:p>2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4.48">
            <text:p>24.48</text:p>
          </table:table-cell>
          <table:table-cell office:value-type="float" office:value="662">
            <text:p>66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33">
            <text:p>633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28">
            <text:p>628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22.719">
            <text:p>22.719</text:p>
          </table:table-cell>
          <table:table-cell office:value-type="string">
            <text:p>Heptadecane, 2,6,10,15-tetramethyl-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720">
            <text:p>720</text:p>
          </table:table-cell>
          <table:table-cell office:value-type="float" office:value="24.26">
            <text:p>24.2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4.54">
            <text:p>24.54</text:p>
          </table:table-cell>
          <table:table-cell office:value-type="float" office:value="661">
            <text:p>66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17">
            <text:p>617</text:p>
          </table:table-cell>
          <table:table-cell office:value-type="string">
            <text:p>9-(2',2'-Dimethylpropanoilhydrazono)-3,6-dichloro-2,7-bis-[2-(diethylamino)-ethoxy]fluorene</text:p>
          </table:table-cell>
          <table:table-cell office:value-type="string">
            <text:p>mainlib</text:p>
          </table:table-cell>
          <table:table-cell office:value-type="float" office:value="604">
            <text:p>604</text:p>
          </table:table-cell>
          <table:table-cell office:value-type="string">
            <text:p>Manganese, acetylpentacarbonyl-, (OC-6-21)-</text:p>
          </table:table-cell>
          <table:table-cell office:value-type="string">
            <text:p>mainlib</text:p>
          </table:table-cell>
          <table:table-cell office:value-type="float" office:value="22.75">
            <text:p>22.75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table:number-columns-repeated="2" office:value-type="float" office:value="721">
            <text:p>721</text:p>
          </table:table-cell>
          <table:table-cell office:value-type="float" office:value="12.89">
            <text:p>12.8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4.63">
            <text:p>24.63</text:p>
          </table:table-cell>
          <table:table-cell office:value-type="float" office:value="689">
            <text:p>689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2.801">
            <text:p>22.8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86">
            <text:p>986</text:p>
          </table:table-cell>
          <table:table-cell office:value-type="float" office:value="18.73">
            <text:p>18.7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4.74">
            <text:p>24.74</text:p>
          </table:table-cell>
          <table:table-cell office:value-type="float" office:value="717">
            <text:p>717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706">
            <text:p>706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22.848">
            <text:p>22.8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99">
            <text:p>999</text:p>
          </table:table-cell>
          <table:table-cell office:value-type="float" office:value="57.14">
            <text:p>57.1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4.83">
            <text:p>24.83</text:p>
          </table:table-cell>
          <table:table-cell office:value-type="float" office:value="668">
            <text:p>66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62">
            <text:p>66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590">
            <text:p>590</text:p>
          </table:table-cell>
          <table:table-cell office:value-type="string">
            <text:p>2,4,7-Octanetrione</text:p>
          </table:table-cell>
          <table:table-cell office:value-type="string">
            <text:p>mainlib</text:p>
          </table:table-cell>
          <table:table-cell office:value-type="float" office:value="22.882">
            <text:p>22.882</text:p>
          </table:table-cell>
          <table:table-cell office:value-type="string">
            <text:p>3-(Prop-2-enoyloxy)tetradecan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37">
            <text:p>737</text:p>
          </table:table-cell>
          <table:table-cell office:value-type="float" office:value="17.09">
            <text:p>17.0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4.89">
            <text:p>24.89</text:p>
          </table:table-cell>
          <table:table-cell office:value-type="float" office:value="667">
            <text:p>66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4">
            <text:p>654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51">
            <text:p>651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22.927">
            <text:p>22.927</text:p>
          </table:table-cell>
          <table:table-cell office:value-type="string">
            <text:p>Silane, trichlorodocosyl-</text:p>
          </table:table-cell>
          <table:table-cell office:value-type="string">
            <text:p>n.a.</text:p>
          </table:table-cell>
          <table:table-cell table:number-columns-repeated="2" office:value-type="float" office:value="724">
            <text:p>724</text:p>
          </table:table-cell>
          <table:table-cell office:value-type="float" office:value="12.02">
            <text:p>12.0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4.93">
            <text:p>24.93</text:p>
          </table:table-cell>
          <table:table-cell office:value-type="float" office:value="685">
            <text:p>685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3">
            <text:p>673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22.964">
            <text:p>22.9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85">
            <text:p>985</text:p>
          </table:table-cell>
          <table:table-cell office:value-type="float" office:value="33.66">
            <text:p>33.6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4.98">
            <text:p>24.98</text:p>
          </table:table-cell>
          <table:table-cell office:value-type="float" office:value="681">
            <text:p>681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70">
            <text:p>67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3.025">
            <text:p>23.0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999">
            <text:p>999</text:p>
          </table:table-cell>
          <table:table-cell office:value-type="float" office:value="36.87">
            <text:p>36.8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5.05">
            <text:p>25.05</text:p>
          </table:table-cell>
          <table:table-cell office:value-type="float" office:value="734">
            <text:p>734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Eicosane, 7-hexyl-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Heptadecane, 2,3-dimethyl-</text:p>
          </table:table-cell>
          <table:table-cell office:value-type="string">
            <text:p>mainlib</text:p>
          </table:table-cell>
          <table:table-cell office:value-type="float" office:value="23.053">
            <text:p>23.053</text:p>
          </table:table-cell>
          <table:table-cell office:value-type="string">
            <text:p>3-Trifluoroacetoxydodecan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723">
            <text:p>723</text:p>
          </table:table-cell>
          <table:table-cell office:value-type="float" office:value="14.72">
            <text:p>14.7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5.12">
            <text:p>25.12</text:p>
          </table:table-cell>
          <table:table-cell office:value-type="float" office:value="692">
            <text:p>692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90">
            <text:p>690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86">
            <text:p>686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3.11">
            <text:p>23.1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978">
            <text:p>978</text:p>
          </table:table-cell>
          <table:table-cell office:value-type="float" office:value="16.69">
            <text:p>16.6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5.19">
            <text:p>25.19</text:p>
          </table:table-cell>
          <table:table-cell office:value-type="float" office:value="680">
            <text:p>680</text:p>
          </table:table-cell>
          <table:table-cell office:value-type="string">
            <text:p>Pentadecane, 3-methyl-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657">
            <text:p>657</text:p>
          </table:table-cell>
          <table:table-cell office:value-type="string">
            <text:p>Hexadecane, 4-methyl-</text:p>
          </table:table-cell>
          <table:table-cell office:value-type="string">
            <text:p>mainlib</text:p>
          </table:table-cell>
          <table:table-cell office:value-type="float" office:value="23.246">
            <text:p>23.2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86">
            <text:p>986</text:p>
          </table:table-cell>
          <table:table-cell office:value-type="float" office:value="38.94">
            <text:p>38.9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5.22">
            <text:p>25.22</text:p>
          </table:table-cell>
          <table:table-cell office:value-type="float" office:value="689">
            <text:p>689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79">
            <text:p>67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3.277">
            <text:p>23.2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99">
            <text:p>999</text:p>
          </table:table-cell>
          <table:table-cell office:value-type="float" office:value="31.56">
            <text:p>31.5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5.26">
            <text:p>25.26</text:p>
          </table:table-cell>
          <table:table-cell office:value-type="float" office:value="695">
            <text:p>695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83">
            <text:p>68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3.338">
            <text:p>23.3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99">
            <text:p>999</text:p>
          </table:table-cell>
          <table:table-cell office:value-type="float" office:value="34.89">
            <text:p>34.8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5.31">
            <text:p>25.31</text:p>
          </table:table-cell>
          <table:table-cell office:value-type="float" office:value="616">
            <text:p>61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562">
            <text:p>562</text:p>
          </table:table-cell>
          <table:table-cell office:value-type="string">
            <text:p>2,4,7-Octanetrione</text:p>
          </table:table-cell>
          <table:table-cell office:value-type="string">
            <text:p>mainlib</text:p>
          </table:table-cell>
          <table:table-cell office:value-type="float" office:value="537">
            <text:p>53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23.372">
            <text:p>23.3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99">
            <text:p>999</text:p>
          </table:table-cell>
          <table:table-cell office:value-type="float" office:value="57.61">
            <text:p>57.6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5.36">
            <text:p>25.36</text:p>
          </table:table-cell>
          <table:table-cell office:value-type="float" office:value="682">
            <text:p>682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652">
            <text:p>652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23.471">
            <text:p>23.47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12">
            <text:p>612</text:p>
          </table:table-cell>
          <table:table-cell office:value-type="float" office:value="978">
            <text:p>978</text:p>
          </table:table-cell>
          <table:table-cell office:value-type="float" office:value="53.02">
            <text:p>53.0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5.43">
            <text:p>25.43</text:p>
          </table:table-cell>
          <table:table-cell office:value-type="float" office:value="686">
            <text:p>686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81">
            <text:p>68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4">
            <text:p>674</text:p>
          </table:table-cell>
          <table:table-cell office:value-type="string">
            <text:p>2-Piperidinone, N-[4-bromo-n-butyl]-</text:p>
          </table:table-cell>
          <table:table-cell office:value-type="string">
            <text:p>mainlib</text:p>
          </table:table-cell>
          <table:table-cell office:value-type="float" office:value="23.522">
            <text:p>23.522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718">
            <text:p>718</text:p>
          </table:table-cell>
          <table:table-cell office:value-type="float" office:value="15.16">
            <text:p>15.1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5.54">
            <text:p>25.54</text:p>
          </table:table-cell>
          <table:table-cell office:value-type="float" office:value="658">
            <text:p>65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53">
            <text:p>65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28">
            <text:p>628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23.539">
            <text:p>23.5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86">
            <text:p>986</text:p>
          </table:table-cell>
          <table:table-cell office:value-type="float" office:value="28.36">
            <text:p>28.3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5.61">
            <text:p>25.61</text:p>
          </table:table-cell>
          <table:table-cell office:value-type="float" office:value="651">
            <text:p>65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13">
            <text:p>613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04">
            <text:p>604</text:p>
          </table:table-cell>
          <table:table-cell office:value-type="string">
            <text:p>2-Propenoic acid, 1-methylundecyl ester</text:p>
          </table:table-cell>
          <table:table-cell office:value-type="string">
            <text:p>mainlib</text:p>
          </table:table-cell>
          <table:table-cell office:value-type="float" office:value="23.563">
            <text:p>23.5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75">
            <text:p>975</text:p>
          </table:table-cell>
          <table:table-cell office:value-type="float" office:value="17.2">
            <text:p>17.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5.75">
            <text:p>25.75</text:p>
          </table:table-cell>
          <table:table-cell office:value-type="float" office:value="712">
            <text:p>71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33">
            <text:p>633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594">
            <text:p>594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23.621">
            <text:p>23.621</text:p>
          </table:table-cell>
          <table:table-cell office:value-type="string">
            <text:p>2-Trifluoroacetoxypentadecan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708">
            <text:p>708</text:p>
          </table:table-cell>
          <table:table-cell office:value-type="float" office:value="7.55">
            <text:p>7.5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5.78">
            <text:p>25.78</text:p>
          </table:table-cell>
          <table:table-cell office:value-type="float" office:value="701">
            <text:p>70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8">
            <text:p>648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48">
            <text:p>648</text:p>
          </table:table-cell>
          <table:table-cell office:value-type="string">
            <text:p>Eicosane, 7-hexyl-</text:p>
          </table:table-cell>
          <table:table-cell office:value-type="string">
            <text:p>mainlib</text:p>
          </table:table-cell>
          <table:table-cell office:value-type="float" office:value="23.729">
            <text:p>23.729</text:p>
          </table:table-cell>
          <table:table-cell office:value-type="string">
            <text:p>Tris(aziridinomethyl)hydrazine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760">
            <text:p>760</text:p>
          </table:table-cell>
          <table:table-cell office:value-type="float" office:value="14.39">
            <text:p>14.3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5.85">
            <text:p>25.85</text:p>
          </table:table-cell>
          <table:table-cell office:value-type="float" office:value="657">
            <text:p>65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8">
            <text:p>648</text:p>
          </table:table-cell>
          <table:table-cell office:value-type="string">
            <text:p>5-(Prop-2-enoyloxy)pentadecane</text:p>
          </table:table-cell>
          <table:table-cell office:value-type="string">
            <text:p>mainlib</text:p>
          </table:table-cell>
          <table:table-cell office:value-type="float" office:value="632">
            <text:p>632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23.801">
            <text:p>23.80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78">
            <text:p>978</text:p>
          </table:table-cell>
          <table:table-cell office:value-type="float" office:value="23.92">
            <text:p>23.9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5.9">
            <text:p>25.9</text:p>
          </table:table-cell>
          <table:table-cell office:value-type="float" office:value="689">
            <text:p>68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23.859">
            <text:p>23.8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986">
            <text:p>986</text:p>
          </table:table-cell>
          <table:table-cell office:value-type="float" office:value="42.83">
            <text:p>42.8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6.01">
            <text:p>26.01</text:p>
          </table:table-cell>
          <table:table-cell office:value-type="float" office:value="687">
            <text:p>68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1">
            <text:p>661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646">
            <text:p>646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23.893">
            <text:p>23.8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86">
            <text:p>986</text:p>
          </table:table-cell>
          <table:table-cell office:value-type="float" office:value="38.34">
            <text:p>38.3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6.08">
            <text:p>26.08</text:p>
          </table:table-cell>
          <table:table-cell office:value-type="float" office:value="704">
            <text:p>704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698">
            <text:p>698</text:p>
          </table:table-cell>
          <table:table-cell office:value-type="string">
            <text:p>2-Trifluoroacetoxytetradecane</text:p>
          </table:table-cell>
          <table:table-cell office:value-type="string">
            <text:p>mainlib</text:p>
          </table:table-cell>
          <table:table-cell office:value-type="float" office:value="692">
            <text:p>692</text:p>
          </table:table-cell>
          <table:table-cell office:value-type="string">
            <text:p>2-Trifluoroacetoxytridecane</text:p>
          </table:table-cell>
          <table:table-cell office:value-type="string">
            <text:p>mainlib</text:p>
          </table:table-cell>
          <table:table-cell office:value-type="float" office:value="23.92">
            <text:p>23.92</text:p>
          </table:table-cell>
          <table:table-cell office:value-type="string">
            <text:p>3-(Prop-2-enoyloxy)tetradecan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735">
            <text:p>735</text:p>
          </table:table-cell>
          <table:table-cell office:value-type="float" office:value="20.26">
            <text:p>20.2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6.15">
            <text:p>26.15</text:p>
          </table:table-cell>
          <table:table-cell office:value-type="float" office:value="720">
            <text:p>72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7">
            <text:p>657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51">
            <text:p>651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23.94">
            <text:p>23.94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755">
            <text:p>755</text:p>
          </table:table-cell>
          <table:table-cell office:value-type="float" office:value="17.61">
            <text:p>17.6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6.17">
            <text:p>26.17</text:p>
          </table:table-cell>
          <table:table-cell office:value-type="float" office:value="710">
            <text:p>71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700">
            <text:p>700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2-Piperidinone, N-[4-bromo-n-butyl]-</text:p>
          </table:table-cell>
          <table:table-cell office:value-type="string">
            <text:p>mainlib</text:p>
          </table:table-cell>
          <table:table-cell office:value-type="float" office:value="23.984">
            <text:p>23.9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3">
            <text:p>683</text:p>
          </table:table-cell>
          <table:table-cell office:value-type="float" office:value="985">
            <text:p>985</text:p>
          </table:table-cell>
          <table:table-cell office:value-type="float" office:value="23.16">
            <text:p>23.1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6.23">
            <text:p>26.23</text:p>
          </table:table-cell>
          <table:table-cell office:value-type="float" office:value="673">
            <text:p>673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4-Trifluoroacetoxypentadecane</text:p>
          </table:table-cell>
          <table:table-cell office:value-type="string">
            <text:p>mainlib</text:p>
          </table:table-cell>
          <table:table-cell office:value-type="float" office:value="664">
            <text:p>664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4.001">
            <text:p>24.0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986">
            <text:p>986</text:p>
          </table:table-cell>
          <table:table-cell office:value-type="float" office:value="16.83">
            <text:p>16.8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6.28">
            <text:p>26.28</text:p>
          </table:table-cell>
          <table:table-cell office:value-type="float" office:value="677">
            <text:p>677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3">
            <text:p>663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4.022">
            <text:p>24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2">
            <text:p>632</text:p>
          </table:table-cell>
          <table:table-cell office:value-type="float" office:value="955">
            <text:p>955</text:p>
          </table:table-cell>
          <table:table-cell office:value-type="float" office:value="28.92">
            <text:p>28.9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6.36">
            <text:p>26.36</text:p>
          </table:table-cell>
          <table:table-cell office:value-type="float" office:value="736">
            <text:p>736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680">
            <text:p>680</text:p>
          </table:table-cell>
          <table:table-cell office:value-type="string">
            <text:p>Tetradecane, 5-methyl-</text:p>
          </table:table-cell>
          <table:table-cell office:value-type="string">
            <text:p>mainlib</text:p>
          </table:table-cell>
          <table:table-cell office:value-type="float" office:value="24.066">
            <text:p>24.066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768">
            <text:p>768</text:p>
          </table:table-cell>
          <table:table-cell office:value-type="float" office:value="38.38">
            <text:p>38.3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6.44">
            <text:p>26.44</text:p>
          </table:table-cell>
          <table:table-cell office:value-type="float" office:value="698">
            <text:p>698</text:p>
          </table:table-cell>
          <table:table-cell office:value-type="string">
            <text:p>Tetracontane, 3,5,24-trimethyl-</text:p>
          </table:table-cell>
          <table:table-cell office:value-type="string">
            <text:p>mainlib</text:p>
          </table:table-cell>
          <table:table-cell office:value-type="float" office:value="662">
            <text:p>66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0">
            <text:p>640</text:p>
          </table:table-cell>
          <table:table-cell office:value-type="string">
            <text:p>2-Trifluoroacetoxydodecane</text:p>
          </table:table-cell>
          <table:table-cell office:value-type="string">
            <text:p>mainlib</text:p>
          </table:table-cell>
          <table:table-cell office:value-type="float" office:value="24.124">
            <text:p>24.124</text:p>
          </table:table-cell>
          <table:table-cell office:value-type="string">
            <text:p>Tetracontane, 3,5,24-trimethyl-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60">
            <text:p>760</text:p>
          </table:table-cell>
          <table:table-cell office:value-type="float" office:value="35.83">
            <text:p>35.8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6.46">
            <text:p>26.46</text:p>
          </table:table-cell>
          <table:table-cell office:value-type="float" office:value="669">
            <text:p>66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5">
            <text:p>655</text:p>
          </table:table-cell>
          <table:table-cell office:value-type="string">
            <text:p>Eicosane, 7-hexyl-</text:p>
          </table:table-cell>
          <table:table-cell office:value-type="string">
            <text:p>mainlib</text:p>
          </table:table-cell>
          <table:table-cell office:value-type="float" office:value="644">
            <text:p>644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24.257">
            <text:p>24.257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665">
            <text:p>665</text:p>
          </table:table-cell>
          <table:table-cell office:value-type="float" office:value="714">
            <text:p>714</text:p>
          </table:table-cell>
          <table:table-cell office:value-type="float" office:value="15.25">
            <text:p>15.2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6.61">
            <text:p>26.61</text:p>
          </table:table-cell>
          <table:table-cell office:value-type="float" office:value="672">
            <text:p>672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35">
            <text:p>635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626">
            <text:p>626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24.277">
            <text:p>24.2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99">
            <text:p>999</text:p>
          </table:table-cell>
          <table:table-cell office:value-type="float" office:value="28.32">
            <text:p>28.3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6.62">
            <text:p>26.62</text:p>
          </table:table-cell>
          <table:table-cell office:value-type="float" office:value="679">
            <text:p>679</text:p>
          </table:table-cell>
          <table:table-cell office:value-type="string">
            <text:p>Decane, 1-(ethenyloxy)-</text:p>
          </table:table-cell>
          <table:table-cell office:value-type="string">
            <text:p>mainlib</text:p>
          </table:table-cell>
          <table:table-cell office:value-type="float" office:value="666">
            <text:p>666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5">
            <text:p>645</text:p>
          </table:table-cell>
          <table:table-cell office:value-type="string">
            <text:p>Tetradecane, 4-methyl-</text:p>
          </table:table-cell>
          <table:table-cell office:value-type="string">
            <text:p>mainlib</text:p>
          </table:table-cell>
          <table:table-cell office:value-type="float" office:value="24.314">
            <text:p>24.314</text:p>
          </table:table-cell>
          <table:table-cell office:value-type="string">
            <text:p>5-(Prop-2-enoyloxy)pentadecan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714">
            <text:p>714</text:p>
          </table:table-cell>
          <table:table-cell office:value-type="float" office:value="12.96">
            <text:p>12.9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6.77">
            <text:p>26.77</text:p>
          </table:table-cell>
          <table:table-cell office:value-type="float" office:value="763">
            <text:p>763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760">
            <text:p>760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751">
            <text:p>751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24.365">
            <text:p>24.3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85">
            <text:p>985</text:p>
          </table:table-cell>
          <table:table-cell office:value-type="float" office:value="53.89">
            <text:p>53.8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6.81">
            <text:p>26.81</text:p>
          </table:table-cell>
          <table:table-cell office:value-type="float" office:value="713">
            <text:p>713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95">
            <text:p>695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693">
            <text:p>693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24.379">
            <text:p>24.3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85">
            <text:p>985</text:p>
          </table:table-cell>
          <table:table-cell office:value-type="float" office:value="56.4">
            <text:p>56.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6.87">
            <text:p>26.87</text:p>
          </table:table-cell>
          <table:table-cell office:value-type="float" office:value="731">
            <text:p>731</text:p>
          </table:table-cell>
          <table:table-cell office:value-type="string">
            <text:p>Heptadecane, 2,3-dimethyl-</text:p>
          </table:table-cell>
          <table:table-cell office:value-type="string">
            <text:p>mainlib</text:p>
          </table:table-cell>
          <table:table-cell office:value-type="float" office:value="730">
            <text:p>730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717">
            <text:p>717</text:p>
          </table:table-cell>
          <table:table-cell office:value-type="string">
            <text:p>Tetracontane, 3,5,24-trimethyl-</text:p>
          </table:table-cell>
          <table:table-cell office:value-type="string">
            <text:p>mainlib</text:p>
          </table:table-cell>
          <table:table-cell office:value-type="float" office:value="24.413">
            <text:p>24.4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75">
            <text:p>975</text:p>
          </table:table-cell>
          <table:table-cell office:value-type="float" office:value="53.55">
            <text:p>53.5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6.95">
            <text:p>26.95</text:p>
          </table:table-cell>
          <table:table-cell office:value-type="float" office:value="701">
            <text:p>701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91">
            <text:p>691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Tridecanol, 2-ethyl-2-methyl-</text:p>
          </table:table-cell>
          <table:table-cell office:value-type="string">
            <text:p>mainlib</text:p>
          </table:table-cell>
          <table:table-cell office:value-type="float" office:value="24.454">
            <text:p>24.4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999">
            <text:p>999</text:p>
          </table:table-cell>
          <table:table-cell office:value-type="float" office:value="62.32">
            <text:p>62.3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7.04">
            <text:p>27.04</text:p>
          </table:table-cell>
          <table:table-cell office:value-type="float" office:value="713">
            <text:p>713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699">
            <text:p>699</text:p>
          </table:table-cell>
          <table:table-cell office:value-type="string">
            <text:p>Hexadecane, 4-methyl-</text:p>
          </table:table-cell>
          <table:table-cell office:value-type="string">
            <text:p>mainlib</text:p>
          </table:table-cell>
          <table:table-cell office:value-type="float" office:value="698">
            <text:p>698</text:p>
          </table:table-cell>
          <table:table-cell office:value-type="string">
            <text:p>Tetradecane, 4-methyl-</text:p>
          </table:table-cell>
          <table:table-cell office:value-type="string">
            <text:p>mainlib</text:p>
          </table:table-cell>
          <table:table-cell office:value-type="float" office:value="24.484">
            <text:p>24.4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2">
            <text:p>662</text:p>
          </table:table-cell>
          <table:table-cell office:value-type="float" office:value="975">
            <text:p>975</text:p>
          </table:table-cell>
          <table:table-cell office:value-type="float" office:value="30.61">
            <text:p>30.6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7.09">
            <text:p>27.09</text:p>
          </table:table-cell>
          <table:table-cell office:value-type="float" office:value="717">
            <text:p>717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709">
            <text:p>709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704">
            <text:p>704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24.535">
            <text:p>24.5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1">
            <text:p>661</text:p>
          </table:table-cell>
          <table:table-cell office:value-type="float" office:value="986">
            <text:p>986</text:p>
          </table:table-cell>
          <table:table-cell office:value-type="float" office:value="58.2">
            <text:p>58.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7.16">
            <text:p>27.16</text:p>
          </table:table-cell>
          <table:table-cell office:value-type="float" office:value="721">
            <text:p>721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718">
            <text:p>718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712">
            <text:p>712</text:p>
          </table:table-cell>
          <table:table-cell office:value-type="string">
            <text:p>Tetracontane, 3,5,24-trimethyl-</text:p>
          </table:table-cell>
          <table:table-cell office:value-type="string">
            <text:p>mainlib</text:p>
          </table:table-cell>
          <table:table-cell office:value-type="float" office:value="24.627">
            <text:p>24.627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749">
            <text:p>749</text:p>
          </table:table-cell>
          <table:table-cell office:value-type="float" office:value="18.8">
            <text:p>18.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7.24">
            <text:p>27.24</text:p>
          </table:table-cell>
          <table:table-cell office:value-type="float" office:value="693">
            <text:p>693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7">
            <text:p>657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643">
            <text:p>643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24.699">
            <text:p>24.6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85">
            <text:p>985</text:p>
          </table:table-cell>
          <table:table-cell office:value-type="float" office:value="24.66">
            <text:p>24.6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7.36">
            <text:p>27.36</text:p>
          </table:table-cell>
          <table:table-cell office:value-type="float" office:value="689">
            <text:p>68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4">
            <text:p>654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31">
            <text:p>631</text:p>
          </table:table-cell>
          <table:table-cell office:value-type="string">
            <text:p>Decane, 2,6,8-trimethyl-</text:p>
          </table:table-cell>
          <table:table-cell office:value-type="string">
            <text:p>mainlib</text:p>
          </table:table-cell>
          <table:table-cell office:value-type="float" office:value="24.74">
            <text:p>24.74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770">
            <text:p>770</text:p>
          </table:table-cell>
          <table:table-cell office:value-type="float" office:value="24.77">
            <text:p>24.7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7.44">
            <text:p>27.44</text:p>
          </table:table-cell>
          <table:table-cell office:value-type="float" office:value="690">
            <text:p>690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67">
            <text:p>66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0">
            <text:p>650</text:p>
          </table:table-cell>
          <table:table-cell office:value-type="string">
            <text:p>Eicosane, 7-hexyl-</text:p>
          </table:table-cell>
          <table:table-cell office:value-type="string">
            <text:p>mainlib</text:p>
          </table:table-cell>
          <table:table-cell office:value-type="float" office:value="24.831">
            <text:p>24.83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68">
            <text:p>668</text:p>
          </table:table-cell>
          <table:table-cell office:value-type="float" office:value="960">
            <text:p>960</text:p>
          </table:table-cell>
          <table:table-cell office:value-type="float" office:value="40.85">
            <text:p>40.8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.48">
            <text:p>27.48</text:p>
          </table:table-cell>
          <table:table-cell office:value-type="float" office:value="715">
            <text:p>715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83">
            <text:p>683</text:p>
          </table:table-cell>
          <table:table-cell office:value-type="string">
            <text:p>7,7-Diethylheptadecane</text:p>
          </table:table-cell>
          <table:table-cell office:value-type="string">
            <text:p>mainlib</text:p>
          </table:table-cell>
          <table:table-cell office:value-type="float" office:value="665">
            <text:p>665</text:p>
          </table:table-cell>
          <table:table-cell office:value-type="string">
            <text:p>Heptadecane, 9-octyl-</text:p>
          </table:table-cell>
          <table:table-cell office:value-type="string">
            <text:p>mainlib</text:p>
          </table:table-cell>
          <table:table-cell office:value-type="float" office:value="24.893">
            <text:p>24.8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955">
            <text:p>955</text:p>
          </table:table-cell>
          <table:table-cell office:value-type="float" office:value="20.23">
            <text:p>20.2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7.55">
            <text:p>27.55</text:p>
          </table:table-cell>
          <table:table-cell office:value-type="float" office:value="661">
            <text:p>66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5">
            <text:p>655</text:p>
          </table:table-cell>
          <table:table-cell office:value-type="string">
            <text:p>2-Trifluoroacetoxypentadecane</text:p>
          </table:table-cell>
          <table:table-cell office:value-type="string">
            <text:p>mainlib</text:p>
          </table:table-cell>
          <table:table-cell office:value-type="float" office:value="639">
            <text:p>639</text:p>
          </table:table-cell>
          <table:table-cell office:value-type="string">
            <text:p>3-Trifluoroacetoxypentadecane</text:p>
          </table:table-cell>
          <table:table-cell office:value-type="string">
            <text:p>mainlib</text:p>
          </table:table-cell>
          <table:table-cell office:value-type="float" office:value="24.927">
            <text:p>24.927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table:number-columns-repeated="2" office:value-type="float" office:value="685">
            <text:p>685</text:p>
          </table:table-cell>
          <table:table-cell office:value-type="float" office:value="14.2">
            <text:p>14.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7.59">
            <text:p>27.59</text:p>
          </table:table-cell>
          <table:table-cell office:value-type="float" office:value="657">
            <text:p>657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54">
            <text:p>654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49">
            <text:p>64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24.981">
            <text:p>24.981</text:p>
          </table:table-cell>
          <table:table-cell office:value-type="string">
            <text:p>6-Tetradecanesulfonic acid, butyl ester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767">
            <text:p>767</text:p>
          </table:table-cell>
          <table:table-cell office:value-type="float" office:value="11.98">
            <text:p>11.9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7.65">
            <text:p>27.65</text:p>
          </table:table-cell>
          <table:table-cell office:value-type="float" office:value="684">
            <text:p>684</text:p>
          </table:table-cell>
          <table:table-cell office:value-type="string">
            <text:p>6-Tetradecanesulfonic acid, butyl ester</text:p>
          </table:table-cell>
          <table:table-cell office:value-type="string">
            <text:p>mainlib</text:p>
          </table:table-cell>
          <table:table-cell office:value-type="float" office:value="668">
            <text:p>668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55">
            <text:p>655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25.049">
            <text:p>25.049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736">
            <text:p>736</text:p>
          </table:table-cell>
          <table:table-cell office:value-type="float" office:value="25.63">
            <text:p>25.6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7.72">
            <text:p>27.72</text:p>
          </table:table-cell>
          <table:table-cell office:value-type="float" office:value="683">
            <text:p>683</text:p>
          </table:table-cell>
          <table:table-cell office:value-type="string">
            <text:p>Eicosane, 7-hexyl-</text:p>
          </table:table-cell>
          <table:table-cell office:value-type="string">
            <text:p>mainlib</text:p>
          </table:table-cell>
          <table:table-cell office:value-type="float" office:value="682">
            <text:p>682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77">
            <text:p>677</text:p>
          </table:table-cell>
          <table:table-cell office:value-type="string">
            <text:p>Tridecanol, 2-ethyl-2-methyl-</text:p>
          </table:table-cell>
          <table:table-cell office:value-type="string">
            <text:p>mainlib</text:p>
          </table:table-cell>
          <table:table-cell office:value-type="float" office:value="25.117">
            <text:p>25.117</text:p>
          </table:table-cell>
          <table:table-cell office:value-type="string">
            <text:p>3-Trifluoroacetoxypentadecan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11">
            <text:p>711</text:p>
          </table:table-cell>
          <table:table-cell office:value-type="float" office:value="8.53">
            <text:p>8.5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7.75">
            <text:p>27.75</text:p>
          </table:table-cell>
          <table:table-cell office:value-type="float" office:value="733">
            <text:p>733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730">
            <text:p>730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706">
            <text:p>706</text:p>
          </table:table-cell>
          <table:table-cell office:value-type="string">
            <text:p>Octadecane, 2,6-dimethyl-</text:p>
          </table:table-cell>
          <table:table-cell office:value-type="string">
            <text:p>mainlib</text:p>
          </table:table-cell>
          <table:table-cell office:value-type="float" office:value="25.171">
            <text:p>25.1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985">
            <text:p>985</text:p>
          </table:table-cell>
          <table:table-cell office:value-type="float" office:value="31.97">
            <text:p>31.9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7.82">
            <text:p>27.82</text:p>
          </table:table-cell>
          <table:table-cell office:value-type="float" office:value="667">
            <text:p>66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5">
            <text:p>665</text:p>
          </table:table-cell>
          <table:table-cell office:value-type="string">
            <text:p>Heneicosane, 3-methyl-</text:p>
          </table:table-cell>
          <table:table-cell office:value-type="string">
            <text:p>mainlib</text:p>
          </table:table-cell>
          <table:table-cell office:value-type="float" office:value="661">
            <text:p>661</text:p>
          </table:table-cell>
          <table:table-cell office:value-type="string">
            <text:p>Docosane, 2,4-dimethyl-</text:p>
          </table:table-cell>
          <table:table-cell office:value-type="string">
            <text:p>mainlib</text:p>
          </table:table-cell>
          <table:table-cell office:value-type="float" office:value="25.192">
            <text:p>25.192</text:p>
          </table:table-cell>
          <table:table-cell office:value-type="string">
            <text:p>Pentadecane, 3-methyl-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725">
            <text:p>725</text:p>
          </table:table-cell>
          <table:table-cell office:value-type="float" office:value="25.62">
            <text:p>25.6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7.92">
            <text:p>27.92</text:p>
          </table:table-cell>
          <table:table-cell office:value-type="float" office:value="660">
            <text:p>660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14">
            <text:p>614</text:p>
          </table:table-cell>
          <table:table-cell office:value-type="string">
            <text:p>Heptadecane, 9-octyl-</text:p>
          </table:table-cell>
          <table:table-cell office:value-type="string">
            <text:p>mainlib</text:p>
          </table:table-cell>
          <table:table-cell office:value-type="float" office:value="601">
            <text:p>601</text:p>
          </table:table-cell>
          <table:table-cell office:value-type="string">
            <text:p>Docosane, 11-butyl-</text:p>
          </table:table-cell>
          <table:table-cell office:value-type="string">
            <text:p>mainlib</text:p>
          </table:table-cell>
          <table:table-cell office:value-type="float" office:value="25.216">
            <text:p>25.216</text:p>
          </table:table-cell>
          <table:table-cell office:value-type="string">
            <text:p>Heptadecane, 2,6,10,15-tetramethyl-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714">
            <text:p>714</text:p>
          </table:table-cell>
          <table:table-cell office:value-type="float" office:value="7.9">
            <text:p>7.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7.96">
            <text:p>27.96</text:p>
          </table:table-cell>
          <table:table-cell office:value-type="float" office:value="677">
            <text:p>677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71">
            <text:p>671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62">
            <text:p>662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25.256">
            <text:p>25.256</text:p>
          </table:table-cell>
          <table:table-cell office:value-type="string">
            <text:p>Heptadecane, 2,6,10,15-tetramethyl-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726">
            <text:p>726</text:p>
          </table:table-cell>
          <table:table-cell office:value-type="float" office:value="8.2">
            <text:p>8.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8">
            <text:p>28</text:p>
          </table:table-cell>
          <table:table-cell office:value-type="float" office:value="679">
            <text:p>67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54">
            <text:p>654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42">
            <text:p>642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25.314">
            <text:p>25.3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16">
            <text:p>616</text:p>
          </table:table-cell>
          <table:table-cell office:value-type="float" office:value="999">
            <text:p>999</text:p>
          </table:table-cell>
          <table:table-cell office:value-type="float" office:value="60.13">
            <text:p>60.1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8.05">
            <text:p>28.05</text:p>
          </table:table-cell>
          <table:table-cell office:value-type="float" office:value="706">
            <text:p>706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Dodecane, 2,6,10-trimethyl-</text:p>
          </table:table-cell>
          <table:table-cell office:value-type="string">
            <text:p>mainlib</text:p>
          </table:table-cell>
          <table:table-cell office:value-type="float" office:value="688">
            <text:p>688</text:p>
          </table:table-cell>
          <table:table-cell office:value-type="string">
            <text:p>3-Trifluoroacetoxydodecane</text:p>
          </table:table-cell>
          <table:table-cell office:value-type="string">
            <text:p>mainlib</text:p>
          </table:table-cell>
          <table:table-cell office:value-type="float" office:value="25.355">
            <text:p>25.355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755">
            <text:p>755</text:p>
          </table:table-cell>
          <table:table-cell office:value-type="float" office:value="15.23">
            <text:p>15.2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8.12">
            <text:p>28.12</text:p>
          </table:table-cell>
          <table:table-cell office:value-type="float" office:value="667">
            <text:p>66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42">
            <text:p>642</text:p>
          </table:table-cell>
          <table:table-cell office:value-type="string">
            <text:p>Nitrogen</text:p>
          </table:table-cell>
          <table:table-cell office:value-type="string">
            <text:p>mainlib</text:p>
          </table:table-cell>
          <table:table-cell office:value-type="float" office:value="637">
            <text:p>637</text:p>
          </table:table-cell>
          <table:table-cell office:value-type="string">
            <text:p>Eicosane, 7-hexyl-</text:p>
          </table:table-cell>
          <table:table-cell office:value-type="string">
            <text:p>mainlib</text:p>
          </table:table-cell>
          <table:table-cell office:value-type="float" office:value="25.427">
            <text:p>25.427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729">
            <text:p>729</text:p>
          </table:table-cell>
          <table:table-cell office:value-type="float" office:value="16.3">
            <text:p>16.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8.19">
            <text:p>28.19</text:p>
          </table:table-cell>
          <table:table-cell office:value-type="float" office:value="718">
            <text:p>718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83">
            <text:p>683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675">
            <text:p>675</text:p>
          </table:table-cell>
          <table:table-cell office:value-type="string">
            <text:p>Heptadecane, 2,6,10,14-tetramethyl-</text:p>
          </table:table-cell>
          <table:table-cell office:value-type="string">
            <text:p>mainlib</text:p>
          </table:table-cell>
          <table:table-cell office:value-type="float" office:value="25.454">
            <text:p>25.45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35">
            <text:p>635</text:p>
          </table:table-cell>
          <table:table-cell office:value-type="float" office:value="960">
            <text:p>960</text:p>
          </table:table-cell>
          <table:table-cell office:value-type="float" office:value="19.73">
            <text:p>19.7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8.24">
            <text:p>28.24</text:p>
          </table:table-cell>
          <table:table-cell office:value-type="float" office:value="706">
            <text:p>706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97">
            <text:p>697</text:p>
          </table:table-cell>
          <table:table-cell office:value-type="string">
            <text:p>Heptadecane, 2,3-dimethyl-</text:p>
          </table:table-cell>
          <table:table-cell office:value-type="string">
            <text:p>mainlib</text:p>
          </table:table-cell>
          <table:table-cell office:value-type="float" office:value="687">
            <text:p>687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25.471">
            <text:p>25.471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table:number-columns-repeated="2" office:value-type="float" office:value="697">
            <text:p>697</text:p>
          </table:table-cell>
          <table:table-cell office:value-type="float" office:value="33.27">
            <text:p>33.2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8.34">
            <text:p>28.34</text:p>
          </table:table-cell>
          <table:table-cell office:value-type="float" office:value="659">
            <text:p>659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19">
            <text:p>619</text:p>
          </table:table-cell>
          <table:table-cell office:value-type="string">
            <text:p>Decane, 1-(ethenyloxy)-</text:p>
          </table:table-cell>
          <table:table-cell office:value-type="string">
            <text:p>mainlib</text:p>
          </table:table-cell>
          <table:table-cell office:value-type="float" office:value="617">
            <text:p>617</text:p>
          </table:table-cell>
          <table:table-cell office:value-type="string">
            <text:p>Eicosane, 7-hexyl-</text:p>
          </table:table-cell>
          <table:table-cell office:value-type="string">
            <text:p>mainlib</text:p>
          </table:table-cell>
          <table:table-cell office:value-type="float" office:value="25.539">
            <text:p>25.53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58">
            <text:p>658</text:p>
          </table:table-cell>
          <table:table-cell office:value-type="float" office:value="960">
            <text:p>960</text:p>
          </table:table-cell>
          <table:table-cell office:value-type="float" office:value="22.6">
            <text:p>22.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8.4">
            <text:p>28.4</text:p>
          </table:table-cell>
          <table:table-cell office:value-type="float" office:value="701">
            <text:p>701</text:p>
          </table:table-cell>
          <table:table-cell office:value-type="string">
            <text:p>Tetradecane, 2,6,10-trimethyl-</text:p>
          </table:table-cell>
          <table:table-cell office:value-type="string">
            <text:p>mainlib</text:p>
          </table:table-cell>
          <table:table-cell office:value-type="float" office:value="685">
            <text:p>685</text:p>
          </table:table-cell>
          <table:table-cell office:value-type="string">
            <text:p>Tridecanol, 2-ethyl-2-methyl-</text:p>
          </table:table-cell>
          <table:table-cell office:value-type="string">
            <text:p>mainlib</text:p>
          </table:table-cell>
          <table:table-cell office:value-type="float" office:value="684">
            <text:p>684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25.607">
            <text:p>25.6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1">
            <text:p>651</text:p>
          </table:table-cell>
          <table:table-cell office:value-type="float" office:value="964">
            <text:p>964</text:p>
          </table:table-cell>
          <table:table-cell office:value-type="float" office:value="47.29">
            <text:p>47.2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8.48">
            <text:p>28.48</text:p>
          </table:table-cell>
          <table:table-cell office:value-type="float" office:value="687">
            <text:p>687</text:p>
          </table:table-cell>
          <table:table-cell office:value-type="string">
            <text:p>Carbon monoxide</text:p>
          </table:table-cell>
          <table:table-cell office:value-type="string">
            <text:p>mainlib</text:p>
          </table:table-cell>
          <table:table-cell office:value-type="float" office:value="672">
            <text:p>672</text:p>
          </table:table-cell>
          <table:table-cell office:value-type="string">
            <text:p>3-(Prop-2-enoyloxy)tetradecane</text:p>
          </table:table-cell>
          <table:table-cell office:value-type="string">
            <text:p>mainlib</text:p>
          </table:table-cell>
          <table:table-cell office:value-type="float" office:value="669">
            <text:p>669</text:p>
          </table:table-cell>
          <table:table-cell office:value-type="string">
            <text:p>Heptadecane, 2,6,10,15-tetramethyl-</text:p>
          </table:table-cell>
          <table:table-cell office:value-type="string">
            <text:p>mainlib</text:p>
          </table:table-cell>
          <table:table-cell office:value-type="float" office:value="25.746">
            <text:p>25.7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99">
            <text:p>999</text:p>
          </table:table-cell>
          <table:table-cell office:value-type="float" office:value="77.06">
            <text:p>77.0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table:number-columns-repeated="10"/>
          <table:table-cell office:value-type="float" office:value="25.784">
            <text:p>25.7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85">
            <text:p>985</text:p>
          </table:table-cell>
          <table:table-cell office:value-type="float" office:value="26.06">
            <text:p>26.0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5.852">
            <text:p>25.8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975">
            <text:p>975</text:p>
          </table:table-cell>
          <table:table-cell office:value-type="float" office:value="29.91">
            <text:p>29.9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5.903">
            <text:p>25.9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970">
            <text:p>970</text:p>
          </table:table-cell>
          <table:table-cell office:value-type="float" office:value="15.19">
            <text:p>15.1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012">
            <text:p>26.01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85">
            <text:p>985</text:p>
          </table:table-cell>
          <table:table-cell office:value-type="float" office:value="36.77">
            <text:p>36.7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08">
            <text:p>26.08</text:p>
          </table:table-cell>
          <table:table-cell office:value-type="string">
            <text:p>2-Trifluoroacetoxypentadecan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742">
            <text:p>742</text:p>
          </table:table-cell>
          <table:table-cell office:value-type="float" office:value="18.03">
            <text:p>18.0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151">
            <text:p>26.1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99">
            <text:p>999</text:p>
          </table:table-cell>
          <table:table-cell office:value-type="float" office:value="43.47">
            <text:p>43.4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168">
            <text:p>26.16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85">
            <text:p>985</text:p>
          </table:table-cell>
          <table:table-cell office:value-type="float" office:value="36.64">
            <text:p>36.6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199">
            <text:p>26.1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85">
            <text:p>985</text:p>
          </table:table-cell>
          <table:table-cell office:value-type="float" office:value="20.95">
            <text:p>20.9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233">
            <text:p>26.233</text:p>
          </table:table-cell>
          <table:table-cell office:value-type="string">
            <text:p>3-Trifluoroacetoxypentadecane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711">
            <text:p>711</text:p>
          </table:table-cell>
          <table:table-cell office:value-type="float" office:value="14.37">
            <text:p>14.3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277">
            <text:p>26.277</text:p>
          </table:table-cell>
          <table:table-cell office:value-type="string">
            <text:p>2-Trifluoroacetoxydodecane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731">
            <text:p>731</text:p>
          </table:table-cell>
          <table:table-cell office:value-type="float" office:value="13.65">
            <text:p>13.6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362">
            <text:p>26.362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table:number-columns-repeated="2" office:value-type="float" office:value="736">
            <text:p>736</text:p>
          </table:table-cell>
          <table:table-cell office:value-type="float" office:value="24.08">
            <text:p>24.0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44">
            <text:p>26.44</text:p>
          </table:table-cell>
          <table:table-cell office:value-type="string">
            <text:p>Tetracontane, 3,5,24-trimethyl-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746">
            <text:p>746</text:p>
          </table:table-cell>
          <table:table-cell office:value-type="float" office:value="45.87">
            <text:p>45.8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464">
            <text:p>26.4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9">
            <text:p>669</text:p>
          </table:table-cell>
          <table:table-cell office:value-type="float" office:value="970">
            <text:p>970</text:p>
          </table:table-cell>
          <table:table-cell office:value-type="float" office:value="13.63">
            <text:p>13.6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61">
            <text:p>26.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985">
            <text:p>985</text:p>
          </table:table-cell>
          <table:table-cell office:value-type="float" office:value="39.42">
            <text:p>39.4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624">
            <text:p>26.624</text:p>
          </table:table-cell>
          <table:table-cell office:value-type="string">
            <text:p>Decane, 1-(ethenyloxy)-</text:p>
          </table:table-cell>
          <table:table-cell office:value-type="string">
            <text:p>n.a.</text:p>
          </table:table-cell>
          <table:table-cell office:value-type="float" office:value="679">
            <text:p>679</text:p>
          </table:table-cell>
          <table:table-cell office:value-type="float" office:value="747">
            <text:p>747</text:p>
          </table:table-cell>
          <table:table-cell office:value-type="float" office:value="24.43">
            <text:p>24.4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77">
            <text:p>26.77</text:p>
          </table:table-cell>
          <table:table-cell office:value-type="string">
            <text:p>Dodecane, 2,6,10-trimethyl-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836">
            <text:p>836</text:p>
          </table:table-cell>
          <table:table-cell office:value-type="float" office:value="17.77">
            <text:p>17.7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814">
            <text:p>26.814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730">
            <text:p>730</text:p>
          </table:table-cell>
          <table:table-cell office:value-type="float" office:value="16.64">
            <text:p>16.6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869">
            <text:p>26.869</text:p>
          </table:table-cell>
          <table:table-cell office:value-type="string">
            <text:p>Heptadecane, 2,3-dimethyl-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779">
            <text:p>779</text:p>
          </table:table-cell>
          <table:table-cell office:value-type="float" office:value="9.77">
            <text:p>9.7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.954">
            <text:p>26.954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709">
            <text:p>709</text:p>
          </table:table-cell>
          <table:table-cell office:value-type="float" office:value="16.54">
            <text:p>16.5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035">
            <text:p>27.035</text:p>
          </table:table-cell>
          <table:table-cell office:value-type="string">
            <text:p>Heptadecane, 2,6,10,15-tetramethyl-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744">
            <text:p>744</text:p>
          </table:table-cell>
          <table:table-cell office:value-type="float" office:value="13.25">
            <text:p>13.2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086">
            <text:p>27.086</text:p>
          </table:table-cell>
          <table:table-cell office:value-type="string">
            <text:p>Heptadecane, 2,6,10,15-tetramethyl-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734">
            <text:p>734</text:p>
          </table:table-cell>
          <table:table-cell office:value-type="float" office:value="7.43">
            <text:p>7.4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165">
            <text:p>27.165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table:number-columns-repeated="2" office:value-type="float" office:value="721">
            <text:p>721</text:p>
          </table:table-cell>
          <table:table-cell office:value-type="float" office:value="14.81">
            <text:p>14.8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236">
            <text:p>27.2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99">
            <text:p>999</text:p>
          </table:table-cell>
          <table:table-cell office:value-type="float" office:value="32.06">
            <text:p>32.0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355">
            <text:p>27.3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975">
            <text:p>975</text:p>
          </table:table-cell>
          <table:table-cell office:value-type="float" office:value="39.09">
            <text:p>39.0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386">
            <text:p>27.386</text:p>
          </table:table-cell>
          <table:table-cell office:value-type="string">
            <text:p>2-Trifluoroacetoxypentadecane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713">
            <text:p>713</text:p>
          </table:table-cell>
          <table:table-cell office:value-type="float" office:value="12.22">
            <text:p>12.2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44">
            <text:p>27.44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706">
            <text:p>706</text:p>
          </table:table-cell>
          <table:table-cell office:value-type="float" office:value="30.08">
            <text:p>30.0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484">
            <text:p>27.484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717">
            <text:p>717</text:p>
          </table:table-cell>
          <table:table-cell office:value-type="float" office:value="31.06">
            <text:p>31.0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549">
            <text:p>27.5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1">
            <text:p>661</text:p>
          </table:table-cell>
          <table:table-cell office:value-type="float" office:value="964">
            <text:p>964</text:p>
          </table:table-cell>
          <table:table-cell office:value-type="float" office:value="15.42">
            <text:p>15.4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576">
            <text:p>27.576</text:p>
          </table:table-cell>
          <table:table-cell office:value-type="string">
            <text:p>6-Tetradecanesulfonic acid, butyl ester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808">
            <text:p>808</text:p>
          </table:table-cell>
          <table:table-cell office:value-type="float" office:value="41.02">
            <text:p>41.0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59">
            <text:p>27.59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718">
            <text:p>718</text:p>
          </table:table-cell>
          <table:table-cell office:value-type="float" office:value="12.95">
            <text:p>12.9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648">
            <text:p>27.648</text:p>
          </table:table-cell>
          <table:table-cell office:value-type="string">
            <text:p>6-Tetradecanesulfonic acid, butyl ester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795">
            <text:p>795</text:p>
          </table:table-cell>
          <table:table-cell office:value-type="float" office:value="15.24">
            <text:p>15.2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716">
            <text:p>27.716</text:p>
          </table:table-cell>
          <table:table-cell office:value-type="string">
            <text:p>Eicosane, 7-hexyl-</text:p>
          </table:table-cell>
          <table:table-cell office:value-type="string">
            <text:p>n.a.</text:p>
          </table:table-cell>
          <table:table-cell office:value-type="float" office:value="683">
            <text:p>683</text:p>
          </table:table-cell>
          <table:table-cell office:value-type="float" office:value="699">
            <text:p>699</text:p>
          </table:table-cell>
          <table:table-cell office:value-type="float" office:value="6.29">
            <text:p>6.29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746">
            <text:p>27.746</text:p>
          </table:table-cell>
          <table:table-cell office:value-type="string">
            <text:p>Dodecane, 2,6,10-trimethyl-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813">
            <text:p>813</text:p>
          </table:table-cell>
          <table:table-cell office:value-type="float" office:value="21.33">
            <text:p>21.33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821">
            <text:p>27.8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986">
            <text:p>986</text:p>
          </table:table-cell>
          <table:table-cell office:value-type="float" office:value="14.42">
            <text:p>14.4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92">
            <text:p>27.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0">
            <text:p>660</text:p>
          </table:table-cell>
          <table:table-cell office:value-type="float" office:value="975">
            <text:p>975</text:p>
          </table:table-cell>
          <table:table-cell office:value-type="float" office:value="42.98">
            <text:p>42.98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7.957">
            <text:p>27.95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960">
            <text:p>960</text:p>
          </table:table-cell>
          <table:table-cell office:value-type="float" office:value="14.91">
            <text:p>14.91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.001">
            <text:p>28.0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9">
            <text:p>679</text:p>
          </table:table-cell>
          <table:table-cell office:value-type="float" office:value="985">
            <text:p>985</text:p>
          </table:table-cell>
          <table:table-cell office:value-type="float" office:value="42.57">
            <text:p>42.5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.052">
            <text:p>28.052</text:p>
          </table:table-cell>
          <table:table-cell office:value-type="string">
            <text:p>4-Fluoro-1-methyl-5-carboxylic acid, ethyl(ester)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735">
            <text:p>735</text:p>
          </table:table-cell>
          <table:table-cell office:value-type="float" office:value="17.44">
            <text:p>17.44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.117">
            <text:p>28.1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970">
            <text:p>970</text:p>
          </table:table-cell>
          <table:table-cell office:value-type="float" office:value="34.77">
            <text:p>34.7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.192">
            <text:p>28.192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728">
            <text:p>728</text:p>
          </table:table-cell>
          <table:table-cell office:value-type="float" office:value="33.77">
            <text:p>33.77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.243">
            <text:p>28.243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table:number-columns-repeated="2" office:value-type="float" office:value="706">
            <text:p>706</text:p>
          </table:table-cell>
          <table:table-cell office:value-type="float" office:value="13.55">
            <text:p>13.55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.338">
            <text:p>28.3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9">
            <text:p>659</text:p>
          </table:table-cell>
          <table:table-cell office:value-type="float" office:value="986">
            <text:p>986</text:p>
          </table:table-cell>
          <table:table-cell office:value-type="float" office:value="28.72">
            <text:p>28.7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.352">
            <text:p>28.352</text:p>
          </table:table-cell>
          <table:table-cell office:value-type="string">
            <text:p>Heptadecane, 2,6,10,15-tetramethyl-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703">
            <text:p>703</text:p>
          </table:table-cell>
          <table:table-cell office:value-type="float" office:value="6.12">
            <text:p>6.12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.396">
            <text:p>28.396</text:p>
          </table:table-cell>
          <table:table-cell office:value-type="string">
            <text:p>Tetradecane, 2,6,10-trimethyl-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707">
            <text:p>707</text:p>
          </table:table-cell>
          <table:table-cell office:value-type="float" office:value="15.6">
            <text:p>15.6</text:p>
          </table:table-cell>
          <table:table-cell office:value-type="string">
            <text:p>mainlib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.481">
            <text:p>28.48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86">
            <text:p>986</text:p>
          </table:table-cell>
          <table:table-cell office:value-type="float" office:value="19.46">
            <text:p>19.46</text:p>
          </table:table-cell>
          <table:table-cell office:value-type="string">
            <text:p>mainlib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5">08/05/2020</text:date>, <text:time>16:4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C MS</meta:initial-creator>
    <meta:creation-date>2020-08-05T16:45:59.10</meta:creation-date>
    <dc:date>2020-08-05T16:47:10.41</dc:date>
    <dc:creator>GC MS</dc:creator>
    <meta:editing-duration>PT1M10S</meta:editing-duration>
    <meta:editing-cycles>2</meta:editing-cycles>
    <meta:generator>OpenOffice/4.1.5$Win32 OpenOffice.org_project/415m1$Build-9789</meta:generator>
    <meta:document-statistic meta:table-count="3" meta:cell-count="7227" meta:object-count="0"/>
  </office:meta>
</office:document-meta>
</file>